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35/settings.xml" manifest:media-type="text/xml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498/Configurations2/" manifest:media-type="application/vnd.sun.xml.ui.configuration"/>
  <manifest:file-entry manifest:full-path="Object 498/content.xml" manifest:media-type="text/xml"/>
  <manifest:file-entry manifest:full-path="Object 498/settings.xml" manifest:media-type="text/xml"/>
  <manifest:file-entry manifest:full-path="Object 498/" manifest:version="1.3" manifest:media-type="application/vnd.oasis.opendocument.formula"/>
  <manifest:file-entry manifest:full-path="Object 438/content.xml" manifest:media-type="text/xml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470/settings.xml" manifest:media-type="text/xml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74/settings.xml" manifest:media-type="text/xml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67/content.xml" manifest:media-type="text/xml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styles.xml" manifest:media-type="text/xml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82/content.xml" manifest:media-type="text/xml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476/content.xml" manifest:media-type="text/xml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404/settings.xml" manifest:media-type="text/xml"/>
  <manifest:file-entry manifest:full-path="Object 404/content.xml" manifest:media-type="text/xml"/>
  <manifest:file-entry manifest:full-path="Object 404/Configurations2/" manifest:media-type="application/vnd.sun.xml.ui.configuration"/>
  <manifest:file-entry manifest:full-path="Object 404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settings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369/settings.xml" manifest:media-type="text/xml"/>
  <manifest:file-entry manifest:full-path="Object 369/content.xml" manifest:media-type="text/xml"/>
  <manifest:file-entry manifest:full-path="Object 369/Configurations2/" manifest:media-type="application/vnd.sun.xml.ui.configuration"/>
  <manifest:file-entry manifest:full-path="Object 36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Configurations2/" manifest:media-type="application/vnd.sun.xml.ui.configuration"/>
  <manifest:file-entry manifest:full-path="Object 379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3" manifest:media-type="application/vnd.oasis.opendocument.formula"/>
  <manifest:file-entry manifest:full-path="Object 349/content.xml" manifest:media-type="text/xml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478/content.xml" manifest:media-type="text/xml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03/content.xml" manifest:media-type="text/xml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405/settings.xml" manifest:media-type="text/xml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33/content.xml" manifest:media-type="text/xml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" manifest:version="1.3" manifest:media-type="application/vnd.oasis.opendocument.formula"/>
  <manifest:file-entry manifest:full-path="Object 431/settings.xml" manifest:media-type="text/xml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499/Configurations2/" manifest:media-type="application/vnd.sun.xml.ui.configuration"/>
  <manifest:file-entry manifest:full-path="Object 499/settings.xml" manifest:media-type="text/xml"/>
  <manifest:file-entry manifest:full-path="Object 499/content.xml" manifest:media-type="text/xml"/>
  <manifest:file-entry manifest:full-path="Object 499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content.xml" manifest:media-type="text/xml"/>
  <manifest:file-entry manifest:full-path="Object 522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02/content.xml" manifest:media-type="text/xml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501/Configurations2/" manifest:media-type="application/vnd.sun.xml.ui.configuration"/>
  <manifest:file-entry manifest:full-path="Object 501/content.xml" manifest:media-type="text/xml"/>
  <manifest:file-entry manifest:full-path="Object 501/settings.xml" manifest:media-type="text/xml"/>
  <manifest:file-entry manifest:full-path="Object 501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settings.xml" manifest:media-type="text/xml"/>
  <manifest:file-entry manifest:full-path="Object 524/content.xml" manifest:media-type="text/xml"/>
  <manifest:file-entry manifest:full-path="Object 524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523/content.xml" manifest:media-type="text/xml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441/settings.xml" manifest:media-type="text/xml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content.xml" manifest:media-type="text/xml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259/content.xml" manifest:media-type="text/xml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507/Configurations2/" manifest:media-type="application/vnd.sun.xml.ui.configuration"/>
  <manifest:file-entry manifest:full-path="Object 507/settings.xml" manifest:media-type="text/xml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432/settings.xml" manifest:media-type="text/xml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332/settings.xml" manifest:media-type="text/xml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450/content.xml" manifest:media-type="text/xml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settings.xml" manifest:media-type="text/xml"/>
  <manifest:file-entry manifest:full-path="Object 517/content.xml" manifest:media-type="text/xml"/>
  <manifest:file-entry manifest:full-path="Object 517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settings.xml" manifest:media-type="text/xml"/>
  <manifest:file-entry manifest:full-path="Object 506/content.xml" manifest:media-type="text/xml"/>
  <manifest:file-entry manifest:full-path="Object 506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527/settings.xml" manifest:media-type="text/xml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settings.xml" manifest:media-type="text/xml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525/settings.xml" manifest:media-type="text/xml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settings.xml" manifest:media-type="text/xml"/>
  <manifest:file-entry manifest:full-path="Object 515/content.xml" manifest:media-type="text/xml"/>
  <manifest:file-entry manifest:full-path="Object 515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settings.xml" manifest:media-type="text/xml"/>
  <manifest:file-entry manifest:full-path="Object 514/content.xml" manifest:media-type="text/xml"/>
  <manifest:file-entry manifest:full-path="Object 514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content.xml" manifest:media-type="text/xml"/>
  <manifest:file-entry manifest:full-path="Object 48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content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10/content.xml" manifest:media-type="text/xml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Replacements/Object 434" manifest:media-type=""/>
  <manifest:file-entry manifest:full-path="ObjectReplacements/Object 240" manifest:media-type="application/x-openoffice-gdimetafile;windows_formatname=&quot;GDIMetaFile&quot;"/>
  <manifest:file-entry manifest:full-path="ObjectReplacements/Object 435" manifest:media-type=""/>
  <manifest:file-entry manifest:full-path="ObjectReplacements/Object 2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438" manifest:media-type="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87" manifest:media-type=""/>
  <manifest:file-entry manifest:full-path="ObjectReplacements/Object 180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8" manifest:media-type=""/>
  <manifest:file-entry manifest:full-path="ObjectReplacements/Object 466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34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35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36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117" manifest:media-type=""/>
  <manifest:file-entry manifest:full-path="ObjectReplacements/Object 44" manifest:media-type="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2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96" manifest:media-type=""/>
  <manifest:file-entry manifest:full-path="ObjectReplacements/Object 120" manifest:media-type=""/>
  <manifest:file-entry manifest:full-path="ObjectReplacements/Object 314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2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98" manifest:media-type=""/>
  <manifest:file-entry manifest:full-path="ObjectReplacements/Object 206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99" manifest:media-type="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79" manifest:media-type=""/>
  <manifest:file-entry manifest:full-path="ObjectReplacements/Object 185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46" manifest:media-type="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9" manifest:media-type=""/>
  <manifest:file-entry manifest:full-path="ObjectReplacements/Object 284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00" manifest:media-type=""/>
  <manifest:file-entry manifest:full-path="ObjectReplacements/Object 433" manifest:media-type=""/>
  <manifest:file-entry manifest:full-path="ObjectReplacements/Object 431" manifest:media-type="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441" manifest:media-type=""/>
  <manifest:file-entry manifest:full-path="ObjectReplacements/Object 6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40" manifest:media-type=""/>
  <manifest:file-entry manifest:full-path="ObjectReplacements/Object 350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432" manifest:media-type=""/>
  <manifest:file-entry manifest:full-path="ObjectReplacements/Object 343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45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84" manifest:media-type="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37" manifest:media-type=""/>
  <manifest:file-entry manifest:full-path="ObjectReplacements/Object 24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439" manifest:media-type=""/>
  <manifest:file-entry manifest:full-path="ObjectReplacements/Object 245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3" manifest:media-type=""/>
  <manifest:file-entry manifest:full-path="ObjectReplacements/Object 21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82" manifest:media-type=""/>
  <manifest:file-entry manifest:full-path="ObjectReplacements/Object 2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380" manifest:media-type=""/>
  <manifest:file-entry manifest:full-path="ObjectReplacements/Object 40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81" manifest:media-type=""/>
  <manifest:file-entry manifest:full-path="ObjectReplacements/Object 239" manifest:media-type="application/x-openoffice-gdimetafile;windows_formatname=&quot;GDIMetaFile&quot;"/>
  <manifest:file-entry manifest:full-path="ObjectReplacements/Object 445" manifest:media-type="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36" manifest:media-type=""/>
  <manifest:file-entry manifest:full-path="ObjectReplacements/Object 2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78" manifest:media-type=""/>
  <manifest:file-entry manifest:full-path="ObjectReplacements/Object 11" manifest:media-type="application/x-openoffice-gdimetafile;windows_formatname=&quot;GDIMetaFile&quot;"/>
  <manifest:file-entry manifest:full-path="ObjectReplacements/Object 443" manifest:media-type=""/>
  <manifest:file-entry manifest:full-path="ObjectReplacements/Object 28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47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77" manifest:media-type=""/>
  <manifest:file-entry manifest:full-path="ObjectReplacements/Object 10" manifest:media-type="application/x-openoffice-gdimetafile;windows_formatname=&quot;GDIMetaFile&quot;"/>
  <manifest:file-entry manifest:full-path="ObjectReplacements/Object 442" manifest:media-type="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55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7" manifest:media-type="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 460/content.xml" manifest:media-type="text/xml"/>
  <manifest:file-entry manifest:full-path="Object 460/settings.xml" manifest:media-type="text/xml"/>
  <manifest:file-entry manifest:full-path="Object 460/Configurations2/" manifest:media-type="application/vnd.sun.xml.ui.configuration"/>
  <manifest:file-entry manifest:full-path="Object 46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00/Configurations2/" manifest:media-type="application/vnd.sun.xml.ui.configuration"/>
  <manifest:file-entry manifest:full-path="Object 500/settings.xml" manifest:media-type="text/xml"/>
  <manifest:file-entry manifest:full-path="Object 500/content.xml" manifest:media-type="text/xml"/>
  <manifest:file-entry manifest:full-path="Object 500/" manifest:version="1.3" manifest:media-type="application/vnd.oasis.opendocument.formula"/>
  <manifest:file-entry manifest:full-path="Object 434/settings.xml" manifest:media-type="text/xml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96/Configurations2/" manifest:media-type="application/vnd.sun.xml.ui.configuration"/>
  <manifest:file-entry manifest:full-path="Object 496/settings.xml" manifest:media-type="text/xml"/>
  <manifest:file-entry manifest:full-path="Object 496/content.xml" manifest:media-type="text/xml"/>
  <manifest:file-entry manifest:full-path="Object 49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" manifest:version="1.3" manifest:media-type="application/vnd.oasis.opendocument.formula"/>
  <manifest:file-entry manifest:full-path="Object 386/Configurations2/" manifest:media-type="application/vnd.sun.xml.ui.configuration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96/settings.xml" manifest:media-type="text/xml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414/content.xml" manifest:media-type="text/xml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settings.xml" manifest:media-type="text/xml"/>
  <manifest:file-entry manifest:full-path="Object 482/content.xml" manifest:media-type="text/xml"/>
  <manifest:file-entry manifest:full-path="Object 48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Configurations2/" manifest:media-type="application/vnd.sun.xml.ui.configuration"/>
  <manifest:file-entry manifest:full-path="Object 31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15/content.xml" manifest:media-type="text/xml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content.xml" manifest:media-type="text/xml"/>
  <manifest:file-entry manifest:full-path="Object 509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content.xml" manifest:media-type="text/xml"/>
  <manifest:file-entry manifest:full-path="Object 423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437/settings.xml" manifest:media-type="text/xml"/>
  <manifest:file-entry manifest:full-path="Object 437/content.xml" manifest:media-type="text/xml"/>
  <manifest:file-entry manifest:full-path="Object 437/Configurations2/" manifest:media-type="application/vnd.sun.xml.ui.configuration"/>
  <manifest:file-entry manifest:full-path="Object 437/" manifest:version="1.3" manifest:media-type="application/vnd.oasis.opendocument.formula"/>
  <manifest:file-entry manifest:full-path="Thumbnails/thumbnail.png" manifest:media-type="image/png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meta.xml" manifest:media-type="text/xml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493/content.xml" manifest:media-type="text/xml"/>
  <manifest:file-entry manifest:full-path="Object 493/settings.xml" manifest:media-type="text/xml"/>
  <manifest:file-entry manifest:full-path="Object 493/Configurations2/" manifest:media-type="application/vnd.sun.xml.ui.configuration"/>
  <manifest:file-entry manifest:full-path="Object 49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439/settings.xml" manifest:media-type="text/xml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419/settings.xml" manifest:media-type="text/xml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" manifest:version="1.3" manifest:media-type="application/vnd.oasis.opendocument.formula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381/settings.xml" manifest:media-type="text/xml"/>
  <manifest:file-entry manifest:full-path="Object 381/content.xml" manifest:media-type="text/xml"/>
  <manifest:file-entry manifest:full-path="Object 381/Configurations2/" manifest:media-type="application/vnd.sun.xml.ui.configuration"/>
  <manifest:file-entry manifest:full-path="Object 381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settings.xml" manifest:media-type="text/xml"/>
  <manifest:file-entry manifest:full-path="Object 445/content.xml" manifest:media-type="text/xml"/>
  <manifest:file-entry manifest:full-path="Object 445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19/Configurations2/" manifest:media-type="application/vnd.sun.xml.ui.configuration"/>
  <manifest:file-entry manifest:full-path="Object 519/settings.xml" manifest:media-type="text/xml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  <manifest:file-entry manifest:full-path="Object 436/content.xml" manifest:media-type="text/xml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" manifest:media-type="application/vnd.sun.xml.ui.configuration"/>
  <manifest:file-entry manifest:full-path="Object 392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492/settings.xml" manifest:media-type="text/xml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95/content.xml" manifest:media-type="text/xml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421/content.xml" manifest:media-type="text/xml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settings.xml" manifest:media-type="text/xml"/>
  <manifest:file-entry manifest:full-path="Object 497/content.xml" manifest:media-type="text/xml"/>
  <manifest:file-entry manifest:full-path="Object 497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62/content.xml" manifest:media-type="text/xml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" manifest:version="1.3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42/settings.xml" manifest:media-type="text/xml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495/settings.xml" manifest:media-type="text/xml"/>
  <manifest:file-entry manifest:full-path="Object 495/Configurations2/" manifest:media-type="application/vnd.sun.xml.ui.configuration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47/content.xml" manifest:media-type="text/xml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40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3" style:family="graphic" style:parent-style-name="objectwithoutfill">
      <style:graphic-properties draw:marker-end="Arrowheads_20_6" draw:marker-end-width="0.3cm" draw:fill="none" draw:textarea-vertical-align="middle"/>
    </style:style>
    <style:style style:name="gr64" style:family="graphic" style:parent-style-name="objectwithoutfill">
      <style:graphic-properties draw:stroke="dash" draw:stroke-dash="Dot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9" style:family="graphic" style:parent-style-name="objectwithoutfill">
      <style:graphic-properties draw:marker-end="Arrowheads_20_7" draw:marker-end-width="0.3cm" draw:fill="none" draw:textarea-vertical-align="middle"/>
    </style:style>
    <style:style style:name="gr70" style:family="graphic" style:parent-style-name="objectwithoutfill">
      <style:graphic-properties draw:marker-end="Arrowheads_20_9" draw:marker-end-width="0.3cm" draw:fill="none" draw:textarea-vertical-align="middle"/>
    </style:style>
    <style:style style:name="gr71" style:family="graphic" style:parent-style-name="objectwithoutfill">
      <style:graphic-properties draw:marker-end="Arrowheads_20_10" draw:marker-end-width="0.3cm" draw:fill="none" draw:textarea-vertical-align="middle"/>
    </style:style>
    <style:style style:name="gr72" style:family="graphic" style:parent-style-name="objectwithoutfill">
      <style:graphic-properties draw:marker-end="Arrowheads_20_11" draw:marker-end-width="0.3cm" draw:fill="none" draw:textarea-vertical-align="middle"/>
    </style:style>
    <style:style style:name="gr73" style:family="graphic" style:parent-style-name="objectwithoutfill">
      <style:graphic-properties draw:marker-end="Arrowheads_20_12" draw:marker-end-width="0.3cm" draw:fill="none" draw:textarea-vertical-align="middle"/>
    </style:style>
    <style:style style:name="gr74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5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7" style:family="graphic" style:parent-style-name="objectwithoutfill">
      <style:graphic-properties draw:marker-end="Arrowheads_20_13" draw:marker-end-width="0.3cm" draw:fill="none" draw:textarea-vertical-align="middle"/>
    </style:style>
    <style:style style:name="gr78" style:family="graphic" style:parent-style-name="objectwithoutfill">
      <style:graphic-properties draw:marker-end="Arrowheads_20_14" draw:marker-end-width="0.3cm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0" style:family="graphic" style:parent-style-name="standard">
      <style:graphic-properties draw:stroke="none" draw:fill="none" fo:min-height="0.32cm"/>
      <style:paragraph-properties style:writing-mode="lr-tb"/>
    </style:style>
    <style:style style:name="gr81" style:family="graphic" style:parent-style-name="objectwithoutfill">
      <style:graphic-properties draw:marker-end="Arrowheads_20_15" draw:marker-end-width="0.3cm" draw:fill="none" draw:textarea-vertical-align="middle"/>
    </style:style>
    <style:style style:name="gr8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/>
      <style:paragraph-properties style:writing-mode="lr-tb"/>
    </style:style>
    <style:style style:name="gr83" style:family="graphic" style:parent-style-name="objectwithoutfill">
      <style:graphic-properties draw:marker-end="Arrowheads_20_17" draw:marker-end-width="0.3cm" draw:fill="none" draw:textarea-vertical-align="middle"/>
    </style:style>
    <style:style style:name="gr84" style:family="graphic" style:parent-style-name="objectwithoutfill">
      <style:graphic-properties draw:marker-end="Arrowheads_20_18" draw:marker-end-width="0.3cm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6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7" style:family="graphic" style:parent-style-name="objectwithoutfill">
      <style:graphic-properties draw:marker-end="Arrowheads_20_21" draw:marker-end-width="0.3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100" style:family="graphic" style:parent-style-name="objectwithoutfill">
      <style:graphic-properties draw:marker-end="Arrowheads_20_19" draw:marker-end-width="0.3cm"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102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3" style:family="graphic" style:parent-style-name="objectwithoutfill">
      <style:graphic-properties draw:marker-end="Arrowheads_20_20" draw:marker-end-width="0.3cm" draw:fill="none" draw:textarea-vertical-align="middle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12" style:family="graphic" style:parent-style-name="objectwithoutfill">
      <style:graphic-properties draw:stroke="dash" draw:fill="none" draw:textarea-vertical-align="middle"/>
    </style:style>
    <style:style style:name="gr113" style:family="graphic" style:parent-style-name="objectwithoutfill">
      <style:graphic-properties svg:stroke-color="#000000" draw:fill="none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6" style:family="graphic" style:parent-style-name="objectwithoutfill">
      <style:graphic-properties draw:marker-end="Arrowheads_20_1" draw:marker-end-width="0.3cm" draw:fill="none" draw:textarea-vertical-align="middle"/>
    </style:style>
    <style:style style:name="gr117" style:family="graphic" style:parent-style-name="objectwithoutfill">
      <style:graphic-properties draw:marker-end="Arrowheads_20_2" draw:marker-end-width="0.3cm" draw:fill="none" draw:textarea-vertical-align="middl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20" style:family="graphic" style:parent-style-name="objectwithoutfill">
      <style:graphic-properties draw:stroke="dash" draw:stroke-dash="Long_20_Dot" draw:fill="none" draw:textarea-vertical-align="middle"/>
    </style:style>
    <style:style style:name="gr121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/>
      <style:paragraph-properties style:writing-mode="lr-tb"/>
    </style:style>
    <style:style style:name="gr125" style:family="graphic" style:parent-style-name="objectwithoutfill">
      <style:graphic-properties draw:marker-end="Arrowheads_20_22" draw:marker-end-width="0.3cm" draw:fill="none" draw:textarea-vertical-align="middl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31" style:family="graphic" style:parent-style-name="objectwithoutfill">
      <style:graphic-properties draw:marker-end="Arrowheads_20_23" draw:marker-end-width="0.3cm" draw:fill="none" draw:textarea-vertical-align="middle"/>
    </style:style>
    <style:style style:name="gr13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/>
      <style:paragraph-properties style:writing-mode="lr-tb"/>
    </style:style>
    <style:style style:name="gr1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/>
      <style:paragraph-properties style:writing-mode="lr-tb"/>
    </style:style>
    <style:style style:name="gr13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3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/>
      <style:paragraph-properties style:writing-mode="lr-tb"/>
    </style:style>
    <style:style style:name="gr13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/>
      <style:paragraph-properties style:writing-mode="lr-tb"/>
    </style:style>
    <style:style style:name="gr13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/>
      <style:paragraph-properties style:writing-mode="lr-tb"/>
    </style:style>
    <style:style style:name="gr1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/>
    </style:style>
    <style:style style:name="gr139" style:family="graphic" style:parent-style-name="Default_20_Drawing_20_Style_5f_1">
      <style:graphic-properties draw:textarea-horizontal-align="justify" draw:textarea-vertical-align="middle" draw:auto-grow-height="false" fo:min-height="0cm" fo:min-width="0cm"/>
    </style:style>
    <style:style style:name="gr14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/>
      <style:paragraph-properties style:writing-mode="lr-tb"/>
    </style:style>
    <style:style style:name="gr14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/>
      <style:paragraph-properties style:writing-mode="lr-tb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/>
      <style:paragraph-properties style:writing-mode="lr-tb"/>
    </style:style>
    <style:style style:name="gr144" style:family="graphic" style:parent-style-name="objectwithoutfill">
      <style:graphic-properties draw:marker-end="Arrowheads_20_24" draw:marker-end-width="0.3cm" draw:fill="none" draw:textarea-vertical-align="middle"/>
    </style:style>
    <style:style style:name="gr145" style:family="graphic" style:parent-style-name="objectwithoutfill">
      <style:graphic-properties svg:stroke-color="#3465a4" draw:marker-end="Arrowheads_20_24" draw:marker-end-width="0.3cm" draw:fill="none" draw:fill-color="#1c1c1c" draw:textarea-vertical-align="middle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074cm" fo:min-width="0.2cm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/>
      <style:paragraph-properties style:writing-mode="lr-tb"/>
    </style:style>
    <style:style style:name="gr154" style:family="graphic" style:parent-style-name="Default_20_Drawing_20_Style_5f_1">
      <style:graphic-properties draw:textarea-horizontal-align="justify" draw:textarea-vertical-align="middle" draw:auto-grow-height="false" fo:min-height="0.105cm" fo:min-width="0.032cm"/>
    </style:style>
    <style:style style:name="gr155" style:family="graphic" style:parent-style-name="Default_20_Drawing_20_Style_5f_1" style:list-style-name="L2">
      <style:graphic-properties draw:stroke="none" draw:fill="none" fo:min-height="2.514cm"/>
      <style:paragraph-properties style:writing-mode="lr-tb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/>
      <style:paragraph-properties style:writing-mode="lr-tb"/>
    </style:style>
    <style:style style:name="gr157" style:family="graphic" style:parent-style-name="Default_20_Drawing_20_Style_5f_1">
      <style:graphic-properties draw:textarea-horizontal-align="justify" draw:textarea-vertical-align="middle" draw:auto-grow-height="false" fo:min-height="0.841cm" fo:min-width="0.59cm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64cm"/>
      <style:paragraph-properties style:writing-mode="lr-tb"/>
    </style:style>
    <style:style style:name="gr15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03cm"/>
      <style:paragraph-properties style:writing-mode="lr-tb"/>
    </style:style>
    <style:style style:name="gr16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/>
      <style:paragraph-properties style:writing-mode="lr-tb"/>
    </style:style>
    <style:style style:name="gr16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/>
      <style:paragraph-properties style:writing-mode="lr-tb"/>
    </style:style>
    <style:style style:name="gr16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/>
      <style:paragraph-properties style:writing-mode="lr-tb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/>
      <style:paragraph-properties style:writing-mode="lr-tb"/>
    </style:style>
    <style:style style:name="gr16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/>
      <style:paragraph-properties style:writing-mode="lr-tb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276cm" fo:min-width="0.548cm"/>
      <style:paragraph-properties style:writing-mode="lr-tb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2.005cm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1cm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4.276cm" fo:min-width="0cm"/>
      <style:paragraph-properties style:writing-mode="lr-tb"/>
    </style:style>
    <style:style style:name="gr172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true" fo:min-height="5.505cm" fo:min-width="9.633cm"/>
      <style:paragraph-properties style:writing-mode="lr-tb"/>
    </style:style>
    <style:style style:name="gr173" style:family="graphic" style:parent-style-name="Default_20_Drawing_20_Style_5f_1">
      <style:graphic-properties draw:textarea-horizontal-align="justify" draw:textarea-vertical-align="middle" draw:auto-grow-height="false" fo:min-height="0.008cm" fo:min-width="0cm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9cm" fo:min-width="1.803cm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2cm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48cm" fo:min-width="1.472cm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472cm"/>
      <style:paragraph-properties style:writing-mode="lr-tb"/>
    </style:style>
    <style:style style:name="gr17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24cm" fo:min-width="1.805cm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3cm" fo:min-width="1.471cm"/>
      <style:paragraph-properties style:writing-mode="lr-tb"/>
    </style:style>
    <style:style style:name="gr181" style:family="graphic" style:parent-style-name="objectwithoutfill">
      <style:graphic-properties draw:stroke="solid" draw:stroke-dash="Long_20_Dot" draw:fill="none" draw:textarea-vertical-align="middle" draw:shadow-offset-x="0.203cm" draw:shadow-offset-y="0.203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3pt" fo:font-weight="bold" style:font-size-asian="36pt" style:font-size-complex="3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6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2a6099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2.8999996185303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style:paragraph-properties fo:text-align="center" style:writing-mode="lr-tb"/>
      <style:text-properties fo:font-size="15pt" style:font-size-asian="15pt" style:font-size-complex="15pt"/>
    </style:style>
    <style:style style:name="P23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5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6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9" style:family="paragraph"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="none"/>
      <style:paragraph-properties style:writing-mode="lr-tb"/>
      <style:text-properties fo:font-size="6pt"/>
    </style:style>
    <style:style style:name="P32" style:family="paragraph">
      <style:paragraph-properties fo:text-align="center"/>
      <style:text-properties fo:font-weight="bold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6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38" style:family="paragraph">
      <loext:graphic-properties draw:fill="solid" draw:fill-color="#808080"/>
      <style:paragraph-properties fo:text-align="center"/>
    </style:style>
    <style:style style:name="P39" style:family="paragraph">
      <loext:graphic-properties draw:fill="solid" draw:fill-color="#808080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42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fo:font-size="8.69999980926514pt"/>
    </style:style>
    <style:style style:name="P44" style:family="paragraph">
      <loext:graphic-properties draw:fill="none" draw:fill-color="#1c1c1c"/>
      <style:paragraph-properties fo:text-align="center" style:writing-mode="lr-tb"/>
    </style:style>
    <style:style style:name="P45" style:family="paragraph">
      <loext:graphic-properties draw:fill="none"/>
      <style:paragraph-properties style:writing-mode="lr-tb"/>
      <style:text-properties fo:font-size="10.1999998092651pt" style:font-size-asian="20pt" style:font-size-complex="20pt"/>
    </style:style>
    <style:style style:name="P46" style:family="paragraph">
      <loext:graphic-properties draw:fill="none" draw:fill-color="#ffffff"/>
      <style:paragraph-properties style:writing-mode="lr-tb"/>
      <style:text-properties fo:font-size="5.80000019073486pt" style:font-size-asian="14pt" style:font-size-complex="14pt"/>
    </style:style>
    <style:style style:name="P47" style:family="paragraph">
      <loext:graphic-properties draw:fill="none" draw:fill-color="#ffffff"/>
      <style:paragraph-properties style:writing-mode="lr-tb"/>
      <style:text-properties fo:font-size="11.8999996185303pt" fo:font-weight="bold" style:font-size-asian="12pt" style:font-size-complex="12pt"/>
    </style:style>
    <style:style style:name="P48" style:family="paragraph">
      <loext:graphic-properties draw:fill="none" draw:fill-color="#ffffff"/>
      <style:paragraph-properties style:writing-mode="lr-tb"/>
      <style:text-properties fo:font-size="6.40000009536743pt" style:font-size-asian="16pt" style:font-size-complex="16pt"/>
    </style:style>
    <style:style style:name="P49" style:family="paragraph">
      <loext:graphic-properties draw:fill="none" draw:fill-color="#ffffff"/>
      <style:paragraph-properties style:writing-mode="lr-tb"/>
      <style:text-properties fo:font-size="10.1999998092651pt" fo:font-weight="bold" style:font-size-asian="7pt" style:font-size-complex="7pt"/>
    </style:style>
    <style:style style:name="P50" style:family="paragraph">
      <loext:graphic-properties draw:fill="none" draw:fill-color="#ffffff"/>
      <style:paragraph-properties style:writing-mode="lr-tb"/>
      <style:text-properties fo:font-size="7pt" style:font-size-asian="20pt" style:font-size-complex="20pt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4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3pt" fo:font-weight="bold" style:font-size-asian="36pt" style:font-weight-asian="bold" style:font-size-complex="36pt" style:font-weight-complex="bold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size="10.5pt" fo:font-weight="normal" style:font-size-asian="10.5pt" style:font-size-complex="10.5pt"/>
    </style:style>
    <style:style style:name="T19" style:family="text">
      <style:text-properties fo:font-size="13pt" fo:font-weight="bold" style:font-size-asian="13pt" style:font-size-complex="13pt"/>
    </style:style>
    <style:style style:name="T20" style:family="text">
      <style:text-properties fo:font-size="4.90000009536743pt" style:font-size-asian="4.90000009536743pt" style:font-size-complex="4.90000009536743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/>
    </style:style>
    <style:style style:name="T23" style:family="text">
      <style:text-properties fo:font-size="6pt" fo:font-weight="bold" style:font-weight-asian="bold" style:font-weight-complex="bold"/>
    </style:style>
    <style:style style:name="T24" style:family="text">
      <style:text-properties fo:font-size="8pt" fo:font-weight="bold" style:font-size-asian="8pt" style:font-size-complex="8pt"/>
    </style:style>
    <style:style style:name="T25" style:family="text">
      <style:text-properties fo:font-size="6pt" fo:font-weight="bold"/>
    </style:style>
    <style:style style:name="T26" style:family="text">
      <style:text-properties fo:font-size="10pt" style:font-size-asian="21pt" style:font-size-complex="21pt"/>
    </style:style>
    <style:style style:name="T27" style:family="text">
      <style:text-properties fo:font-size="8pt" fo:font-weight="bold" style:font-size-asian="21pt" style:font-size-complex="21pt"/>
    </style:style>
    <style:style style:name="T28" style:family="text">
      <style:text-properties fo:font-size="8pt" fo:font-weight="normal" style:font-weight-asian="normal" style:font-weight-complex="normal"/>
    </style:style>
    <style:style style:name="T29" style:family="text">
      <style:text-properties fo:font-size="8pt" fo:font-weight="normal" style:font-size-asian="21pt" style:font-weight-asian="normal" style:font-size-complex="21pt" style:font-weight-complex="normal"/>
    </style:style>
    <style:style style:name="T30" style:family="text">
      <style:text-properties fo:font-size="8pt" fo:font-weight="bold"/>
    </style:style>
    <style:style style:name="T31" style:family="text">
      <style:text-properties fo:font-size="6pt" fo:font-weight="bold" style:font-size-asian="18pt" style:font-size-complex="18pt"/>
    </style:style>
    <style:style style:name="T32" style:family="text">
      <style:text-properties fo:font-size="6pt" fo:font-weight="normal" style:font-size-asian="18pt" style:font-weight-asian="normal" style:font-size-complex="18pt" style:font-weight-complex="normal"/>
    </style:style>
    <style:style style:name="T33" style:family="text">
      <style:text-properties fo:font-size="4.09999990463257pt"/>
    </style:style>
    <style:style style:name="T34" style:family="text">
      <style:text-properties fo:font-size="8.69999980926514pt"/>
    </style:style>
    <style:style style:name="T35" style:family="text">
      <style:text-properties fo:font-size="7pt" style:font-size-asian="20pt" style:font-size-complex="20pt"/>
    </style:style>
    <style:style style:name="T36" style:family="text">
      <style:text-properties fo:font-size="7pt" fo:font-weight="bold" style:font-size-asian="20pt" style:font-weight-asian="bold" style:font-size-complex="20pt" style:font-weight-complex="bold"/>
    </style:style>
    <style:style style:name="T37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8.69999980926514pt" fo:font-weight="bold" style:font-weight-asian="bold" style:font-weight-complex="bold"/>
    </style:style>
    <style:style style:name="T39" style:family="text">
      <style:text-properties fo:font-size="5.40000009536743pt" style:font-size-asian="14pt" style:font-size-complex="14pt"/>
    </style:style>
    <style:style style:name="T40" style:family="text">
      <style:text-properties fo:font-size="5.40000009536743pt" style:font-size-asian="16pt" style:font-size-complex="16pt"/>
    </style:style>
    <style:style style:name="T41" style:family="text">
      <style:text-properties fo:font-size="7pt" fo:font-weight="bold" style:font-size-asian="7pt" style:font-weight-asian="bold" style:font-size-complex="7pt" style:font-weight-complex="bold"/>
    </style:style>
    <style:style style:name="T42" style:family="text">
      <style:text-properties fo:font-size="10.1999998092651pt" fo:font-weight="bold"/>
    </style:style>
    <style:style style:name="T43" style:family="text">
      <style:text-properties fo:font-size="9.6000003814697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</text:span><text:span text:style-name="T2">d</text:span></text:p>
              </text:list-item>
              <text:list-item>
                <text:p><text:span text:style-name="T3">Arb</text:span><text:span text:style-name="T3">eid</text:span><text:span text:style-name="T3">skr</text:span><text:span text:style-name="T3">aft</text:span></text:p>
              </text:list-item>
              <text:list-item>
                <text:p><text:span text:style-name="T3">Ka</text:span><text:span text:style-name="T3">pita</text:span><text:span text:style-name="T3">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</text:span><text:span text:style-name="T2">d</text:span></text:p>
              </text:list-item>
              <text:list-item>
                <text:p><text:span text:style-name="T3">Arb</text:span><text:span text:style-name="T3">eid</text:span><text:span text:style-name="T3">skr</text:span><text:span text:style-name="T3">aft</text:span></text:p>
              </text:list-item>
              <text:list-item>
                <text:p><text:span text:style-name="T3">Ka</text:span><text:span text:style-name="T3">pita</text:span><text:span text:style-name="T3">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</text:span><text:span text:style-name="T2">d</text:span></text:p>
              </text:list-item>
              <text:list-item>
                <text:p><text:span text:style-name="T3">Arb</text:span><text:span text:style-name="T3">eid</text:span><text:span text:style-name="T3">skr</text:span><text:span text:style-name="T3">aft</text:span></text:p>
              </text:list-item>
              <text:list-item>
                <text:p><text:span text:style-name="T3">Ka</text:span><text:span text:style-name="T3">pita</text:span><text:span text:style-name="T3">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</text:span><text:span text:style-name="T3">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</text:span><text:span text:style-name="T3">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</text:span><text:span text:style-name="T3">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</text:span><text:span text:style-name="T4">ativko</text:span><text:span text:style-name="T4">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75cm" svg:height="4.75cm" svg:x="1.6cm" svg:y="4cm">
          <text:p text:style-name="P1"><text:span text:style-name="T1">Konsument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<text:span text:style-name="T1">Produksjo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</text:span><text:span text:style-name="T4">konom</text:span><text:span text:style-name="T4">i </text:span><text:span text:style-name="T4">oppby</text:span><text:span text:style-name="T4">gging</text:span></text:p>
          </draw:text-box>
        </draw:frame>
        <draw:line draw:style-name="gr10" draw:text-style-name="P3" draw:layer="layout" svg:x1="7.25cm" svg:y1="16.35cm" svg:x2="13.2cm" svg:y2="16.45cm">
          <text:p/>
        </draw:line>
        <draw:line draw:style-name="gr10" draw:text-style-name="P3" draw:layer="layout" svg:x1="7.25cm" svg:y1="16.3cm" svg:x2="7.2cm" svg:y2="10.95cm">
          <text:p/>
        </draw:line>
        <draw:line draw:style-name="gr10" draw:text-style-name="P3" draw:layer="layout" svg:x1="7.176cm" svg:y1="23.423cm" svg:x2="13.126cm" svg:y2="23.523cm">
          <text:p/>
        </draw:line>
        <draw:line draw:style-name="gr10" draw:text-style-name="P3" draw:layer="layout" svg:x1="7.176cm" svg:y1="23.373cm" svg:x2="7.126cm" svg:y2="18.023cm">
          <text:p/>
        </draw:line>
        <draw:path draw:style-name="gr3" draw:text-style-name="P3" draw:layer="layout" svg:width="3.502cm" svg:height="3.499cm" svg:x="7.25cm" svg:y="20cm" svg:viewBox="0 0 3503 3500" svg:d="M0 0c3750 0 3500 3500 3500 3500">
          <text:p/>
        </draw:path>
        <draw:frame draw:style-name="gr11" draw:text-style-name="P7" draw:layer="layout" svg:width="3.923cm" svg:height="2.384cm" svg:x="1.6cm" svg:y="11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12" draw:text-style-name="P7" draw:layer="layout" svg:width="3.389cm" svg:height="3.095cm" svg:x="1.4cm" svg:y="18.001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13" draw:text-style-name="P4" draw:layer="layout" svg:width="6.978cm" svg:height="4.292cm" svg:x="13.6cm" svg:y="10.5cm">
          <draw:text-box>
            <text:p><text:span text:style-name="T3">Marke</text:span><text:span text:style-name="T3">dsfor</text:span><text:span text:style-name="T3">mer:</text:span></text:p>
            <text:list text:style-name="L1">
              <text:list-item>
                <text:p><text:span text:style-name="T3">Full</text:span><text:span text:style-name="T3">ko</text:span><text:span text:style-name="T3">mm</text:span><text:span text:style-name="T3">en </text:span><text:span text:style-name="T3">kon</text:span><text:span text:style-name="T3">kurr</text:span><text:span text:style-name="T3">ans</text:span><text:span text:style-name="T3">e</text:span></text:p>
              </text:list-item>
              <text:list-item>
                <text:p><text:span text:style-name="T3">Mo</text:span><text:span text:style-name="T3">nop</text:span><text:span text:style-name="T3">ol</text:span></text:p>
              </text:list-item>
              <text:list-item>
                <text:p><text:span text:style-name="T3">Mo</text:span><text:span text:style-name="T3">nop</text:span><text:span text:style-name="T3">olis</text:span><text:span text:style-name="T3">tisk </text:span><text:span text:style-name="T3">kon</text:span><text:span text:style-name="T3">kurr</text:span><text:span text:style-name="T3">ans</text:span><text:span text:style-name="T3">e</text:span></text:p>
              </text:list-item>
              <text:list-item>
                <text:p><text:span text:style-name="T3">Kar</text:span><text:span text:style-name="T3">tell, </text:span><text:span text:style-name="T3">duo</text:span><text:span text:style-name="T3">pol, </text:span><text:span text:style-name="T3">olig</text:span><text:span text:style-name="T3">opo</text:span><text:span text:style-name="T3">l</text:span></text:p>
              </text:list-item>
              <text:list-item>
                <text:p><text:span text:style-name="T3">Pris</text:span><text:span text:style-name="T3">dis</text:span><text:span text:style-name="T3">kri</text:span><text:span text:style-name="T3">min</text:span><text:span text:style-name="T3">erin</text:span><text:span text:style-name="T3">g</text:span></text:p>
                <text:p><text:span text:style-name="T5"/></text:p>
              </text:list-item>
            </text:list>
          </draw:text-box>
        </draw:frame>
        <draw:frame draw:style-name="gr1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0" draw:layer="layout" svg:width="5.578cm" svg:height="0.963cm" svg:x="9.75cm" svg:y="19.5cm">
          <draw:text-box>
            <text:p><text:span text:style-name="T6">Produksjo</text:span><text:span text:style-name="T6">nsmuligh</text:span><text:span text:style-name="T6">etskurven </text:span><text:span text:style-name="T6">(PMK)</text:span></text:p>
          </draw:text-box>
        </draw:frame>
        <draw:frame draw:style-name="gr16" draw:text-style-name="P7" draw:layer="layout" svg:width="2.297cm" svg:height="0.962cm" svg:x="1.35cm" svg:y="3.05cm">
          <draw:text-box>
            <text:p><text:span text:style-name="T1">Behov</text:span></text:p>
          </draw:text-box>
        </draw:frame>
        <draw:frame draw:style-name="gr17" draw:text-style-name="P7" draw:layer="layout" svg:width="3.389cm" svg:height="0.962cm" svg:x="12.95cm" svg:y="3.1cm">
          <draw:text-box>
            <text:p><text:span text:style-name="T1">Ressurs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3" draw:layer="layout" svg:x1="1.951cm" svg:y1="6.103cm" svg:x2="4.951cm" svg:y2="6.053cm">
          <text:p/>
        </draw:line>
        <draw:line draw:style-name="gr10" draw:text-style-name="P3" draw:layer="layout" svg:x1="1.951cm" svg:y1="6.053cm" svg:x2="1.901cm" svg:y2="3.003cm">
          <text:p/>
        </draw:line>
        <draw:frame draw:style-name="gr14" draw:text-style-name="P9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9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3" draw:layer="layout" svg:x1="6.152cm" svg:y1="6.104cm" svg:x2="9.152cm" svg:y2="6.054cm">
          <text:p/>
        </draw:line>
        <draw:line draw:style-name="gr10" draw:text-style-name="P3" draw:layer="layout" svg:x1="6.152cm" svg:y1="6.054cm" svg:x2="6.102cm" svg:y2="3.004cm">
          <text:p/>
        </draw:line>
        <draw:frame draw:style-name="gr14" draw:text-style-name="P9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9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3" draw:layer="layout" svg:x1="16.953cm" svg:y1="6.105cm" svg:x2="19.953cm" svg:y2="6.055cm">
          <text:p/>
        </draw:line>
        <draw:line draw:style-name="gr10" draw:text-style-name="P3" draw:layer="layout" svg:x1="16.953cm" svg:y1="6.055cm" svg:x2="16.903cm" svg:y2="3.005cm">
          <text:p/>
        </draw:line>
        <draw:frame draw:style-name="gr14" draw:text-style-name="P9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9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0" draw:text-style-name="P3" draw:layer="layout" svg:x1="12.854cm" svg:y1="6.106cm" svg:x2="15.854cm" svg:y2="6.056cm">
          <text:p/>
        </draw:line>
        <draw:line draw:style-name="gr10" draw:text-style-name="P3" draw:layer="layout" svg:x1="12.854cm" svg:y1="6.056cm" svg:x2="12.804cm" svg:y2="3.006cm">
          <text:p/>
        </draw:line>
        <draw:frame draw:style-name="gr14" draw:text-style-name="P9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9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0" draw:text-style-name="P3" draw:layer="layout" svg:x1="8.352cm" svg:y1="10.804cm" svg:x2="11.352cm" svg:y2="10.754cm">
          <text:p/>
        </draw:line>
        <draw:line draw:style-name="gr10" draw:text-style-name="P3" draw:layer="layout" svg:x1="8.352cm" svg:y1="10.754cm" svg:x2="8.302cm" svg:y2="7.704cm">
          <text:p/>
        </draw:line>
        <draw:frame draw:style-name="gr14" draw:text-style-name="P9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9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8.601cm" svg:y1="7.951cm" svg:x2="10.851cm" svg:y2="10.451cm">
          <text:p/>
        </draw:line>
        <draw:line draw:style-name="gr3" draw:text-style-name="P3" draw:layer="layout" svg:x1="10.55cm" svg:y1="7.7cm" svg:x2="8.75cm" svg:y2="10.45cm">
          <text:p/>
        </draw:line>
        <draw:custom-shape draw:style-name="gr18" draw:text-style-name="P1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8.353cm" svg:y1="15.805cm" svg:x2="11.353cm" svg:y2="15.755cm">
          <text:p/>
        </draw:line>
        <draw:line draw:style-name="gr10" draw:text-style-name="P3" draw:layer="layout" svg:x1="8.353cm" svg:y1="15.755cm" svg:x2="8.303cm" svg:y2="12.705cm">
          <text:p/>
        </draw:line>
        <draw:frame draw:style-name="gr14" draw:text-style-name="P9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9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12.952cm" svg:x2="11.25cm" svg:y2="14.75cm">
          <text:p/>
        </draw:line>
        <draw:line draw:style-name="gr3" draw:text-style-name="P3" draw:layer="layout" svg:x1="10.151cm" svg:y1="12.401cm" svg:x2="8.351cm" svg:y2="15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8.2cm" svg:y1="9.15cm" svg:x2="9.7cm" svg:y2="9.15cm">
          <text:p/>
        </draw:line>
        <draw:line draw:style-name="gr2" draw:text-style-name="P3" draw:layer="layout" svg:x1="8.25cm" svg:y1="13.45cm" svg:x2="9.5cm" svg:y2="13.5cm">
          <text:p/>
        </draw:line>
        <draw:frame draw:style-name="gr19" draw:text-style-name="P10" draw:layer="layout" svg:width="2.471cm" svg:height="0.607cm" svg:x="1.6cm" svg:y="1.65cm">
          <draw:text-box>
            <text:p><text:span text:style-name="T6">Konsume</text:span><text:span text:style-name="T6">nt 1</text:span></text:p>
          </draw:text-box>
        </draw:frame>
        <draw:frame draw:style-name="gr19" draw:text-style-name="P10" draw:layer="layout" svg:width="2.471cm" svg:height="0.607cm" svg:x="5.901cm" svg:y="1.651cm">
          <draw:text-box>
            <text:p><text:span text:style-name="T6">Konsume</text:span><text:span text:style-name="T6">nt N</text:span></text:p>
          </draw:text-box>
        </draw:frame>
        <draw:frame draw:style-name="gr19" draw:text-style-name="P10" draw:layer="layout" svg:width="2.471cm" svg:height="0.607cm" svg:x="12.601cm" svg:y="1.651cm">
          <draw:text-box>
            <text:p><text:span text:style-name="T6">Produsent </text:span><text:span text:style-name="T6">1</text:span></text:p>
          </draw:text-box>
        </draw:frame>
        <draw:frame draw:style-name="gr19" draw:text-style-name="P10" draw:layer="layout" svg:width="2.471cm" svg:height="0.607cm" svg:x="16.602cm" svg:y="1.652cm">
          <draw:text-box>
            <text:p><text:span text:style-name="T6">Produsent </text:span><text:span text:style-name="T6">N</text:span></text:p>
          </draw:text-box>
        </draw:frame>
        <draw:frame draw:style-name="gr20" draw:text-style-name="P12" draw:layer="layout" svg:width="1.471cm" svg:height="0.683cm" svg:x="2.35cm" svg:y="21.25cm">
          <draw:text-box>
            <text:p><text:span text:style-name="T7">Avgift</text:span></text:p>
          </draw:text-box>
        </draw:frame>
        <draw:frame draw:style-name="gr21" draw:text-style-name="P12" draw:layer="layout" svg:width="2.771cm" svg:height="0.683cm" svg:x="7.951cm" svg:y="21.451cm">
          <draw:text-box>
            <text:p><text:span text:style-name="T7">Maksim</text:span><text:span text:style-name="T7">alpris</text:span></text:p>
          </draw:text-box>
        </draw:frame>
        <draw:frame draw:style-name="gr22" draw:text-style-name="P12" draw:layer="layout" svg:width="2.276cm" svg:height="0.683cm" svg:x="15.052cm" svg:y="21.452cm">
          <draw:text-box>
            <text:p><text:span text:style-name="T7">Minstepr</text:span><text:span text:style-name="T7">is</text:span></text:p>
          </draw:text-box>
        </draw:frame>
        <draw:frame draw:style-name="gr23" draw:text-style-name="P13" draw:layer="layout" svg:width="3.685cm" svg:height="0.569cm" svg:x="7.9cm" svg:y="6.4cm">
          <draw:text-box>
            <text:p><text:span text:style-name="T8">Fullkomme</text:span><text:span text:style-name="T8">n </text:span><text:span text:style-name="T8">konkurrans</text:span><text:span text:style-name="T8">e</text:span></text:p>
          </draw:text-box>
        </draw:frame>
        <draw:frame draw:style-name="gr24" draw:text-style-name="P14" draw:layer="layout" svg:width="6.615cm" svg:height="0.662cm" svg:x="7.85cm" svg:y="11.3cm">
          <draw:text-box>
            <text:p><text:span text:style-name="T9">Skiftanal</text:span><text:span text:style-name="T9">yse (slak </text:span><text:span text:style-name="T9">etterspø</text:span><text:span text:style-name="T9">rselskur</text:span><text:span text:style-name="T9">ve)</text:span></text:p>
          </draw:text-box>
        </draw:frame>
        <draw:line draw:style-name="gr3" draw:text-style-name="P3" draw:layer="layout" svg:x1="11.051cm" svg:y1="13.001cm" svg:x2="9.251cm" svg:y2="15.751cm">
          <text:p/>
        </draw:line>
        <draw:frame draw:style-name="gr14" draw:text-style-name="P9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9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9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9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2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14.2cm" svg:x2="8.25cm" svg:y2="14.25cm">
          <text:p/>
        </draw:line>
        <draw:frame draw:style-name="gr14" draw:text-style-name="P9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9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9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9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9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9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25" draw:text-style-name="P9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cm" svg:y1="15.75cm" svg:x2="10.35cm" svg:y2="14.25cm">
          <text:p/>
        </draw:line>
        <draw:frame draw:style-name="gr23" draw:text-style-name="P13" draw:layer="layout" svg:width="3.685cm" svg:height="0.569cm" svg:x="1.6cm" svg:y="21.801cm">
          <draw:text-box>
            <text:p><text:span text:style-name="T8">Fullkomme</text:span><text:span text:style-name="T8">n </text:span><text:span text:style-name="T8">konkurrans</text:span><text:span text:style-name="T8">e</text:span></text:p>
          </draw:text-box>
        </draw:frame>
        <draw:line draw:style-name="gr10" draw:text-style-name="P3" draw:layer="layout" svg:x1="2.052cm" svg:y1="26.205cm" svg:x2="5.052cm" svg:y2="26.155cm">
          <text:p/>
        </draw:line>
        <draw:line draw:style-name="gr10" draw:text-style-name="P3" draw:layer="layout" svg:x1="2.052cm" svg:y1="26.155cm" svg:x2="2.002cm" svg:y2="23.105cm">
          <text:p/>
        </draw:line>
        <draw:frame draw:style-name="gr14" draw:text-style-name="P9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9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301cm" svg:y1="23.352cm" svg:x2="4.551cm" svg:y2="25.852cm">
          <text:p/>
        </draw:line>
        <draw:line draw:style-name="gr3" draw:text-style-name="P3" draw:layer="layout" svg:x1="4.25cm" svg:y1="23.101cm" svg:x2="2.45cm" svg:y2="25.851cm">
          <text:p/>
        </draw:line>
        <draw:line draw:style-name="gr2" draw:text-style-name="P3" draw:layer="layout" svg:x1="1.9cm" svg:y1="25.251cm" svg:x2="2.7cm" svg:y2="25.25cm">
          <text:p/>
        </draw:line>
        <draw:frame draw:style-name="gr14" draw:text-style-name="P9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9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3" draw:layer="layout" svg:x1="15.652cm" svg:y1="26.105cm" svg:x2="18.652cm" svg:y2="26.055cm">
          <text:p/>
        </draw:line>
        <draw:line draw:style-name="gr10" draw:text-style-name="P3" draw:layer="layout" svg:x1="15.652cm" svg:y1="26.055cm" svg:x2="15.602cm" svg:y2="23.005cm">
          <text:p/>
        </draw:line>
        <draw:frame draw:style-name="gr14" draw:text-style-name="P9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9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901cm" svg:y1="23.252cm" svg:x2="18.151cm" svg:y2="25.752cm">
          <text:p/>
        </draw:line>
        <draw:line draw:style-name="gr3" draw:text-style-name="P3" draw:layer="layout" svg:x1="17.85cm" svg:y1="23.001cm" svg:x2="16.05cm" svg:y2="25.751cm">
          <text:p/>
        </draw:line>
        <draw:line draw:style-name="gr2" draw:text-style-name="P3" draw:layer="layout" svg:x1="15.5cm" svg:y1="23.751cm" svg:x2="17.25cm" svg:y2="23.75cm">
          <text:p/>
        </draw:line>
        <draw:frame draw:style-name="gr14" draw:text-style-name="P9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7cm" svg:y1="26.25cm" svg:x2="2.7cm" svg:y2="23.9cm">
          <text:p/>
        </draw:line>
        <draw:line draw:style-name="gr2" draw:text-style-name="P3" draw:layer="layout" svg:x1="1.9cm" svg:y1="23.952cm" svg:x2="2.7cm" svg:y2="23.951cm">
          <text:p/>
        </draw:line>
        <draw:custom-shape draw:style-name="gr18" draw:text-style-name="P1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4cm" svg:y1="26.05cm" svg:x2="17.4cm" svg:y2="23.7cm">
          <text:p/>
        </draw:line>
        <draw:line draw:style-name="gr2" draw:text-style-name="P3" draw:layer="layout" svg:x1="16.3cm" svg:y1="26.05cm" svg:x2="16.3cm" svg:y2="23.7cm">
          <text:p/>
        </draw:line>
        <draw:line draw:style-name="gr26" draw:text-style-name="P3" draw:layer="layout" svg:x1="2.35cm" svg:y1="4.05cm" svg:x2="2.35cm" svg:y2="4.8cm">
          <text:p/>
        </draw:line>
        <draw:line draw:style-name="gr26" draw:text-style-name="P3" draw:layer="layout" svg:x1="2.85cm" svg:y1="5.4cm" svg:x2="3.6cm" svg:y2="5.4cm">
          <text:p/>
        </draw:line>
        <draw:line draw:style-name="gr26" draw:text-style-name="P3" draw:layer="layout" svg:x1="6.55cm" svg:y1="3.95cm" svg:x2="6.55cm" svg:y2="4.7cm">
          <text:p/>
        </draw:line>
        <draw:line draw:style-name="gr27" draw:text-style-name="P3" draw:layer="layout" svg:x1="7.15cm" svg:y1="5.4cm" svg:x2="7.9cm" svg:y2="5.4cm">
          <text:p/>
        </draw:line>
        <draw:line draw:style-name="gr26" draw:text-style-name="P3" draw:layer="layout" svg:x1="13.45cm" svg:y1="4.551cm" svg:x2="13.45cm" svg:y2="3.801cm">
          <text:p/>
        </draw:line>
        <draw:line draw:style-name="gr26" draw:text-style-name="P3" draw:layer="layout" svg:x1="13.75cm" svg:y1="5.1cm" svg:x2="14.5cm" svg:y2="5.1cm">
          <text:p/>
        </draw:line>
        <draw:line draw:style-name="gr26" draw:text-style-name="P3" draw:layer="layout" svg:x1="7.15cm" svg:y1="5.4cm" svg:x2="7.9cm" svg:y2="5.4cm">
          <text:p/>
        </draw:line>
        <draw:line draw:style-name="gr26" draw:text-style-name="P3" draw:layer="layout" svg:x1="17.55cm" svg:y1="4.552cm" svg:x2="17.55cm" svg:y2="3.802cm">
          <text:p/>
        </draw:line>
        <draw:line draw:style-name="gr26" draw:text-style-name="P3" draw:layer="layout" svg:x1="17.85cm" svg:y1="5.1cm" svg:x2="18.6cm" svg:y2="5.1cm">
          <text:p/>
        </draw:line>
        <draw:frame draw:style-name="gr14" draw:text-style-name="P9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9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9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9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9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9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9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3" draw:layer="layout" svg:x1="8.253cm" svg:y1="26.205cm" svg:x2="11.253cm" svg:y2="26.155cm">
          <text:p/>
        </draw:line>
        <draw:line draw:style-name="gr10" draw:text-style-name="P3" draw:layer="layout" svg:x1="8.253cm" svg:y1="26.155cm" svg:x2="8.203cm" svg:y2="23.105cm">
          <text:p/>
        </draw:line>
        <draw:frame draw:style-name="gr14" draw:text-style-name="P9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9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502cm" svg:y1="23.352cm" svg:x2="10.752cm" svg:y2="25.852cm">
          <text:p/>
        </draw:line>
        <draw:line draw:style-name="gr3" draw:text-style-name="P3" draw:layer="layout" svg:x1="10.451cm" svg:y1="23.101cm" svg:x2="8.651cm" svg:y2="25.851cm">
          <text:p/>
        </draw:line>
        <draw:custom-shape draw:style-name="gr18" draw:text-style-name="P1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9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3cm" svg:y1="25.252cm" svg:x2="10.25cm" svg:y2="25.25cm">
          <text:p/>
        </draw:line>
        <draw:frame draw:style-name="gr14" draw:text-style-name="P9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9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cm" svg:y1="26.05cm" svg:x2="9cm" svg:y2="25.25cm">
          <text:p/>
        </draw:line>
        <draw:line draw:style-name="gr2" draw:text-style-name="P3" draw:layer="layout" svg:x1="10.3cm" svg:y1="26.05cm" svg:x2="10.25cm" svg:y2="25.25cm">
          <text:p/>
        </draw:line>
        <draw:frame draw:style-name="gr14" draw:text-style-name="P9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9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9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9.1cm" svg:y1="8.4cm" svg:x2="10.1cm" svg:y2="8.4cm">
          <text:p/>
        </draw:line>
        <draw:line draw:style-name="gr3" draw:text-style-name="P3" draw:layer="layout" svg:x1="9cm" svg:y1="10cm" svg:x2="10.5cm" svg:y2="10cm">
          <text:p/>
        </draw:line>
        <draw:frame draw:style-name="gr28" draw:text-style-name="P15" draw:layer="layout" svg:width="1.709cm" svg:height="0.727cm" svg:x="8.75cm" svg:y="7.7cm">
          <draw:text-box>
            <text:p><text:span text:style-name="T10">Overskudds-</text:span></text:p>
            <text:p><text:span text:style-name="T10">tilbud</text:span></text:p>
          </draw:text-box>
        </draw:frame>
        <draw:frame draw:style-name="gr28" draw:text-style-name="P16" draw:layer="layout" svg:width="1.709cm" svg:height="0.727cm" svg:x="8.851cm" svg:y="9.9cm">
          <draw:text-box>
            <text:p><text:span text:style-name="T10">Overskudds-</text:span></text:p>
            <text:p><text:span text:style-name="T10">etterspørsel</text:span></text:p>
          </draw:text-box>
        </draw:frame>
        <draw:frame draw:style-name="gr14" draw:text-style-name="P9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3" draw:layer="layout" svg:x1="6.55cm" svg:y1="3.95cm" svg:x2="6.55cm" svg:y2="4.7cm">
          <text:p/>
        </draw:line>
        <draw:line draw:style-name="gr2" draw:text-style-name="P3" draw:layer="layout" svg:x1="9.5cm" svg:y1="15.8cm" svg:x2="9.5cm" svg:y2="13.55cm">
          <text:p/>
        </draw:line>
        <draw:line draw:style-name="gr10" draw:text-style-name="P3" draw:layer="layout" svg:x1="8.354cm" svg:y1="20.806cm" svg:x2="11.354cm" svg:y2="20.756cm">
          <text:p/>
        </draw:line>
        <draw:line draw:style-name="gr10" draw:text-style-name="P3" draw:layer="layout" svg:x1="8.354cm" svg:y1="20.756cm" svg:x2="8.304cm" svg:y2="17.706cm">
          <text:p/>
        </draw:line>
        <draw:frame draw:style-name="gr14" draw:text-style-name="P9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8.603cm" svg:y1="17.953cm" svg:x2="10.75cm" svg:y2="20.75cm">
          <text:p/>
        </draw:line>
        <draw:line draw:style-name="gr3" draw:text-style-name="P3" draw:layer="layout" svg:x1="10.152cm" svg:y1="17.402cm" svg:x2="8.352cm" svg:y2="20.152cm">
          <text:p/>
        </draw:line>
        <draw:line draw:style-name="gr2" draw:text-style-name="P3" draw:layer="layout" svg:x1="8.251cm" svg:y1="18.751cm" svg:x2="9.25cm" svg:y2="18.75cm">
          <text:p/>
        </draw:line>
        <draw:frame draw:style-name="gr29" draw:text-style-name="P14" draw:layer="layout" svg:width="6.691cm" svg:height="0.662cm" svg:x="7.851cm" svg:y="16.301cm">
          <draw:text-box>
            <text:p><text:span text:style-name="T9">Skiftanal</text:span><text:span text:style-name="T9">yse </text:span><text:span text:style-name="T9">(bratt </text:span><text:span text:style-name="T9">etterspø</text:span><text:span text:style-name="T9">rselskur</text:span><text:span text:style-name="T9">ve)</text:span></text:p>
          </draw:text-box>
        </draw:frame>
        <draw:line draw:style-name="gr3" draw:text-style-name="P3" draw:layer="layout" svg:x1="11.052cm" svg:y1="18.002cm" svg:x2="9.252cm" svg:y2="20.752cm">
          <text:p/>
        </draw:line>
        <draw:frame draw:style-name="gr14" draw:text-style-name="P9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2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3" draw:layer="layout" svg:x1="10cm" svg:y1="19.75cm" svg:x2="8.251cm" svg:y2="19.751cm">
          <text:p/>
        </draw:line>
        <draw:custom-shape draw:style-name="gr18" draw:text-style-name="P1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001cm" svg:y1="20.751cm" svg:x2="10cm" svg:y2="19.75cm">
          <text:p/>
        </draw:line>
        <draw:frame draw:style-name="gr14" draw:text-style-name="P9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9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9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9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3" draw:layer="layout" svg:x1="9.25cm" svg:y1="20.75cm" svg:x2="9.25cm" svg:y2="18.5cm">
          <text:p/>
        </draw:line>
        <draw:line draw:style-name="gr26" draw:text-style-name="P3" draw:layer="layout" svg:x1="8.45cm" svg:y1="13.45cm" svg:x2="8.45cm" svg:y2="14.2cm">
          <text:p/>
        </draw:line>
        <draw:line draw:style-name="gr26" draw:text-style-name="P3" draw:layer="layout" svg:x1="8.45cm" svg:y1="18.75cm" svg:x2="8.45cm" svg:y2="19.5cm">
          <text:p/>
        </draw:line>
        <draw:line draw:style-name="gr26" draw:text-style-name="P3" draw:layer="layout" svg:x1="9.55cm" svg:y1="14.8cm" svg:x2="10.3cm" svg:y2="14.8cm">
          <text:p/>
        </draw:line>
        <draw:line draw:style-name="gr26" draw:text-style-name="P3" draw:layer="layout" svg:x1="9.25cm" svg:y1="20.2cm" svg:x2="10cm" svg:y2="20.2cm">
          <text:p/>
        </draw:line>
        <draw:frame draw:style-name="gr14" draw:text-style-name="P9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3.55cm" svg:y1="22.701cm" svg:x2="1.75cm" svg:y2="25.451cm">
          <text:p/>
        </draw:line>
        <draw:frame draw:style-name="gr14" draw:text-style-name="P9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0" draw:text-style-name="P5" draw:layer="layout" svg:width="10.916cm" svg:height="0.962cm" svg:x="0.75cm" svg:y="0.3cm">
          <draw:text-box>
            <text:p><text:span text:style-name="T4">Oversi</text:span><text:span text:style-name="T4">kt: </text:span><text:span text:style-name="T4">Marke</text:span><text:span text:style-name="T4">det for </text:span><text:span text:style-name="T4">fullko</text:span><text:span text:style-name="T4">mmen </text:span><text:span text:style-name="T4">konkur</text:span><text:span text:style-name="T4">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31" draw:text-style-name="P4" draw:layer="layout" svg:width="2.598cm" svg:height="0.806cm" svg:x="9.7cm" svg:y="4.15cm">
          <draw:text-box>
            <text:p><text:span text:style-name="T3">Tekno</text:span><text:span text:style-name="T3">logi</text:span></text:p>
          </draw:text-box>
        </draw:frame>
        <draw:frame draw:style-name="gr32" draw:text-style-name="P17" draw:layer="layout" svg:width="7.249cm" svg:height="1.109cm" svg:x="0.754cm" svg:y="0.356cm">
          <draw:text-box>
            <text:p><text:span text:style-name="T11">Produ</text:span><text:span text:style-name="T11">ktfunk</text:span><text:span text:style-name="T11">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3" draw:layer="layout" svg:x1="12cm" svg:y1="14.75cm" svg:x2="16.85cm" svg:y2="14.8cm">
          <text:p/>
        </draw:line>
        <draw:line draw:style-name="gr10" draw:text-style-name="P3" draw:layer="layout" svg:x1="12.006cm" svg:y1="14.754cm" svg:x2="12cm" svg:y2="11.05cm">
          <text:p/>
        </draw:line>
        <draw:frame draw:style-name="gr14" draw:text-style-name="P9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9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3" draw:text-style-name="P18" draw:layer="layout" svg:width="9.13cm" svg:height="1.547cm" svg:x="1cm" svg:y="1.338cm">
          <draw:text-box>
            <text:p><text:span text:style-name="T12">Produkt</text:span><text:span text:style-name="T12">funksjo</text:span><text:span text:style-name="T12">nen på </text:span><text:span text:style-name="T12">kort </text:span><text:span text:style-name="T12">sikt</text:span></text:p>
            <text:p><text:span text:style-name="T12">- </text:span><text:span text:style-name="T12">arbeids</text:span><text:span text:style-name="T12">kraft</text:span></text:p>
            <text:p><text:span text:style-name="T12"/></text:p>
          </draw:text-box>
        </draw:frame>
        <draw:frame draw:style-name="gr34" draw:text-style-name="P19" draw:layer="layout" svg:width="9.05cm" svg:height="1.012cm" svg:x="1.2cm" svg:y="9cm">
          <draw:text-box>
            <text:p><text:span text:style-name="T13">Teknis</text:span><text:span text:style-name="T13">ke </text:span><text:span text:style-name="T13">substit</text:span><text:span text:style-name="T13">usjons</text:span><text:span text:style-name="T13">muligh</text:span><text:span text:style-name="T13">er</text:span></text:p>
          </draw:text-box>
        </draw:frame>
        <draw:frame draw:style-name="gr35" draw:text-style-name="P18" draw:layer="layout" svg:width="5.35cm" svg:height="0.962cm" svg:x="11.75cm" svg:y="9.138cm">
          <draw:text-box>
            <text:p><text:span text:style-name="T12">Skalaeg</text:span><text:span text:style-name="T12">enskap</text:span><text:span text:style-name="T12">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0" draw:text-style-name="P3" draw:layer="layout" svg:x1="12.001cm" svg:y1="20.55cm" svg:x2="16.851cm" svg:y2="20.6cm">
          <text:p/>
        </draw:line>
        <draw:line draw:style-name="gr10" draw:text-style-name="P3" draw:layer="layout" svg:x1="12.007cm" svg:y1="20.554cm" svg:x2="12.001cm" svg:y2="16.85cm">
          <text:p/>
        </draw:line>
        <draw:frame draw:style-name="gr14" draw:text-style-name="P9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9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0" draw:text-style-name="P3" draw:layer="layout" svg:x1="12.001cm" svg:y1="25.65cm" svg:x2="16.851cm" svg:y2="25.7cm">
          <text:p/>
        </draw:line>
        <draw:line draw:style-name="gr10" draw:text-style-name="P3" draw:layer="layout" svg:x1="12.007cm" svg:y1="25.654cm" svg:x2="12.001cm" svg:y2="21.95cm">
          <text:p/>
        </draw:line>
        <draw:frame draw:style-name="gr14" draw:text-style-name="P9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9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0" draw:text-style-name="P3" draw:layer="layout" svg:x1="1.3cm" svg:y1="14.45cm" svg:x2="6.15cm" svg:y2="14.5cm">
          <text:p/>
        </draw:line>
        <draw:line draw:style-name="gr10" draw:text-style-name="P3" draw:layer="layout" svg:x1="1.306cm" svg:y1="14.454cm" svg:x2="1.3cm" svg:y2="10.75cm">
          <text:p/>
        </draw:line>
        <draw:frame draw:style-name="gr14" draw:text-style-name="P9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9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0" draw:text-style-name="P3" draw:layer="layout" svg:x1="1.301cm" svg:y1="20.55cm" svg:x2="6.151cm" svg:y2="20.6cm">
          <text:p/>
        </draw:line>
        <draw:line draw:style-name="gr10" draw:text-style-name="P3" draw:layer="layout" svg:x1="1.307cm" svg:y1="20.554cm" svg:x2="1.301cm" svg:y2="16.85cm">
          <text:p/>
        </draw:line>
        <draw:frame draw:style-name="gr14" draw:text-style-name="P9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9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3" draw:layer="layout" svg:x1="1.301cm" svg:y1="25.25cm" svg:x2="6.151cm" svg:y2="25.3cm">
          <text:p/>
        </draw:line>
        <draw:line draw:style-name="gr10" draw:text-style-name="P3" draw:layer="layout" svg:x1="1.307cm" svg:y1="25.254cm" svg:x2="1.301cm" svg:y2="21.55cm">
          <text:p/>
        </draw:line>
        <draw:frame draw:style-name="gr14" draw:text-style-name="P9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9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0" draw:text-style-name="P3" draw:layer="layout" svg:x1="1.303cm" svg:y1="6.55cm" svg:x2="6.153cm" svg:y2="6.6cm">
          <text:p/>
        </draw:line>
        <draw:line draw:style-name="gr10" draw:text-style-name="P3" draw:layer="layout" svg:x1="1.309cm" svg:y1="6.554cm" svg:x2="1.303cm" svg:y2="2.85cm">
          <text:p/>
        </draw:line>
        <draw:frame draw:style-name="gr14" draw:text-style-name="P9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9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3" draw:layer="layout" svg:x1="14.503cm" svg:y1="6.55cm" svg:x2="19.353cm" svg:y2="6.6cm">
          <text:p/>
        </draw:line>
        <draw:line draw:style-name="gr10" draw:text-style-name="P3" draw:layer="layout" svg:x1="14.509cm" svg:y1="6.554cm" svg:x2="14.503cm" svg:y2="2.85cm">
          <text:p/>
        </draw:line>
        <draw:frame draw:style-name="gr14" draw:text-style-name="P9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9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36" draw:text-style-name="P13" draw:layer="layout" svg:width="3.389cm" svg:height="0.569cm" svg:x="17.211cm" svg:y="2.731cm">
          <draw:text-box>
            <text:p><text:span text:style-name="T8">Isokvanter </text:span><text:span text:style-name="T8">(nivåkurver</text:span><text:span text:style-name="T8">)</text:span></text:p>
          </draw:text-box>
        </draw:frame>
        <draw:frame draw:style-name="gr14" draw:text-style-name="P9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2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9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9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9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9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9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9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9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9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9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9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9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9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9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37" draw:text-style-name="P18" draw:layer="layout" svg:width="9.13cm" svg:height="0.962cm" svg:x="14.3cm" svg:y="1.138cm">
          <draw:text-box>
            <text:p><text:span text:style-name="T12">Produkt</text:span><text:span text:style-name="T12">funksjo</text:span><text:span text:style-name="T12">nen på </text:span><text:span text:style-name="T12">lang </text:span><text:span text:style-name="T12">sikt</text:span></text:p>
          </draw:text-box>
        </draw:frame>
        <draw:line draw:style-name="gr10" draw:text-style-name="P3" draw:layer="layout" svg:x1="8.104cm" svg:y1="6.45cm" svg:x2="12.954cm" svg:y2="6.5cm">
          <text:p/>
        </draw:line>
        <draw:line draw:style-name="gr10" draw:text-style-name="P3" draw:layer="layout" svg:x1="8.11cm" svg:y1="6.454cm" svg:x2="8.104cm" svg:y2="2.75cm">
          <text:p/>
        </draw:line>
        <draw:frame draw:style-name="gr14" draw:text-style-name="P9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9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18" draw:text-style-name="P1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38" draw:text-style-name="P13" draw:layer="layout" svg:width="2.022cm" svg:height="0.887cm" svg:x="17.595cm" svg:y="22.05cm">
          <draw:text-box>
            <text:p><text:span text:style-name="T8">Avtagende</text:span></text:p>
            <text:p><text:span text:style-name="T8">skalautbytt</text:span><text:span text:style-name="T8">e</text:span></text:p>
          </draw:text-box>
        </draw:frame>
        <draw:frame draw:style-name="gr38" draw:text-style-name="P13" draw:layer="layout" svg:width="2.022cm" svg:height="0.887cm" svg:x="17.595cm" svg:y="16.651cm">
          <draw:text-box>
            <text:p><text:span text:style-name="T8">Konstant</text:span></text:p>
            <text:p><text:span text:style-name="T8">skalautbytt</text:span><text:span text:style-name="T8">e</text:span></text:p>
          </draw:text-box>
        </draw:frame>
        <draw:frame draw:style-name="gr38" draw:text-style-name="P13" draw:layer="layout" svg:width="2.022cm" svg:height="0.887cm" svg:x="17.695cm" svg:y="10.452cm">
          <draw:text-box>
            <text:p><text:span text:style-name="T8">Økende</text:span></text:p>
            <text:p><text:span text:style-name="T8">skalautbytt</text:span><text:span text:style-name="T8">e</text:span></text:p>
          </draw:text-box>
        </draw:frame>
        <draw:frame draw:style-name="gr39" draw:text-style-name="P10" draw:layer="layout" svg:width="3.084cm" svg:height="1.318cm" svg:x="3.75cm" svg:y="13.25cm">
          <draw:text-box>
            <text:p><text:span text:style-name="T14">MTSB</text:span><text:span text:style-name="T6"> </text:span></text:p>
            <text:p><text:span text:style-name="T15"/></text:p>
          </draw:text-box>
        </draw:frame>
        <draw:frame draw:style-name="gr14" draw:text-style-name="P9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0" draw:text-style-name="P20" draw:layer="layout" svg:width="10.646cm" svg:height="1.187cm" svg:x="5.476cm" svg:y="8.361cm">
          <draw:text-box>
            <text:p><text:page-number>&lt;number&gt;</text:page-number></text:p>
          </draw:text-box>
        </draw:frame>
        <draw:frame draw:style-name="gr32" draw:text-style-name="P17" draw:layer="layout" svg:width="7.249cm" svg:height="1.109cm" svg:x="0.753cm" svg:y="0.355cm">
          <draw:text-box>
            <text:p><text:span text:style-name="T11">Produ</text:span><text:span text:style-name="T11">ksjons</text:span><text:span text:style-name="T11">teori: </text:span><text:span text:style-name="T11">Produ</text:span><text:span text:style-name="T11">ksjo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3" draw:layer="layout" svg:x1="1.502cm" svg:y1="7.25cm" svg:x2="6.352cm" svg:y2="7.3cm">
          <text:p/>
        </draw:line>
        <draw:line draw:style-name="gr10" draw:text-style-name="P3" draw:layer="layout" svg:x1="1.508cm" svg:y1="7.254cm" svg:x2="1.502cm" svg:y2="3.55cm">
          <text:p/>
        </draw:line>
        <draw:frame draw:style-name="gr14" draw:text-style-name="P9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9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3" draw:layer="layout" svg:x1="7.802cm" svg:y1="7.35cm" svg:x2="12.652cm" svg:y2="7.4cm">
          <text:p/>
        </draw:line>
        <draw:line draw:style-name="gr10" draw:text-style-name="P3" draw:layer="layout" svg:x1="7.808cm" svg:y1="7.354cm" svg:x2="7.802cm" svg:y2="3.65cm">
          <text:p/>
        </draw:line>
        <draw:frame draw:style-name="gr14" draw:text-style-name="P9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9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0" draw:text-style-name="P3" draw:layer="layout" svg:x1="14.602cm" svg:y1="7.35cm" svg:x2="19.452cm" svg:y2="7.4cm">
          <text:p/>
        </draw:line>
        <draw:line draw:style-name="gr10" draw:text-style-name="P3" draw:layer="layout" svg:x1="14.608cm" svg:y1="7.354cm" svg:x2="14.602cm" svg:y2="3.65cm">
          <text:p/>
        </draw:line>
        <draw:frame draw:style-name="gr14" draw:text-style-name="P9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9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3" draw:layer="layout" svg:x1="1.503cm" svg:y1="14.75cm" svg:x2="6.353cm" svg:y2="14.8cm">
          <text:p/>
        </draw:line>
        <draw:line draw:style-name="gr10" draw:text-style-name="P3" draw:layer="layout" svg:x1="1.509cm" svg:y1="14.754cm" svg:x2="1.503cm" svg:y2="11.05cm">
          <text:p/>
        </draw:line>
        <draw:frame draw:style-name="gr14" draw:text-style-name="P9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9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0" draw:text-style-name="P3" draw:layer="layout" svg:x1="7.803cm" svg:y1="14.85cm" svg:x2="12.653cm" svg:y2="14.9cm">
          <text:p/>
        </draw:line>
        <draw:line draw:style-name="gr10" draw:text-style-name="P3" draw:layer="layout" svg:x1="7.809cm" svg:y1="14.854cm" svg:x2="7.803cm" svg:y2="11.15cm">
          <text:p/>
        </draw:line>
        <draw:frame draw:style-name="gr14" draw:text-style-name="P9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0" draw:text-style-name="P3" draw:layer="layout" svg:x1="10.704cm" svg:y1="25.45cm" svg:x2="17.2cm" svg:y2="25.5cm">
          <text:p/>
        </draw:line>
        <draw:line draw:style-name="gr10" draw:text-style-name="P3" draw:layer="layout" svg:x1="10.7cm" svg:y1="25.35cm" svg:x2="10.7cm" svg:y2="18.65cm">
          <text:p/>
        </draw:line>
        <draw:frame draw:style-name="gr14" draw:text-style-name="P9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9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3" draw:layer="layout" svg:x1="2.005cm" svg:y1="25.45cm" svg:x2="8.501cm" svg:y2="25.5cm">
          <text:p/>
        </draw:line>
        <draw:line draw:style-name="gr10" draw:text-style-name="P3" draw:layer="layout" svg:x1="2cm" svg:y1="25.5cm" svg:x2="1.899cm" svg:y2="17.8cm">
          <text:p/>
        </draw:line>
        <draw:frame draw:style-name="gr14" draw:text-style-name="P9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.5cm" svg:y1="5.95cm" svg:x2="5.75cm" svg:y2="5.95cm">
          <text:p/>
        </draw:line>
        <draw:line draw:style-name="gr3" draw:text-style-name="P3" draw:layer="layout" svg:x1="1.5cm" svg:y1="5.95cm" svg:x2="5.7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3" draw:layer="layout" svg:x1="14.6cm" svg:y1="6.85cm" svg:x2="18.85cm" svg:y2="6.85cm">
          <text:p/>
        </draw:line>
        <draw:line draw:style-name="gr3" draw:text-style-name="P3" draw:layer="layout" svg:x1="1.5cm" svg:y1="11.6cm" svg:x2="3.5cm" svg:y2="14.8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.7cm" svg:y1="22.45cm" svg:x2="16.45cm" svg:y2="22.45cm">
          <text:p/>
        </draw:line>
        <draw:line draw:style-name="gr3" draw:text-style-name="P3" draw:layer="layout" svg:x1="10.7cm" svg:y1="22.45cm" svg:x2="16.45cm" svg:y2="21.2cm">
          <text:p/>
        </draw:line>
        <draw:line draw:style-name="gr3" draw:text-style-name="P3" draw:layer="layout" svg:x1="10.7cm" svg:y1="22.45cm" svg:x2="16.7cm" svg:y2="23.7cm">
          <text:p/>
        </draw:line>
        <draw:frame draw:style-name="gr14" draw:text-style-name="P9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9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1" draw:text-style-name="P19" draw:layer="layout" svg:width="2.293cm" svg:height="0.725cm" svg:x="1.2cm" svg:y="2.3cm">
          <draw:text-box>
            <text:p><text:span text:style-name="T13">Inntekt</text:span><text:span text:style-name="T13">er</text:span></text:p>
          </draw:text-box>
        </draw:frame>
        <draw:frame draw:style-name="gr42" draw:text-style-name="P19" draw:layer="layout" svg:width="6.695cm" svg:height="1.199cm" svg:x="7.301cm" svg:y="1.901cm">
          <draw:text-box>
            <text:p><text:span text:style-name="T13">Kostna</text:span><text:span text:style-name="T13">der </text:span></text:p>
            <text:p><text:span text:style-name="T13">uten </text:span><text:span text:style-name="T13">faste </text:span><text:span text:style-name="T13">kostna</text:span><text:span text:style-name="T13">der</text:span></text:p>
          </draw:text-box>
        </draw:frame>
        <draw:frame draw:style-name="gr43" draw:text-style-name="P19" draw:layer="layout" svg:width="6.691cm" svg:height="1.199cm" svg:x="14.202cm" svg:y="2.002cm">
          <draw:text-box>
            <text:p><text:span text:style-name="T13">Kostna</text:span><text:span text:style-name="T13">der </text:span></text:p>
            <text:p><text:span text:style-name="T13">med </text:span><text:span text:style-name="T13">faste </text:span><text:span text:style-name="T13">kostna</text:span><text:span text:style-name="T13">der</text:span></text:p>
          </draw:text-box>
        </draw:frame>
        <draw:frame draw:style-name="gr14" draw:text-style-name="P9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9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9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9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9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44" draw:text-style-name="P21" draw:layer="layout" svg:width="1.793cm" svg:height="0.645cm" svg:x="2.3cm" svg:y="12cm">
          <draw:text-box>
            <text:p><text:span text:style-name="T16">isokvant</text:span></text:p>
          </draw:text-box>
        </draw:frame>
        <draw:frame draw:style-name="gr45" draw:text-style-name="P14" draw:layer="layout" svg:width="1.649cm" svg:height="0.662cm" svg:x="3.45cm" svg:y="14.25cm">
          <draw:text-box>
            <text:p><text:span text:style-name="T9">isokost</text:span></text:p>
          </draw:text-box>
        </draw:frame>
        <draw:frame draw:style-name="gr14" draw:text-style-name="P9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9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2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9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9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9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9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05cm" svg:y1="13.2cm" svg:x2="9.1cm" svg:y2="14.85cm">
          <text:p/>
        </draw:lin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8" draw:text-style-name="P1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9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9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46" draw:text-style-name="P23" draw:layer="layout" svg:width="2.119cm" svg:height="0.526cm" svg:x="3.701cm" svg:y="19.801cm">
          <draw:text-box>
            <text:p><text:span text:style-name="T17">Substitumale</text:span><text:span text:style-name="T17">n</text:span></text:p>
          </draw:text-box>
        </draw:frame>
        <draw:custom-shape draw:style-name="gr18" draw:text-style-name="P1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3" draw:layer="layout" svg:x1="14.603cm" svg:y1="14.85cm" svg:x2="19.453cm" svg:y2="14.9cm">
          <text:p/>
        </draw:line>
        <draw:line draw:style-name="gr10" draw:text-style-name="P3" draw:layer="layout" svg:x1="14.609cm" svg:y1="14.854cm" svg:x2="14.603cm" svg:y2="11.15cm">
          <text:p/>
        </draw:line>
        <draw:frame draw:style-name="gr14" draw:text-style-name="P9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4" draw:text-style-name="P9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9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9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9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18" draw:text-style-name="P1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18" draw:text-style-name="P1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47" draw:text-style-name="P24" draw:layer="layout" svg:width="4.075cm" svg:height="0.683cm" svg:x="11.05cm" svg:y="17.9cm">
          <draw:text-box>
            <text:p><text:span text:style-name="T7">Kostnad</text:span><text:span text:style-name="T7">er (lang </text:span><text:span text:style-name="T7">sikt)</text:span></text:p>
          </draw:text-box>
        </draw:frame>
        <draw:frame draw:style-name="gr14" draw:text-style-name="P9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8" draw:text-style-name="P18" draw:layer="layout" svg:width="6.331cm" svg:height="0.683cm" svg:x="1.251cm" svg:y="9.501cm">
          <draw:text-box>
            <text:p><text:span text:style-name="T12">Kostna</text:span><text:span text:style-name="T12">dsmini</text:span><text:span text:style-name="T12">mering </text:span><text:span text:style-name="T12">(lang </text:span><text:span text:style-name="T12">sikt)</text:span></text:p>
          </draw:text-box>
        </draw:frame>
        <draw:frame draw:style-name="gr49" draw:text-style-name="P25" draw:layer="layout" svg:width="4.045cm" svg:height="0.662cm" svg:x="7.55cm" svg:y="9.55cm">
          <draw:text-box>
            <text:p><text:span text:style-name="T18">- </text:span><text:span text:style-name="T18">Billigere </text:span><text:span text:style-name="T18">arbeidsk</text:span><text:span text:style-name="T18">raft</text:span></text:p>
          </draw:text-box>
        </draw:frame>
        <draw:frame draw:style-name="gr50" draw:text-style-name="P25" draw:layer="layout" svg:width="4.376cm" svg:height="0.662cm" svg:x="14.35cm" svg:y="9.65cm">
          <draw:text-box>
            <text:p><text:span text:style-name="T18">- </text:span><text:span text:style-name="T18">Billigere </text:span><text:span text:style-name="T18">kapital</text:span></text:p>
          </draw:text-box>
        </draw:frame>
        <draw:frame draw:style-name="gr14" draw:text-style-name="P22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2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2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2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2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51" draw:text-style-name="P26" draw:layer="layout" svg:width="9.341cm" svg:height="1.275cm" svg:x="10.4cm" svg:y="16.05cm">
          <draw:text-box>
            <text:p><text:span text:style-name="T19">Kostna</text:span><text:span text:style-name="T19">dsfunk</text:span><text:span text:style-name="T19">sjonen </text:span><text:span text:style-name="T19">for </text:span><text:span text:style-name="T19">ulike </text:span><text:span text:style-name="T19">antage</text:span><text:span text:style-name="T19">lser</text:span></text:p>
            <text:p><text:span text:style-name="T19">om </text:span><text:span text:style-name="T19">skalau</text:span><text:span text:style-name="T19">tbytte</text:span></text:p>
          </draw:text-box>
        </draw:frame>
        <draw:frame draw:style-name="gr52" draw:text-style-name="P19" draw:layer="layout" svg:width="4.718cm" svg:height="1.199cm" svg:x="1.6cm" svg:y="15.85cm">
          <draw:text-box>
            <text:p><text:span text:style-name="T13">Kostna</text:span><text:span text:style-name="T13">dsmini</text:span><text:span text:style-name="T13">mering</text:span></text:p>
            <text:p><text:span text:style-name="T13">For et </text:span><text:span text:style-name="T13">gitt </text:span><text:span text:style-name="T13">budsje</text:span><text:span text:style-name="T13">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4" draw:text-style-name="P22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2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2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53" draw:text-style-name="P17" draw:layer="layout" svg:width="11.996cm" svg:height="1.275cm" svg:x="0.754cm" svg:y="0.356cm">
          <draw:text-box>
            <text:p><text:span text:style-name="T11">Produ</text:span><text:span text:style-name="T11">ksjons</text:span><text:span text:style-name="T11">teori: </text:span><text:span text:style-name="T11">Inntekt</text:span><text:span text:style-name="T11">er og </text:span><text:span text:style-name="T11">kostna</text:span><text:span text:style-name="T11">d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0" draw:text-style-name="P3" draw:layer="layout" svg:x1="1.503cm" svg:y1="15.55cm" svg:x2="6.353cm" svg:y2="15.6cm">
          <text:p/>
        </draw:line>
        <draw:line draw:style-name="gr10" draw:text-style-name="P3" draw:layer="layout" svg:x1="1.509cm" svg:y1="15.554cm" svg:x2="1.503cm" svg:y2="11.85cm">
          <text:p/>
        </draw:line>
        <draw:frame draw:style-name="gr14" draw:text-style-name="P9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9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3" draw:layer="layout" svg:x1="14.603cm" svg:y1="15.65cm" svg:x2="19.453cm" svg:y2="15.7cm">
          <text:p/>
        </draw:line>
        <draw:line draw:style-name="gr10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0" draw:text-style-name="P3" draw:layer="layout" svg:x1="1.602cm" svg:y1="8.15cm" svg:x2="6.452cm" svg:y2="8.2cm">
          <text:p/>
        </draw:line>
        <draw:line draw:style-name="gr10" draw:text-style-name="P3" draw:layer="layout" svg:x1="1.608cm" svg:y1="8.154cm" svg:x2="1.602cm" svg:y2="4.45cm">
          <text:p/>
        </draw:line>
        <draw:frame draw:style-name="gr14" draw:text-style-name="P9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9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0" draw:text-style-name="P3" draw:layer="layout" svg:x1="8.202cm" svg:y1="8.15cm" svg:x2="13.052cm" svg:y2="8.2cm">
          <text:p/>
        </draw:line>
        <draw:line draw:style-name="gr10" draw:text-style-name="P3" draw:layer="layout" svg:x1="8.208cm" svg:y1="8.154cm" svg:x2="8.202cm" svg:y2="4.45cm">
          <text:p/>
        </draw:line>
        <draw:frame draw:style-name="gr14" draw:text-style-name="P9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9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3" draw:layer="layout" svg:x1="8.2cm" svg:y1="7.35cm" svg:x2="12.45cm" svg:y2="7.35cm">
          <text:p/>
        </draw:line>
        <draw:frame draw:style-name="gr42" draw:text-style-name="P19" draw:layer="layout" svg:width="6.695cm" svg:height="1.199cm" svg:x="1.101cm" svg:y="2.601cm">
          <draw:text-box>
            <text:p><text:span text:style-name="T13">Kostna</text:span><text:span text:style-name="T13">der </text:span><text:span text:style-name="T13">(kort </text:span><text:span text:style-name="T13">sikt)</text:span></text:p>
            <text:p><text:span text:style-name="T13">uten </text:span><text:span text:style-name="T13">faste </text:span><text:span text:style-name="T13">kostna</text:span><text:span text:style-name="T13">der</text:span></text:p>
          </draw:text-box>
        </draw:frame>
        <draw:frame draw:style-name="gr43" draw:text-style-name="P19" draw:layer="layout" svg:width="6.691cm" svg:height="1.199cm" svg:x="7.902cm" svg:y="2.502cm">
          <draw:text-box>
            <text:p><text:span text:style-name="T13">Kostna</text:span><text:span text:style-name="T13">der </text:span><text:span text:style-name="T13">(kort </text:span><text:span text:style-name="T13">sikt)</text:span></text:p>
            <text:p><text:span text:style-name="T13">med </text:span><text:span text:style-name="T13">faste </text:span><text:span text:style-name="T13">kostna</text:span><text:span text:style-name="T13">der</text:span></text:p>
          </draw:text-box>
        </draw:frame>
        <draw:frame draw:style-name="gr14" draw:text-style-name="P9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9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9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9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9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0" draw:text-style-name="P3" draw:layer="layout" svg:x1="14.629cm" svg:y1="8.151cm" svg:x2="19.479cm" svg:y2="8.201cm">
          <text:p/>
        </draw:line>
        <draw:line draw:style-name="gr10" draw:text-style-name="P3" draw:layer="layout" svg:x1="14.635cm" svg:y1="8.155cm" svg:x2="14.629cm" svg:y2="4.451cm">
          <text:p/>
        </draw:line>
        <draw:frame draw:style-name="gr14" draw:text-style-name="P9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15cm" svg:x2="18cm" svg:y2="6.1cm">
          <text:p/>
        </draw:line>
        <draw:line draw:style-name="gr10" draw:text-style-name="P3" draw:layer="layout" svg:x1="1.602cm" svg:y1="24.95cm" svg:x2="6.452cm" svg:y2="25cm">
          <text:p/>
        </draw:line>
        <draw:line draw:style-name="gr10" draw:text-style-name="P3" draw:layer="layout" svg:x1="1.608cm" svg:y1="24.954cm" svg:x2="1.602cm" svg:y2="21.25cm">
          <text:p/>
        </draw:line>
        <draw:frame draw:style-name="gr14" draw:text-style-name="P9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9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4" draw:text-style-name="P19" draw:layer="layout" svg:width="8.308cm" svg:height="1.199cm" svg:x="1.201cm" svg:y="18.701cm">
          <draw:text-box>
            <text:p><text:span text:style-name="T13">Tilbude</text:span><text:span text:style-name="T13">t fra en </text:span><text:span text:style-name="T13">produs</text:span><text:span text:style-name="T13">ent </text:span></text:p>
            <text:p><text:span text:style-name="T13">kort og </text:span><text:span text:style-name="T13">lang </text:span><text:span text:style-name="T13">sikt</text:span></text:p>
          </draw:text-box>
        </draw:frame>
        <draw:frame draw:style-name="gr14" draw:text-style-name="P9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9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3" draw:layer="layout" svg:x1="1.6cm" svg:y1="23.35cm" svg:x2="6.25cm" svg:y2="23.25cm">
          <text:p/>
        </draw:lin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0" draw:text-style-name="P3" draw:layer="layout" svg:x1="14.429cm" svg:y1="24.951cm" svg:x2="19.279cm" svg:y2="25.001cm">
          <text:p/>
        </draw:line>
        <draw:line draw:style-name="gr10" draw:text-style-name="P3" draw:layer="layout" svg:x1="14.435cm" svg:y1="24.955cm" svg:x2="14.429cm" svg:y2="21.251cm">
          <text:p/>
        </draw:line>
        <draw:frame draw:style-name="gr14" draw:text-style-name="P9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9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4" draw:text-style-name="P9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9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9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9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9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9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5" draw:text-style-name="P19" draw:layer="layout" svg:width="6.691cm" svg:height="0.725cm" svg:x="14.303cm" svg:y="2.503cm">
          <draw:text-box>
            <text:p><text:span text:style-name="T13">Arbeid</text:span><text:span text:style-name="T13">smarke</text:span><text:span text:style-name="T13">det </text:span><text:span text:style-name="T13">(kort </text:span><text:span text:style-name="T13">sikt)</text:span></text:p>
          </draw:text-box>
        </draw:frame>
        <draw:frame draw:style-name="gr14" draw:text-style-name="P9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9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9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9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9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8" draw:text-style-name="P1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6" draw:text-style-name="P19" draw:layer="layout" svg:width="9.904cm" svg:height="1.673cm" svg:x="14.201cm" svg:y="18.202cm">
          <draw:text-box>
            <text:p><text:span text:style-name="T13">Ettersp</text:span><text:span text:style-name="T13">ørsele</text:span><text:span text:style-name="T13">n etter </text:span><text:span text:style-name="T13">arbeid</text:span><text:span text:style-name="T13">skraft </text:span></text:p>
            <text:p><text:span text:style-name="T13">fra en </text:span><text:span text:style-name="T13">produs</text:span><text:span text:style-name="T13">ent </text:span></text:p>
            <text:p><text:span text:style-name="T13">kort og </text:span><text:span text:style-name="T13">lang </text:span><text:span text:style-name="T13">sikt</text:span></text:p>
          </draw:text-box>
        </draw:frame>
        <draw:frame draw:style-name="gr14" draw:text-style-name="P9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4" draw:text-style-name="P9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9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5" draw:text-style-name="P19" draw:layer="layout" svg:width="6.691cm" svg:height="0.725cm" svg:x="14.25cm" svg:y="10.275cm">
          <draw:text-box>
            <text:p><text:span text:style-name="T13">Arbeid</text:span><text:span text:style-name="T13">smarke</text:span><text:span text:style-name="T13">det </text:span><text:span text:style-name="T13">(lang </text:span><text:span text:style-name="T13">sikt)</text:span></text:p>
          </draw:text-box>
        </draw:frame>
        <draw:frame draw:style-name="gr42" draw:text-style-name="P19" draw:layer="layout" svg:width="6.695cm" svg:height="1.199cm" svg:x="1.102cm" svg:y="9.802cm">
          <draw:text-box>
            <text:p><text:span text:style-name="T13">Kostna</text:span><text:span text:style-name="T13">der </text:span><text:span text:style-name="T13">(lang </text:span><text:span text:style-name="T13">sikt)</text:span></text:p>
            <text:p><text:span text:style-name="T13">uten </text:span><text:span text:style-name="T13">faste </text:span><text:span text:style-name="T13">kostna</text:span><text:span text:style-name="T13">der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line draw:style-name="gr3" draw:text-style-name="P3" draw:layer="layout" svg:x1="1.699cm" svg:y1="22.502cm" svg:x2="4.201cm" svg:y2="22.499cm">
          <text:p/>
        </draw:line>
        <draw:line draw:style-name="gr3" draw:text-style-name="P3" draw:layer="layout" svg:x1="1.6cm" svg:y1="23.3cm" svg:x2="3.901cm" svg:y2="23.299cm">
          <text:p/>
        </draw:line>
        <draw:frame draw:style-name="gr14" draw:text-style-name="P9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9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9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3" draw:layer="layout" svg:x1="8.003cm" svg:y1="25.05cm" svg:x2="12.853cm" svg:y2="25.1cm">
          <text:p/>
        </draw:line>
        <draw:line draw:style-name="gr10" draw:text-style-name="P3" draw:layer="layout" svg:x1="8.009cm" svg:y1="25.054cm" svg:x2="8.003cm" svg:y2="21.35cm">
          <text:p/>
        </draw:line>
        <draw:frame draw:style-name="gr14" draw:text-style-name="P9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9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4" draw:text-style-name="P9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9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4" draw:text-style-name="P9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9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4" draw:text-style-name="P9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9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4" draw:text-style-name="P9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4" draw:text-style-name="P9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599cm" svg:y1="23.303cm" svg:x2="4.101cm" svg:y2="23.3cm">
          <text:p/>
        </draw:line>
        <draw:frame draw:style-name="gr14" draw:text-style-name="P9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7" draw:text-style-name="P14" draw:layer="layout" svg:width="1.201cm" svg:height="0.446cm" svg:x="17.379cm" svg:y="23.538cm">
          <draw:text-box>
            <text:p><text:span text:style-name="T20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58" draw:text-style-name="P14" draw:layer="layout" svg:width="1.129cm" svg:height="0.446cm" svg:x="17.301cm" svg:y="24.31cm">
          <draw:text-box>
            <text:p><text:span text:style-name="T20">Kort sikt</text:span></text:p>
          </draw:text-box>
        </draw:frame>
        <draw:frame draw:style-name="gr59" draw:text-style-name="P17" draw:layer="layout" svg:width="19.246cm" svg:height="1.787cm" svg:x="0.754cm" svg:y="0.356cm">
          <draw:text-box>
            <text:p><text:span text:style-name="T11">Produ</text:span><text:span text:style-name="T11">ksjons</text:span><text:span text:style-name="T11">teori:P</text:span><text:span text:style-name="T11">roduse</text:span><text:span text:style-name="T11">ntens </text:span><text:span text:style-name="T11">økono</text:span><text:span text:style-name="T11">miske </text:span><text:span text:style-name="T11">adferd </text:span><text:span text:style-name="T11">i gode- </text:span><text:span text:style-name="T11">og </text:span><text:span text:style-name="T11">arbeid</text:span><text:span text:style-name="T11">smark</text:span><text:span text:style-name="T11">ede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0" draw:text-style-name="P28" draw:layer="layout" svg:width="11.691cm" svg:height="1.673cm" svg:x="0.85cm" svg:y="0.85cm">
          <draw:text-box>
            <text:p><text:span text:style-name="T21">Konsu</text:span><text:span text:style-name="T21">menter: </text:span><text:span text:style-name="T21">Gruppe </text:span><text:span text:style-name="T21">av </text:span><text:span text:style-name="T21">individe</text:span><text:span text:style-name="T21">r med </text:span><text:span text:style-name="T21">samme </text:span><text:span text:style-name="T21">prefera</text:span><text:span text:style-name="T21">nser</text:span></text:p>
            <text:p><text:span text:style-name="T22"/></text:p>
          </draw:text-box>
        </draw:frame>
        <draw:frame draw:style-name="gr14" draw:text-style-name="P9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3" draw:layer="layout" svg:x1="1.4cm" svg:y1="26.65cm" svg:x2="6.25cm" svg:y2="26.7cm">
          <text:p/>
        </draw:line>
        <draw:line draw:style-name="gr10" draw:text-style-name="P3" draw:layer="layout" svg:x1="1.4cm" svg:y1="26.65cm" svg:x2="1.4cm" svg:y2="21.65cm">
          <text:p/>
        </draw:line>
        <draw:frame draw:style-name="gr14" draw:text-style-name="P9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9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9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3" draw:layer="layout" svg:x1="7.4cm" svg:y1="19.55cm" svg:x2="12.25cm" svg:y2="19.6cm">
          <text:p/>
        </draw:line>
        <draw:line draw:style-name="gr10" draw:text-style-name="P3" draw:layer="layout" svg:x1="7.4cm" svg:y1="19.55cm" svg:x2="7.4cm" svg:y2="14.55cm">
          <text:p/>
        </draw:line>
        <draw:frame draw:style-name="gr14" draw:text-style-name="P9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9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9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3" draw:layer="layout" svg:x1="7.4cm" svg:y1="26.65cm" svg:x2="12.25cm" svg:y2="26.7cm">
          <text:p/>
        </draw:line>
        <draw:line draw:style-name="gr10" draw:text-style-name="P3" draw:layer="layout" svg:x1="7.4cm" svg:y1="26.65cm" svg:x2="7.4cm" svg:y2="21.65cm">
          <text:p/>
        </draw:line>
        <draw:frame draw:style-name="gr14" draw:text-style-name="P9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9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3" draw:layer="layout" svg:x1="14.501cm" svg:y1="19.75cm" svg:x2="19.351cm" svg:y2="19.8cm">
          <text:p/>
        </draw:line>
        <draw:line draw:style-name="gr10" draw:text-style-name="P3" draw:layer="layout" svg:x1="14.501cm" svg:y1="19.75cm" svg:x2="14.501cm" svg:y2="14.75cm">
          <text:p/>
        </draw:line>
        <draw:frame draw:style-name="gr14" draw:text-style-name="P9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9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3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0" draw:text-style-name="P3" draw:layer="layout" svg:x1="14.501cm" svg:y1="26.65cm" svg:x2="19.351cm" svg:y2="26.7cm">
          <text:p/>
        </draw:line>
        <draw:line draw:style-name="gr10" draw:text-style-name="P3" draw:layer="layout" svg:x1="14.501cm" svg:y1="26.65cm" svg:x2="14.501cm" svg:y2="21.65cm">
          <text:p/>
        </draw:line>
        <draw:frame draw:style-name="gr14" draw:text-style-name="P9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9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9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3" draw:layer="layout" svg:x1="14.501cm" svg:y1="6.95cm" svg:x2="19.351cm" svg:y2="7cm">
          <text:p/>
        </draw:line>
        <draw:line draw:style-name="gr10" draw:text-style-name="P3" draw:layer="layout" svg:x1="14.501cm" svg:y1="6.95cm" svg:x2="14.501cm" svg:y2="1.95cm">
          <text:p/>
        </draw:line>
        <draw:frame draw:style-name="gr14" draw:text-style-name="P9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9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0" draw:text-style-name="P3" draw:layer="layout" svg:x1="14.501cm" svg:y1="12.95cm" svg:x2="19.351cm" svg:y2="13cm">
          <text:p/>
        </draw:line>
        <draw:line draw:style-name="gr10" draw:text-style-name="P3" draw:layer="layout" svg:x1="14.501cm" svg:y1="12.95cm" svg:x2="14.501cm" svg:y2="7.95cm">
          <text:p/>
        </draw:line>
        <draw:frame draw:style-name="gr14" draw:text-style-name="P9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9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4" draw:text-style-name="P9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9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1" draw:text-style-name="P19" draw:layer="layout" svg:width="5.445cm" svg:height="1.199cm" svg:x="1.505cm" svg:y="20.05cm">
          <draw:text-box>
            <text:p><text:span text:style-name="T13">Perfekt</text:span><text:span text:style-name="T13">e </text:span></text:p>
            <text:p><text:span text:style-name="T13">substit</text:span><text:span text:style-name="T13">usjosm</text:span><text:span text:style-name="T13">ulighet</text:span><text:span text:style-name="T13">er</text:span></text:p>
          </draw:text-box>
        </draw:frame>
        <draw:frame draw:style-name="gr42" draw:text-style-name="P19" draw:layer="layout" svg:width="6.695cm" svg:height="1.199cm" svg:x="7.704cm" svg:y="13.604cm">
          <draw:text-box>
            <text:p><text:span text:style-name="T13">Budsje</text:span><text:span text:style-name="T13">ttbetin</text:span><text:span text:style-name="T13">gelsen</text:span></text:p>
          </draw:text-box>
        </draw:frame>
        <draw:frame draw:style-name="gr42" draw:text-style-name="P19" draw:layer="layout" svg:width="6.695cm" svg:height="1.199cm" svg:x="14.905cm" svg:y="13.505cm">
          <draw:text-box>
            <text:p><text:span text:style-name="T13">Optima</text:span><text:span text:style-name="T13">l </text:span><text:span text:style-name="T13">tilpasni</text:span><text:span text:style-name="T13">ng</text:span></text:p>
          </draw:text-box>
        </draw:frame>
        <draw:frame draw:style-name="gr14" draw:text-style-name="P9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2" draw:text-style-name="P19" draw:layer="layout" svg:width="6.695cm" svg:height="1.199cm" svg:x="15.006cm" svg:y="7.106cm">
          <draw:text-box>
            <text:p><text:span text:style-name="T13">Indiffer</text:span><text:span text:style-name="T13">enskur</text:span><text:span text:style-name="T13">ve</text:span></text:p>
          </draw:text-box>
        </draw:frame>
        <draw:frame draw:style-name="gr42" draw:text-style-name="P19" draw:layer="layout" svg:width="6.695cm" svg:height="1.199cm" svg:x="15.007cm" svg:y="0.807cm">
          <draw:text-box>
            <text:p><text:span text:style-name="T13">Nyttefu</text:span><text:span text:style-name="T13">nksjon</text:span><text:span text:style-name="T13">en</text:span></text:p>
          </draw:text-box>
        </draw:frame>
        <draw:line draw:style-name="gr10" draw:text-style-name="P3" draw:layer="layout" svg:x1="1.401cm" svg:y1="19.55cm" svg:x2="6.251cm" svg:y2="19.6cm">
          <text:p/>
        </draw:line>
        <draw:line draw:style-name="gr10" draw:text-style-name="P3" draw:layer="layout" svg:x1="1.401cm" svg:y1="19.55cm" svg:x2="1.401cm" svg:y2="14.55cm">
          <text:p/>
        </draw:line>
        <draw:frame draw:style-name="gr14" draw:text-style-name="P9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9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4" draw:text-style-name="P9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2" draw:text-style-name="P19" draw:layer="layout" svg:width="6.695cm" svg:height="1.199cm" svg:x="2.205cm" svg:y="13.45cm">
          <draw:text-box>
            <text:p><text:span text:style-name="T13">Indiffer</text:span><text:span text:style-name="T13">enskar</text:span><text:span text:style-name="T13">t</text:span></text:p>
          </draw:text-box>
        </draw:frame>
        <draw:frame draw:style-name="gr62" draw:text-style-name="P19" draw:layer="layout" svg:width="7.148cm" svg:height="1.673cm" svg:x="7.355cm" svg:y="20.077cm">
          <draw:text-box>
            <text:p><text:span text:style-name="T13"><text:s/></text:span></text:p>
            <text:p><text:span text:style-name="T13">Vanlige </text:span><text:span text:style-name="T13"><text:s/></text:span><text:span text:style-name="T13">substit</text:span><text:span text:style-name="T13">usjons</text:span><text:span text:style-name="T13">muligh</text:span><text:span text:style-name="T13">eter</text:span></text:p>
          </draw:text-box>
        </draw:frame>
        <draw:frame draw:style-name="gr42" draw:text-style-name="P19" draw:layer="layout" svg:width="6.695cm" svg:height="1.199cm" svg:x="15.305cm" svg:y="20.305cm">
          <draw:text-box>
            <text:p><text:span text:style-name="T13">Ingen </text:span></text:p>
            <text:p><text:span text:style-name="T13">substit</text:span><text:span text:style-name="T13">usjons</text:span><text:span text:style-name="T13">muligh</text:span><text:span text:style-name="T13">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4" draw:text-style-name="P9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9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8" draw:text-style-name="P1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2cm" svg:y1="18.75cm" svg:x2="5cm" svg:y2="16cm">
          <text:p/>
        </draw:line>
        <draw:frame draw:style-name="gr14" draw:text-style-name="P9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9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4" draw:text-style-name="P3" draw:layer="layout" svg:x1="14.5cm" svg:y1="17.7cm" svg:x2="16cm" svg:y2="17.75cm">
          <text:p/>
        </draw:line>
        <draw:line draw:style-name="gr64" draw:text-style-name="P3" draw:layer="layout" svg:x1="16cm" svg:y1="17.65cm" svg:x2="16cm" svg:y2="19.75cm">
          <text:p/>
        </draw:line>
        <draw:line draw:style-name="gr64" draw:text-style-name="P3" draw:layer="layout" svg:x1="16cm" svg:y1="17.65cm" svg:x2="16cm" svg:y2="19.75cm">
          <text:p/>
        </draw:line>
        <draw:custom-shape draw:style-name="gr18" draw:text-style-name="P1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39" draw:text-style-name="P10" draw:layer="layout" svg:width="3.084cm" svg:height="1.318cm" svg:x="15.95cm" svg:y="11.25cm">
          <draw:text-box>
            <text:p><text:span text:style-name="T14">MSB</text:span><text:span text:style-name="T6"> </text:span></text:p>
            <text:p><text:span text:style-name="T15"/></text:p>
          </draw:text-box>
        </draw:frame>
        <draw:frame draw:style-name="gr65" draw:text-style-name="P13" draw:layer="layout" svg:width="3.762cm" svg:height="0.569cm" svg:x="14.812cm" svg:y="9.232cm">
          <draw:text-box>
            <text:p><text:span text:style-name="T8">Indifferens</text:span><text:span text:style-name="T8">kurve </text:span><text:span text:style-name="T8">(isonytte)</text:span></text:p>
          </draw:text-box>
        </draw:frame>
        <draw:frame draw:style-name="gr14" draw:text-style-name="P2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2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2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2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9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9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9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9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6" draw:text-style-name="P13" draw:layer="layout" svg:width="3.389cm" svg:height="0.569cm" svg:x="2.912cm" svg:y="15.433cm">
          <draw:text-box>
            <text:p><text:span text:style-name="T8">Ikke </text:span><text:span text:style-name="T8">metning</text:span></text:p>
          </draw:text-box>
        </draw:frame>
        <draw:frame draw:style-name="gr36" draw:text-style-name="P13" draw:layer="layout" svg:width="3.389cm" svg:height="0.569cm" svg:x="8.313cm" svg:y="15.933cm">
          <draw:text-box>
            <text:p><text:span text:style-name="T8">Budsjettlinj</text:span><text:span text:style-name="T8">en</text:span></text:p>
          </draw:text-box>
        </draw:frame>
        <draw:frame draw:style-name="gr14" draw:text-style-name="P9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9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9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9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4" draw:text-style-name="P9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9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4" draw:text-style-name="P2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2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2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2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2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2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53" draw:text-style-name="P17" draw:layer="layout" svg:width="12.495cm" svg:height="1.275cm" svg:x="0.755cm" svg:y="0.257cm">
          <draw:text-box>
            <text:p><text:span text:style-name="T11">Konsu</text:span><text:span text:style-name="T11">mente</text:span><text:span text:style-name="T11">ori: </text:span><text:span text:style-name="T11">Konsu</text:span><text:span text:style-name="T11">mente</text:span><text:span text:style-name="T11">ns </text:span><text:span text:style-name="T11">valg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3" draw:layer="layout" svg:x1="1.501cm" svg:y1="8.15cm" svg:x2="6.351cm" svg:y2="8.2cm">
          <text:p/>
        </draw:line>
        <draw:line draw:style-name="gr10" draw:text-style-name="P3" draw:layer="layout" svg:x1="1.501cm" svg:y1="8.15cm" svg:x2="1.501cm" svg:y2="3.15cm">
          <text:p/>
        </draw:line>
        <draw:frame draw:style-name="gr14" draw:text-style-name="P9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9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4" draw:text-style-name="P9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3" draw:layer="layout" svg:x1="7.901cm" svg:y1="8.15cm" svg:x2="12.751cm" svg:y2="8.2cm">
          <text:p/>
        </draw:line>
        <draw:line draw:style-name="gr10" draw:text-style-name="P3" draw:layer="layout" svg:x1="7.901cm" svg:y1="8.15cm" svg:x2="7.901cm" svg:y2="3.15cm">
          <text:p/>
        </draw:line>
        <draw:frame draw:style-name="gr14" draw:text-style-name="P9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9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4" draw:text-style-name="P9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3" draw:layer="layout" svg:x1="14.602cm" svg:y1="8.15cm" svg:x2="19.452cm" svg:y2="8.2cm">
          <text:p/>
        </draw:line>
        <draw:line draw:style-name="gr10" draw:text-style-name="P3" draw:layer="layout" svg:x1="14.602cm" svg:y1="8.15cm" svg:x2="14.602cm" svg:y2="3.15cm">
          <text:p/>
        </draw:line>
        <draw:frame draw:style-name="gr14" draw:text-style-name="P9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9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4" draw:text-style-name="P9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3" draw:layer="layout" svg:x1="4.202cm" svg:y1="26.55cm" svg:x2="9.052cm" svg:y2="26.6cm">
          <text:p/>
        </draw:line>
        <draw:line draw:style-name="gr10" draw:text-style-name="P3" draw:layer="layout" svg:x1="4.202cm" svg:y1="26.55cm" svg:x2="4.202cm" svg:y2="21.55cm">
          <text:p/>
        </draw:line>
        <draw:frame draw:style-name="gr14" draw:text-style-name="P9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9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9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9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3" draw:layer="layout" svg:x1="11.603cm" svg:y1="19.55cm" svg:x2="16.453cm" svg:y2="19.6cm">
          <text:p/>
        </draw:line>
        <draw:line draw:style-name="gr10" draw:text-style-name="P3" draw:layer="layout" svg:x1="11.603cm" svg:y1="19.55cm" svg:x2="11.603cm" svg:y2="14.55cm">
          <text:p/>
        </draw:line>
        <draw:frame draw:style-name="gr14" draw:text-style-name="P9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9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9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3" draw:layer="layout" svg:x1="11.603cm" svg:y1="26.55cm" svg:x2="16.453cm" svg:y2="26.6cm">
          <text:p/>
        </draw:line>
        <draw:line draw:style-name="gr10" draw:text-style-name="P3" draw:layer="layout" svg:x1="11.603cm" svg:y1="26.55cm" svg:x2="11.603cm" svg:y2="21.55cm">
          <text:p/>
        </draw:line>
        <draw:frame draw:style-name="gr14" draw:text-style-name="P9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9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9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9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2" draw:text-style-name="P19" draw:layer="layout" svg:width="6.695cm" svg:height="1.199cm" svg:x="1.555cm" svg:y="1.75cm">
          <draw:text-box>
            <text:p><text:span text:style-name="T13">Egenpr</text:span><text:span text:style-name="T13">iselasti</text:span><text:span text:style-name="T13">sitet</text:span></text:p>
          </draw:text-box>
        </draw:frame>
        <draw:frame draw:style-name="gr42" draw:text-style-name="P19" draw:layer="layout" svg:width="6.695cm" svg:height="1.199cm" svg:x="7.805cm" svg:y="1.801cm">
          <draw:text-box>
            <text:p><text:span text:style-name="T13">Kryssp</text:span><text:span text:style-name="T13">riselast</text:span><text:span text:style-name="T13">isitet</text:span></text:p>
          </draw:text-box>
        </draw:frame>
        <draw:frame draw:style-name="gr42" draw:text-style-name="P19" draw:layer="layout" svg:width="6.695cm" svg:height="1.199cm" svg:x="14.895cm" svg:y="2.051cm">
          <draw:text-box>
            <text:p><text:span text:style-name="T13">Inntekt</text:span><text:span text:style-name="T13">selasti</text:span><text:span text:style-name="T13">sitet</text:span></text:p>
          </draw:text-box>
        </draw:frame>
        <draw:frame draw:style-name="gr66" draw:text-style-name="P19" draw:layer="layout" svg:width="7.225cm" svg:height="1.199cm" svg:x="4.025cm" svg:y="12.301cm">
          <draw:text-box>
            <text:p><text:span text:style-name="T13">Utledni</text:span><text:span text:style-name="T13">ng av </text:span><text:span text:style-name="T13">ettersp</text:span><text:span text:style-name="T13">ørselsk</text:span><text:span text:style-name="T13">urven</text:span></text:p>
            <text:p><text:span text:style-name="T13">for </text:span><text:span text:style-name="T13">gode 1</text:span></text:p>
          </draw:text-box>
        </draw:frame>
        <draw:frame draw:style-name="gr42" draw:text-style-name="P19" draw:layer="layout" svg:width="6.695cm" svg:height="1.199cm" svg:x="11.805cm" svg:y="12.451cm">
          <draw:text-box>
            <text:p><text:span text:style-name="T13">Utledni</text:span><text:span text:style-name="T13">ng av </text:span><text:span text:style-name="T13">tilbuds</text:span><text:span text:style-name="T13">kurven </text:span><text:span text:style-name="T13">for</text:span></text:p>
            <text:p><text:span text:style-name="T13">arbeid</text:span><text:span text:style-name="T13">skraft </text:span><text:span text:style-name="T13">(ikke </text:span><text:span text:style-name="T13">pensu</text:span><text:span text:style-name="T13">m)</text:span></text:p>
          </draw:text-box>
        </draw:frame>
        <draw:frame draw:style-name="gr42" draw:text-style-name="P19" draw:layer="layout" svg:width="6.695cm" svg:height="1.199cm" svg:x="4.804cm" svg:y="20.304cm">
          <draw:text-box>
            <text:p><text:span text:style-name="T13">Ettersp</text:span><text:span text:style-name="T13">ørsel </text:span><text:span text:style-name="T13">av </text:span></text:p>
            <text:p><text:span text:style-name="T13">konsu</text:span><text:span text:style-name="T13">mgode</text:span></text:p>
          </draw:text-box>
        </draw:frame>
        <draw:frame draw:style-name="gr42" draw:text-style-name="P19" draw:layer="layout" svg:width="6.695cm" svg:height="1.199cm" svg:x="12.1cm" svg:y="20.65cm">
          <draw:text-box>
            <text:p><text:span text:style-name="T13">Tilbude</text:span><text:span text:style-name="T13">t av </text:span><text:span text:style-name="T13">arbeid</text:span><text:span text:style-name="T13">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8" draw:text-style-name="P1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4" draw:text-style-name="P9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9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6" draw:text-style-name="P13" draw:layer="layout" svg:width="3.389cm" svg:height="0.569cm" svg:x="2.712cm" svg:y="10.433cm">
          <draw:text-box>
            <text:p><text:span text:style-name="T8">Prisuelastis</text:span><text:span text:style-name="T8">k</text:span></text:p>
          </draw:text-box>
        </draw:frame>
        <draw:frame draw:style-name="gr36" draw:text-style-name="P13" draw:layer="layout" svg:width="3.389cm" svg:height="0.569cm" svg:x="1.113cm" svg:y="10.434cm">
          <draw:text-box>
            <text:p><text:span text:style-name="T8">Priselastisk</text:span></text:p>
          </draw:text-box>
        </draw:frame>
        <draw:frame draw:style-name="gr36" draw:text-style-name="P13" draw:layer="layout" svg:width="3.389cm" svg:height="0.569cm" svg:x="4.914cm" svg:y="10.435cm">
          <draw:text-box>
            <text:p><text:span text:style-name="T8">(Giffen </text:span><text:span text:style-name="T8">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4" draw:text-style-name="P9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9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7" draw:text-style-name="P13" draw:layer="layout" svg:width="3.389cm" svg:height="0.887cm" svg:x="2.35cm" svg:y="9.263cm">
          <draw:text-box>
            <text:p><text:span text:style-name="T8">Pris-</text:span></text:p>
            <text:p><text:span text:style-name="T8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67" draw:text-style-name="P13" draw:layer="layout" svg:width="3.389cm" svg:height="0.887cm" svg:x="9.6cm" svg:y="9.35cm">
          <draw:text-box>
            <text:p><text:span text:style-name="T8">Pris-</text:span></text:p>
            <text:p><text:span text:style-name="T8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36" draw:text-style-name="P13" draw:layer="layout" svg:width="3.389cm" svg:height="0.569cm" svg:x="7.901cm" svg:y="10.401cm">
          <draw:text-box>
            <text:p><text:span text:style-name="T8">Kompleme</text:span><text:span text:style-name="T8">ntært</text:span></text:p>
          </draw:text-box>
        </draw:frame>
        <draw:frame draw:style-name="gr36" draw:text-style-name="P13" draw:layer="layout" svg:width="3.389cm" svg:height="0.569cm" svg:x="10.202cm" svg:y="10.402cm">
          <draw:text-box>
            <text:p><text:span text:style-name="T8">Alternativer</text:span></text:p>
          </draw:text-box>
        </draw:frame>
        <draw:frame draw:style-name="gr14" draw:text-style-name="P9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4" draw:text-style-name="P9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7" draw:text-style-name="P13" draw:layer="layout" svg:width="3.389cm" svg:height="0.887cm" svg:x="16.461cm" svg:y="10.481cm">
          <draw:text-box>
            <text:p><text:span text:style-name="T8">Inntekts-</text:span></text:p>
            <text:p><text:span text:style-name="T8">uelastisk</text:span></text:p>
          </draw:text-box>
        </draw:frame>
        <draw:frame draw:style-name="gr67" draw:text-style-name="P13" draw:layer="layout" svg:width="3.389cm" svg:height="0.887cm" svg:x="14.311cm" svg:y="10.45cm">
          <draw:text-box>
            <text:p><text:span text:style-name="T8">Mindreverd</text:span><text:span text:style-name="T8">ig</text:span></text:p>
            <text:p><text:span text:style-name="T8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4" draw:text-style-name="P9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7" draw:text-style-name="P13" draw:layer="layout" svg:width="3.389cm" svg:height="0.887cm" svg:x="18.016cm" svg:y="9.135cm">
          <draw:text-box>
            <text:p><text:span text:style-name="T8">Inntekts-</text:span></text:p>
            <text:p><text:span text:style-name="T8">nøytralt</text:span></text:p>
          </draw:text-box>
        </draw:frame>
        <draw:frame draw:style-name="gr67" draw:text-style-name="P13" draw:layer="layout" svg:width="3.389cm" svg:height="0.887cm" svg:x="18.612cm" svg:y="10.451cm">
          <draw:text-box>
            <text:p><text:span text:style-name="T8">Inntekts-</text:span></text:p>
            <text:p><text:span text:style-name="T8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8" draw:text-style-name="P1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9cm" svg:y1="6.5cm" svg:x2="11.65cm" svg:y2="8.25cm">
          <text:p/>
        </draw:line>
        <draw:frame draw:style-name="gr14" draw:text-style-name="P9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9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9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9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9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5cm" svg:y1="4cm" svg:x2="17.75cm" svg:y2="8.25cm">
          <text:p/>
        </draw:line>
        <draw:line draw:style-name="gr2" draw:text-style-name="P3" draw:layer="layout" svg:x1="14.7cm" svg:y1="3.5cm" svg:x2="18.25cm" svg:y2="8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8" draw:text-style-name="P1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15cm" svg:y1="7.251cm" svg:x2="18cm" svg:y2="4.501cm">
          <text:p/>
        </draw:line>
        <draw:frame draw:style-name="gr68" draw:text-style-name="P13" draw:layer="layout" svg:width="3.389cm" svg:height="0.619cm" svg:x="16.702cm" svg:y="3.652cm">
          <draw:text-box>
            <text:p><text:span text:style-name="T8">Engel-</text:span><text:span text:style-name="T8">kurve</text:span></text:p>
          </draw:text-box>
        </draw:frame>
        <draw:frame draw:style-name="gr14" draw:text-style-name="P9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9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9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9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8" draw:text-style-name="P1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25cm" svg:y1="6.5cm" svg:x2="2.25cm" svg:y2="8.15cm">
          <text:p/>
        </draw:line>
        <draw:frame draw:style-name="gr14" draw:text-style-name="P9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9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9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9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9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8" draw:text-style-name="P1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9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9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0" draw:text-style-name="P3" draw:layer="layout" svg:x1="15.5cm" svg:y1="6.25cm" svg:x2="15.45cm" svg:y2="5.55cm">
          <text:p/>
        </draw:line>
        <draw:line draw:style-name="gr71" draw:text-style-name="P3" draw:layer="layout" svg:x1="16.05cm" svg:y1="7cm" svg:x2="16.8cm" svg:y2="7cm">
          <text:p/>
        </draw:line>
        <draw:line draw:style-name="gr10" draw:text-style-name="P3" draw:layer="layout" svg:x1="4.202cm" svg:y1="19.751cm" svg:x2="9.052cm" svg:y2="19.801cm">
          <text:p/>
        </draw:line>
        <draw:line draw:style-name="gr10" draw:text-style-name="P3" draw:layer="layout" svg:x1="4.202cm" svg:y1="19.751cm" svg:x2="4.202cm" svg:y2="14.751cm">
          <text:p/>
        </draw:line>
        <draw:frame draw:style-name="gr14" draw:text-style-name="P9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4" draw:text-style-name="P9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cm" svg:x2="7cm" svg:y2="19.75cm">
          <text:p/>
        </draw:line>
        <draw:line draw:style-name="gr2" draw:text-style-name="P3" draw:layer="layout" svg:x1="4.25cm" svg:y1="15cm" svg:x2="5.25cm" svg:y2="19.75cm">
          <text:p/>
        </draw:line>
        <draw:custom-shape draw:style-name="gr18" draw:text-style-name="P1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8" draw:text-style-name="P1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.502cm" svg:y1="8.151cm" svg:x2="6.352cm" svg:y2="8.201cm">
          <text:p/>
        </draw:line>
        <draw:line draw:style-name="gr10" draw:text-style-name="P3" draw:layer="layout" svg:x1="1.502cm" svg:y1="8.151cm" svg:x2="1.502cm" svg:y2="3.151cm">
          <text:p/>
        </draw:line>
        <draw:frame draw:style-name="gr14" draw:text-style-name="P9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9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.001cm" svg:y2="8.101cm">
          <text:p/>
        </draw:line>
        <draw:custom-shape draw:style-name="gr18" draw:text-style-name="P1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9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9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9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8" draw:text-style-name="P1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251cm" svg:y1="6.501cm" svg:x2="2.251cm" svg:y2="8.151cm">
          <text:p/>
        </draw:line>
        <draw:frame draw:style-name="gr14" draw:text-style-name="P9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9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9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9" draw:text-style-name="P3" draw:layer="layout" svg:x1="3.351cm" svg:y1="6.601cm" svg:x2="2.351cm" svg:y2="6.601cm">
          <text:p/>
        </draw:line>
        <draw:frame draw:style-name="gr14" draw:text-style-name="P9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9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6.003cm" svg:y="17.653cm">
          <draw:text-box>
            <text:p><text:span text:style-name="T8">A</text:span></text:p>
          </draw:text-box>
        </draw:frame>
        <draw:frame draw:style-name="gr68" draw:text-style-name="P13" draw:layer="layout" svg:width="3.389cm" svg:height="0.619cm" svg:x="16.703cm" svg:y="3.653cm">
          <draw:text-box>
            <text:p><text:span text:style-name="T8">Engel-</text:span><text:span text:style-name="T8">kurve</text:span></text:p>
          </draw:text-box>
        </draw:frame>
        <draw:frame draw:style-name="gr68" draw:text-style-name="P13" draw:layer="layout" svg:width="3.389cm" svg:height="0.619cm" svg:x="5.504cm" svg:y="16.954cm">
          <draw:text-box>
            <text:p><text:span text:style-name="T8">B</text:span></text:p>
          </draw:text-box>
        </draw:frame>
        <draw:frame draw:style-name="gr68" draw:text-style-name="P13" draw:layer="layout" svg:width="3.389cm" svg:height="0.619cm" svg:x="4.305cm" svg:y="17.855cm">
          <draw:text-box>
            <text:p><text:span text:style-name="T8">C</text:span></text:p>
          </draw:text-box>
        </draw:frame>
        <draw:line draw:style-name="gr72" draw:text-style-name="P3" draw:layer="layout" svg:x1="6.75cm" svg:y1="17.75cm" svg:x2="6cm" svg:y2="16.75cm">
          <text:p/>
        </draw:line>
        <draw:line draw:style-name="gr73" draw:text-style-name="P3" draw:layer="layout" svg:x1="5.25cm" svg:y1="17.5cm" svg:x2="5.05cm" svg:y2="18.1cm">
          <text:p/>
        </draw:line>
        <draw:frame draw:style-name="gr68" draw:text-style-name="P13" draw:layer="layout" svg:width="3.389cm" svg:height="0.619cm" svg:x="6.304cm" svg:y="16.654cm">
          <draw:text-box>
            <text:p><text:span text:style-name="T8"><text:s/></text:span><text:span text:style-name="T8">SE (-)</text:span></text:p>
          </draw:text-box>
        </draw:frame>
        <draw:frame draw:style-name="gr68" draw:text-style-name="P13" draw:layer="layout" svg:width="3.389cm" svg:height="0.619cm" svg:x="3.805cm" svg:y="17.155cm">
          <draw:text-box>
            <text:p><text:span text:style-name="T8"><text:s/></text:span><text:span text:style-name="T8">IE (+/-,0)</text:span></text:p>
          </draw:text-box>
        </draw:frame>
        <draw:frame draw:style-name="gr14" draw:text-style-name="P9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9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4.95cm" svg:y1="15cm" svg:x2="5.95cm" svg:y2="19.75cm">
          <text:p/>
        </draw:line>
        <draw:frame draw:style-name="gr14" draw:text-style-name="P9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9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4" draw:text-style-name="P9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9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4" draw:text-style-name="P3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6" draw:text-style-name="P13" draw:layer="layout" svg:width="3.389cm" svg:height="1.205cm" svg:x="6.104cm" svg:y="22.054cm">
          <draw:text-box>
            <text:p><text:span text:style-name="T8">Etterspørs</text:span><text:span text:style-name="T8">elskurve </text:span></text:p>
            <text:p><text:span text:style-name="T8">(subseffekt </text:span><text:span text:style-name="T8">overstiger</text:span></text:p>
            <text:p><text:span text:style-name="T8">inntektseffe</text:span><text:span text:style-name="T8">kt)</text:span></text:p>
          </draw:text-box>
        </draw:frame>
        <draw:line draw:style-name="gr77" draw:text-style-name="P3" draw:layer="layout" svg:x1="7.5cm" svg:y1="22.75cm" svg:x2="6cm" svg:y2="23.75cm">
          <text:p/>
        </draw:line>
        <draw:frame draw:style-name="gr68" draw:text-style-name="P13" draw:layer="layout" svg:width="3.389cm" svg:height="0.619cm" svg:x="5.904cm" svg:y="25.654cm">
          <draw:text-box>
            <text:p><text:span text:style-name="T8">MBV</text:span></text:p>
          </draw:text-box>
        </draw:frame>
        <draw:line draw:style-name="gr78" draw:text-style-name="P3" draw:layer="layout" svg:x1="16.25cm" svg:y1="20.25cm" svg:x2="11.5cm" svg:y2="20.25cm">
          <text:p/>
        </draw:line>
        <draw:frame draw:style-name="gr14" draw:text-style-name="P9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4" draw:text-style-name="P9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9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9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8" draw:text-style-name="P1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8" draw:text-style-name="P1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8" draw:text-style-name="P1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9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13.105cm" svg:y="18.555cm">
          <draw:text-box>
            <text:p><text:span text:style-name="T8">A</text:span></text:p>
          </draw:text-box>
        </draw:frame>
        <draw:frame draw:style-name="gr68" draw:text-style-name="P13" draw:layer="layout" svg:width="3.389cm" svg:height="0.619cm" svg:x="12.25cm" svg:y="17.881cm">
          <draw:text-box>
            <text:p><text:span text:style-name="T8">B</text:span></text:p>
          </draw:text-box>
        </draw:frame>
        <draw:frame draw:style-name="gr68" draw:text-style-name="P13" draw:layer="layout" svg:width="3.389cm" svg:height="0.619cm" svg:x="13.551cm" svg:y="16.882cm">
          <draw:text-box>
            <text:p><text:span text:style-name="T8">C</text:span></text:p>
          </draw:text-box>
        </draw:frame>
        <draw:frame draw:style-name="gr68" draw:text-style-name="P13" draw:layer="layout" svg:width="3.389cm" svg:height="0.619cm" svg:x="13.006cm" svg:y="25.756cm">
          <draw:text-box>
            <text:p><text:span text:style-name="T8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68" draw:text-style-name="P13" draw:layer="layout" svg:width="3.389cm" svg:height="0.619cm" svg:x="14.307cm" svg:y="22.557cm">
          <draw:text-box>
            <text:p><text:span text:style-name="T8">C</text:span></text:p>
          </draw:text-box>
        </draw:frame>
        <draw:frame draw:style-name="gr79" draw:text-style-name="P13" draw:layer="layout" svg:width="3.389cm" svg:height="1.523cm" svg:x="13.805cm" svg:y="21.255cm">
          <draw:text-box>
            <text:p><text:span text:style-name="T8">Tilbudskurv</text:span><text:span text:style-name="T8">e </text:span></text:p>
            <text:p><text:span text:style-name="T8">(ikke alltid </text:span><text:span text:style-name="T8">subseffekt </text:span></text:p>
            <text:p><text:span text:style-name="T8">overstiger</text:span></text:p>
            <text:p><text:span text:style-name="T8">inntektseffe</text:span><text:span text:style-name="T8">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8" draw:text-style-name="P1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3" draw:layer="layout" svg:width="3.389cm" svg:height="0.619cm" svg:x="12.105cm" svg:y="18.355cm">
          <draw:text-box>
            <text:p><text:span text:style-name="T8"><text:s/></text:span><text:span text:style-name="T8">SE (-)</text:span></text:p>
          </draw:text-box>
        </draw:frame>
        <draw:frame draw:style-name="gr68" draw:text-style-name="P13" draw:layer="layout" svg:width="3.389cm" svg:height="0.619cm" svg:x="12.106cm" svg:y="17.056cm">
          <draw:text-box>
            <text:p><text:span text:style-name="T8"><text:s/></text:span><text:span text:style-name="T8">IE (+)</text:span></text:p>
          </draw:text-box>
        </draw:frame>
        <draw:frame draw:style-name="gr68" draw:text-style-name="P13" draw:layer="layout" svg:width="3.389cm" svg:height="0.619cm" svg:x="7.207cm" svg:y="24.557cm">
          <draw:text-box>
            <text:p><text:span text:style-name="T8">A</text:span></text:p>
          </draw:text-box>
        </draw:frame>
        <draw:frame draw:style-name="gr80" draw:text-style-name="P31" draw:layer="layout" svg:width="0.693cm" svg:height="0.57cm" svg:x="5.064cm" svg:y="22.182cm">
          <draw:text-box>
            <text:p><text:span text:style-name="T8">C</text:span></text:p>
          </draw:text-box>
        </draw:frame>
        <draw:frame draw:style-name="gr68" draw:text-style-name="P13" draw:layer="layout" svg:width="3.389cm" svg:height="0.619cm" svg:x="12.708cm" svg:y="22.158cm">
          <draw:text-box>
            <text:p><text:span text:style-name="T8">c’</text:span></text:p>
          </draw:text-box>
        </draw:frame>
        <draw:custom-shape draw:style-name="gr18" draw:text-style-name="P1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3.251cm" svg:y1="6.501cm" svg:x2="3.251cm" svg:y2="8.151cm">
          <text:p/>
        </draw:line>
        <draw:line draw:style-name="gr64" draw:text-style-name="P3" draw:layer="layout" svg:x1="1.5cm" svg:y1="6.35cm" svg:x2="3.5cm" svg:y2="6.35cm">
          <text:p/>
        </draw:line>
        <draw:line draw:style-name="gr64" draw:text-style-name="P3" draw:layer="layout" svg:x1="1.55cm" svg:y1="6.6cm" svg:x2="2.3cm" svg:y2="6.6cm">
          <text:p/>
        </draw:line>
        <draw:line draw:style-name="gr64" draw:text-style-name="P3" draw:layer="layout" svg:x1="7.9cm" svg:y1="7.25cm" svg:x2="9.6cm" svg:y2="7.25cm">
          <text:p/>
        </draw:line>
        <draw:line draw:style-name="gr64" draw:text-style-name="P3" draw:layer="layout" svg:x1="7.9cm" svg:y1="6.35cm" svg:x2="9.6cm" svg:y2="6.35cm">
          <text:p/>
        </draw:line>
        <draw:line draw:style-name="gr81" draw:text-style-name="P3" draw:layer="layout" svg:x1="9.65cm" svg:y1="6.55cm" svg:x2="9.65cm" svg:y2="7.05cm">
          <text:p/>
        </draw:line>
        <draw:line draw:style-name="gr64" draw:text-style-name="P3" draw:layer="layout" svg:x1="9.651cm" svg:y1="6.501cm" svg:x2="9.651cm" svg:y2="8.151cm">
          <text:p/>
        </draw:line>
        <draw:line draw:style-name="gr64" draw:text-style-name="P3" draw:layer="layout" svg:x1="14.5cm" svg:y1="5.75cm" svg:x2="16.5cm" svg:y2="5.75cm">
          <text:p/>
        </draw:line>
        <draw:line draw:style-name="gr64" draw:text-style-name="P3" draw:layer="layout" svg:x1="14.6cm" svg:y1="6.15cm" svg:x2="16.3cm" svg:y2="6.15cm">
          <text:p/>
        </draw:line>
        <draw:line draw:style-name="gr64" draw:text-style-name="P3" draw:layer="layout" svg:x1="16.451cm" svg:y1="5.701cm" svg:x2="16.5cm" svg:y2="8.25cm">
          <text:p/>
        </draw:line>
        <draw:line draw:style-name="gr64" draw:text-style-name="P3" draw:layer="layout" svg:x1="16.149cm" svg:y1="6.301cm" svg:x2="16.152cm" svg:y2="7.951cm">
          <text:p/>
        </draw:line>
        <draw:line draw:style-name="gr64" draw:text-style-name="P3" draw:layer="layout" svg:x1="16.151cm" svg:y1="6.501cm" svg:x2="16.151cm" svg:y2="8.151cm">
          <text:p/>
        </draw:line>
        <draw:frame draw:style-name="gr14" draw:text-style-name="P9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9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9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82" draw:text-style-name="P17" draw:layer="layout" svg:width="19.494cm" svg:height="2.299cm" svg:x="0.756cm" svg:y="0.258cm">
          <draw:text-box>
            <text:p><text:span text:style-name="T11">Konsu</text:span><text:span text:style-name="T11">mente</text:span><text:span text:style-name="T11">ori: </text:span><text:span text:style-name="T11">Konsu</text:span><text:span text:style-name="T11">mente</text:span><text:span text:style-name="T11">ns </text:span><text:span text:style-name="T11">økono</text:span><text:span text:style-name="T11">miske </text:span><text:span text:style-name="T11">adferd </text:span><text:span text:style-name="T11">i gode- </text:span><text:span text:style-name="T11">og </text:span><text:span text:style-name="T11">arbeid</text:span><text:span text:style-name="T11">smark</text:span><text:span text:style-name="T11">ede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2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9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9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3" draw:text-style-name="P3" draw:layer="layout" svg:x1="2.5cm" svg:y1="9.95cm" svg:x2="2.5cm" svg:y2="7.2cm">
          <text:p/>
        </draw:line>
        <draw:line draw:style-name="gr84" draw:text-style-name="P3" draw:layer="layout" svg:x1="2.5cm" svg:y1="9.95cm" svg:x2="5cm" svg:y2="9.95cm">
          <text:p/>
        </draw:line>
        <draw:frame draw:style-name="gr14" draw:text-style-name="P9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9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3" draw:text-style-name="P3" draw:layer="layout" svg:x1="2.5cm" svg:y1="13.85cm" svg:x2="2.5cm" svg:y2="11.1cm">
          <text:p/>
        </draw:line>
        <draw:line draw:style-name="gr84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4" draw:text-style-name="P9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9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3" draw:text-style-name="P3" draw:layer="layout" svg:x1="12.5cm" svg:y1="26.35cm" svg:x2="12.5cm" svg:y2="23.6cm">
          <text:p/>
        </draw:line>
        <draw:line draw:style-name="gr84" draw:text-style-name="P3" draw:layer="layout" svg:x1="12.5cm" svg:y1="26.35cm" svg:x2="15cm" svg:y2="26.35cm">
          <text:p/>
        </draw:line>
        <draw:frame draw:style-name="gr14" draw:text-style-name="P9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9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9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3" draw:text-style-name="P3" draw:layer="layout" svg:x1="7.501cm" svg:y1="9.95cm" svg:x2="7.501cm" svg:y2="7.2cm">
          <text:p/>
        </draw:line>
        <draw:line draw:style-name="gr84" draw:text-style-name="P3" draw:layer="layout" svg:x1="7.501cm" svg:y1="9.95cm" svg:x2="10.001cm" svg:y2="9.95cm">
          <text:p/>
        </draw:line>
        <draw:frame draw:style-name="gr14" draw:text-style-name="P9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9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3" draw:text-style-name="P3" draw:layer="layout" svg:x1="7.501cm" svg:y1="13.85cm" svg:x2="7.501cm" svg:y2="11.1cm">
          <text:p/>
        </draw:line>
        <draw:line draw:style-name="gr84" draw:text-style-name="P3" draw:layer="layout" svg:x1="7.501cm" svg:y1="13.85cm" svg:x2="10.001cm" svg:y2="13.85cm">
          <text:p/>
        </draw:line>
        <draw:frame draw:style-name="gr14" draw:text-style-name="P9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9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3" draw:text-style-name="P3" draw:layer="layout" svg:x1="17.101cm" svg:y1="26.35cm" svg:x2="17.101cm" svg:y2="23.6cm">
          <text:p/>
        </draw:line>
        <draw:line draw:style-name="gr84" draw:text-style-name="P3" draw:layer="layout" svg:x1="17.101cm" svg:y1="26.35cm" svg:x2="19.601cm" svg:y2="26.35cm">
          <text:p/>
        </draw:line>
        <draw:frame draw:style-name="gr14" draw:text-style-name="P9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9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9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3" draw:text-style-name="P3" draw:layer="layout" svg:x1="14.502cm" svg:y1="9.95cm" svg:x2="14.502cm" svg:y2="7.2cm">
          <text:p/>
        </draw:line>
        <draw:line draw:style-name="gr84" draw:text-style-name="P3" draw:layer="layout" svg:x1="14.502cm" svg:y1="9.95cm" svg:x2="17.002cm" svg:y2="9.95cm">
          <text:p/>
        </draw:line>
        <draw:frame draw:style-name="gr14" draw:text-style-name="P9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9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3" draw:text-style-name="P3" draw:layer="layout" svg:x1="14.502cm" svg:y1="13.85cm" svg:x2="14.502cm" svg:y2="11.1cm">
          <text:p/>
        </draw:line>
        <draw:line draw:style-name="gr84" draw:text-style-name="P3" draw:layer="layout" svg:x1="14.502cm" svg:y1="13.85cm" svg:x2="17.002cm" svg:y2="13.85cm">
          <text:p/>
        </draw:line>
        <draw:frame draw:style-name="gr14" draw:text-style-name="P9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3" draw:text-style-name="P3" draw:layer="layout" svg:x1="14.502cm" svg:y1="21.85cm" svg:x2="14.502cm" svg:y2="19.1cm">
          <text:p/>
        </draw:line>
        <draw:line draw:style-name="gr84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3" draw:layer="layout" svg:x1="7.85cm" svg:y1="7.65cm" svg:x2="9.6cm" svg:y2="9.4cm">
          <text:p/>
        </draw:line>
        <draw:line draw:style-name="gr2" draw:text-style-name="P3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4" draw:text-style-name="P9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9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3" draw:text-style-name="P3" draw:layer="layout" svg:x1="2.502cm" svg:y1="21.85cm" svg:x2="2.502cm" svg:y2="19.1cm">
          <text:p/>
        </draw:line>
        <draw:line draw:style-name="gr84" draw:text-style-name="P3" draw:layer="layout" svg:x1="2.502cm" svg:y1="21.85cm" svg:x2="5.002cm" svg:y2="21.85cm">
          <text:p/>
        </draw:line>
        <draw:line draw:style-name="gr2" draw:text-style-name="P3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4" draw:text-style-name="P9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9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3" draw:text-style-name="P3" draw:layer="layout" svg:x1="2.502cm" svg:y1="17.75cm" svg:x2="2.502cm" svg:y2="15cm">
          <text:p/>
        </draw:line>
        <draw:line draw:style-name="gr84" draw:text-style-name="P3" draw:layer="layout" svg:x1="2.502cm" svg:y1="17.75cm" svg:x2="5.002cm" svg:y2="17.75cm">
          <text:p/>
        </draw:line>
        <draw:line draw:style-name="gr2" draw:text-style-name="P3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4" draw:text-style-name="P9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9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3" draw:text-style-name="P3" draw:layer="layout" svg:x1="9.502cm" svg:y1="21.85cm" svg:x2="9.502cm" svg:y2="19.1cm">
          <text:p/>
        </draw:line>
        <draw:line draw:style-name="gr84" draw:text-style-name="P3" draw:layer="layout" svg:x1="9.502cm" svg:y1="21.85cm" svg:x2="12.002cm" svg:y2="21.85cm">
          <text:p/>
        </draw:line>
        <draw:line draw:style-name="gr2" draw:text-style-name="P3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4" draw:text-style-name="P9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9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3" draw:text-style-name="P3" draw:layer="layout" svg:x1="12.803cm" svg:y1="17.85cm" svg:x2="12.803cm" svg:y2="15.1cm">
          <text:p/>
        </draw:line>
        <draw:line draw:style-name="gr84" draw:text-style-name="P3" draw:layer="layout" svg:x1="12.803cm" svg:y1="17.85cm" svg:x2="15.303cm" svg:y2="17.85cm">
          <text:p/>
        </draw:line>
        <draw:line draw:style-name="gr2" draw:text-style-name="P3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85" draw:text-style-name="P7" draw:layer="layout" svg:width="19.847cm" svg:height="2.393cm" svg:x="5.35cm" svg:y="15.007cm">
          <draw:text-box>
            <text:list text:style-name="L1">
              <text:list-header>
                <text:p><text:span text:style-name="T23">FORUTS</text:span><text:span text:style-name="T23">ETNING</text:span><text:span text:style-name="T23">ER BAK </text:span><text:span text:style-name="T23">FULKO</text:span><text:span text:style-name="T23">MMEN </text:span><text:span text:style-name="T23">KONKU</text:span><text:span text:style-name="T23">RRANS</text:span><text:span text:style-name="T23">E</text:span></text:p>
                <text:p><text:span text:style-name="T23"/></text:p>
              </text:list-header>
            </text:list>
            <text:list text:style-name="L2">
              <text:list-item>
                <text:p><text:span text:style-name="T1">Mange </text:span><text:span text:style-name="T1">aktører </text:span><text:span text:style-name="T1">på både </text:span><text:span text:style-name="T1">tilbuds- </text:span><text:span text:style-name="T1">og </text:span><text:span text:style-name="T1">etterspør</text:span><text:span text:style-name="T1">selssiden</text:span></text:p>
              </text:list-item>
              <text:list-item>
                <text:p><text:span text:style-name="T1">Prisen </text:span><text:span text:style-name="T1">blir </text:span><text:span text:style-name="T1">bestemt i </text:span><text:span text:style-name="T1">et </text:span><text:span text:style-name="T1">samspill </text:span><text:span text:style-name="T1">mellom </text:span><text:span text:style-name="T1">tilbydere </text:span><text:span text:style-name="T1">og </text:span><text:span text:style-name="T1">etterspør</text:span><text:span text:style-name="T1">ere </text:span></text:p>
              </text:list-item>
              <text:list-item>
                <text:p text:style-name="P34"><text:span text:style-name="T1">Homogen</text:span><text:span text:style-name="T1">e varer</text:span></text:p>
              </text:list-item>
              <text:list-item>
                <text:p text:style-name="P34"><text:span text:style-name="T1">Rasjonell</text:span><text:span text:style-name="T1">e aktører: </text:span><text:span text:style-name="T1">Maks </text:span><text:span text:style-name="T1">nytte og </text:span><text:span text:style-name="T1">profitt</text:span></text:p>
              </text:list-item>
              <text:list-item>
                <text:p text:style-name="P34"><text:span text:style-name="T1">Bruker all </text:span><text:span text:style-name="T1">relevant </text:span><text:span text:style-name="T1">informasj</text:span><text:span text:style-name="T1">on</text:span></text:p>
              </text:list-item>
              <text:list-item>
                <text:p text:style-name="P34"><text:span text:style-name="T1">Ingen </text:span><text:span text:style-name="T1">transaksj</text:span><text:span text:style-name="T1">onskostn</text:span><text:span text:style-name="T1">ader</text:span></text:p>
                <text:p><text:span text:style-name="T1"/></text:p>
              </text:list-item>
            </text:list>
          </draw:text-box>
        </draw:frame>
        <draw:frame draw:style-name="gr14" draw:text-style-name="P9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9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9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9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3" draw:text-style-name="P3" draw:layer="layout" svg:x1="17.502cm" svg:y1="4.95cm" svg:x2="17.502cm" svg:y2="2.2cm">
          <text:p/>
        </draw:line>
        <draw:line draw:style-name="gr84" draw:text-style-name="P3" draw:layer="layout" svg:x1="17.502cm" svg:y1="4.95cm" svg:x2="20.002cm" svg:y2="4.95cm">
          <text:p/>
        </draw:line>
        <draw:line draw:style-name="gr2" draw:text-style-name="P3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4" draw:text-style-name="P35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6" draw:text-style-name="P36" draw:layer="layout" svg:width="0.723cm" svg:height="3.431cm" svg:x="0.95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frame draw:style-name="gr14" draw:text-style-name="P9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9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9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9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7" draw:text-style-name="P7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87" draw:text-style-name="P7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4" draw:text-style-name="P9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9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9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9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9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9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9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9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9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9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9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9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9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9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9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9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9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9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2.5cm" svg:y1="16.45cm" svg:x2="3.75cm" svg:y2="16.45cm">
          <text:p/>
        </draw:line>
        <draw:line draw:style-name="gr64" draw:text-style-name="P3" draw:layer="layout" svg:x1="3.65cm" svg:y1="17.7cm" svg:x2="3.65cm" svg:y2="16.45cm">
          <text:p/>
        </draw:line>
        <draw:line draw:style-name="gr64" draw:text-style-name="P3" draw:layer="layout" svg:x1="12.8cm" svg:y1="16.55cm" svg:x2="14.05cm" svg:y2="16.55cm">
          <text:p/>
        </draw:line>
        <draw:line draw:style-name="gr64" draw:text-style-name="P3" draw:layer="layout" svg:x1="13.382cm" svg:y1="17.801cm" svg:x2="13.369cm" svg:y2="16cm">
          <text:p/>
        </draw:line>
        <draw:line draw:style-name="gr64" draw:text-style-name="P3" draw:layer="layout" svg:x1="2.5cm" svg:y1="9.037cm" svg:x2="4.001cm" svg:y2="9.013cm">
          <text:p/>
        </draw:line>
        <draw:line draw:style-name="gr64" draw:text-style-name="P3" draw:layer="layout" svg:x1="2.6cm" svg:y1="12.038cm" svg:x2="4.001cm" svg:y2="12.012cm">
          <text:p/>
        </draw:line>
        <draw:line draw:style-name="gr64" draw:text-style-name="P3" draw:layer="layout" svg:x1="2.5cm" svg:y1="12.85cm" svg:x2="3.25cm" svg:y2="12.85cm">
          <text:p/>
        </draw:line>
        <draw:line draw:style-name="gr64" draw:text-style-name="P3" draw:layer="layout" svg:x1="7.6cm" svg:y1="12.15cm" svg:x2="8.85cm" svg:y2="12.15cm">
          <text:p/>
        </draw:line>
        <draw:line draw:style-name="gr64" draw:text-style-name="P3" draw:layer="layout" svg:x1="7.5cm" svg:y1="12.85cm" svg:x2="8.25cm" svg:y2="12.85cm">
          <text:p/>
        </draw:line>
        <draw:line draw:style-name="gr64" draw:text-style-name="P3" draw:layer="layout" svg:x1="7.5cm" svg:y1="9.05cm" svg:x2="9.25cm" svg:y2="9.05cm">
          <text:p/>
        </draw:line>
        <draw:line draw:style-name="gr64" draw:text-style-name="P3" draw:layer="layout" svg:x1="3.25cm" svg:y1="21.8cm" svg:x2="3.25cm" svg:y2="20.55cm">
          <text:p/>
        </draw:line>
        <draw:line draw:style-name="gr64" draw:text-style-name="P3" draw:layer="layout" svg:x1="2.497cm" svg:y1="21.097cm" svg:x2="3.254cm" svg:y2="21.105cm">
          <text:p/>
        </draw:line>
        <draw:line draw:style-name="gr64" draw:text-style-name="P3" draw:layer="layout" svg:x1="9.5cm" svg:y1="20.034cm" svg:x2="11.251cm" svg:y2="20.015cm">
          <text:p/>
        </draw:line>
        <draw:line draw:style-name="gr64" draw:text-style-name="P3" draw:layer="layout" svg:x1="12.8cm" svg:y1="16.55cm" svg:x2="14.05cm" svg:y2="16.55cm">
          <text:p/>
        </draw:line>
        <draw:line draw:style-name="gr64" draw:text-style-name="P3" draw:layer="layout" svg:x1="10.197cm" svg:y1="21.802cm" svg:x2="10.203cm" svg:y2="19.999cm">
          <text:p/>
        </draw:line>
        <draw:frame draw:style-name="gr14" draw:text-style-name="P35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5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8" draw:text-style-name="P7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9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9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9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3" draw:text-style-name="P3" draw:layer="layout" svg:x1="17.403cm" svg:y1="17.85cm" svg:x2="17.403cm" svg:y2="15.1cm">
          <text:p/>
        </draw:line>
        <draw:line draw:style-name="gr84" draw:text-style-name="P3" draw:layer="layout" svg:x1="17.403cm" svg:y1="17.85cm" svg:x2="19.903cm" svg:y2="17.85cm">
          <text:p/>
        </draw:line>
        <draw:line draw:style-name="gr2" draw:text-style-name="P3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4" draw:text-style-name="P9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9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8" draw:text-style-name="P11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" draw:layer="layout" svg:x1="17.4cm" svg:y1="16.55cm" svg:x2="18.65cm" svg:y2="16.55cm">
          <text:p/>
        </draw:line>
        <draw:line draw:style-name="gr64" draw:text-style-name="P3" draw:layer="layout" svg:x1="18.55cm" svg:y1="17.8cm" svg:x2="18.55cm" svg:y2="16.55cm">
          <text:p/>
        </draw:line>
        <draw:line draw:style-name="gr64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89" draw:text-style-name="P36" draw:layer="layout" svg:width="0.723cm" svg:height="3.749cm" svg:x="0.951cm" svg:y="6.8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90" draw:text-style-name="P36" draw:layer="layout" svg:width="0.739cm" svg:height="2.795cm" svg:x="0.952cm" svg:y="14.802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E</text:span></text:p>
            <text:p><text:span text:style-name="T24">T</text:span></text:p>
          </draw:text-box>
        </draw:frame>
        <draw:frame draw:style-name="gr91" draw:text-style-name="P36" draw:layer="layout" svg:width="0.739cm" svg:height="6.293cm" svg:x="0.952cm" svg:y="17.902cm">
          <draw:text-box>
            <text:p><text:span text:style-name="T24"/></text:p>
            <text:p><text:span text:style-name="T24">P</text:span></text:p>
            <text:p><text:span text:style-name="T24">R</text:span></text:p>
            <text:p><text:span text:style-name="T24">I</text:span></text:p>
            <text:p><text:span text:style-name="T24">S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U</text:span></text:p>
            <text:p><text:span text:style-name="T24">L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/></text:p>
          </draw:text-box>
        </draw:frame>
        <draw:frame draw:style-name="gr92" draw:text-style-name="P36" draw:layer="layout" svg:width="0.723cm" svg:height="3.113cm" svg:x="10.953cm" svg:y="23.303cm">
          <draw:text-box>
            <text:p><text:span text:style-name="T24">U</text:span></text:p>
            <text:p><text:span text:style-name="T24">E</text:span></text:p>
            <text:p><text:span text:style-name="T24">L</text:span></text:p>
            <text:p><text:span text:style-name="T24">A</text:span></text:p>
            <text:p><text:span text:style-name="T24">S</text:span></text:p>
            <text:p><text:span text:style-name="T24">T</text:span></text:p>
            <text:p><text:span text:style-name="T24">I </text:span></text:p>
            <text:p><text:span text:style-name="T24">S</text:span></text:p>
            <text:p><text:span text:style-name="T24">K</text:span></text:p>
          </draw:text-box>
        </draw:frame>
        <draw:line draw:style-name="gr64" draw:text-style-name="P3" draw:layer="layout" svg:x1="12.75cm" svg:y1="16cm" svg:x2="14.45cm" svg:y2="16cm">
          <text:p/>
        </draw:line>
        <draw:line draw:style-name="gr64" draw:text-style-name="P3" draw:layer="layout" svg:x1="17.4cm" svg:y1="17.2cm" svg:x2="19.15cm" svg:y2="17.2cm">
          <text:p/>
        </draw:line>
        <draw:frame draw:style-name="gr93" draw:text-style-name="P37" draw:layer="layout" svg:width="2.149cm" svg:height="0.489cm" svg:x="2.75cm" svg:y="14.15cm">
          <draw:text-box>
            <text:p><text:span text:style-name="T25">Markedslikevek</text:span><text:span text:style-name="T25">t</text:span></text:p>
          </draw:text-box>
        </draw:frame>
        <draw:frame draw:style-name="gr94" draw:text-style-name="P37" draw:layer="layout" svg:width="2.318cm" svg:height="0.489cm" svg:x="13.005cm" svg:y="14.25cm">
          <draw:text-box>
            <text:p><text:span text:style-name="T25">Overskuddstilb</text:span><text:span text:style-name="T25">ud</text:span></text:p>
          </draw:text-box>
        </draw:frame>
        <draw:frame draw:style-name="gr95" draw:text-style-name="P37" draw:layer="layout" svg:width="2.953cm" svg:height="0.489cm" svg:x="17.252cm" svg:y="14.152cm">
          <draw:text-box>
            <text:p><text:span text:style-name="T25">Overskuddsett</text:span><text:span text:style-name="T25">erspørsel</text:span></text:p>
          </draw:text-box>
        </draw:frame>
        <draw:line draw:style-name="gr64" draw:text-style-name="P3" draw:layer="layout" svg:x1="2.5cm" svg:y1="20cm" svg:x2="3.25cm" svg:y2="20cm">
          <text:p/>
        </draw:line>
        <draw:custom-shape draw:style-name="gr96" draw:text-style-name="P11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7" draw:text-style-name="P3" draw:layer="layout" svg:x1="4.5cm" svg:y1="19.5cm" svg:x2="3.5cm" svg:y2="20.25cm">
          <text:p/>
        </draw:line>
        <draw:frame draw:style-name="gr98" draw:text-style-name="P7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4" draw:text-style-name="P9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9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9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9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4" draw:text-style-name="P3" draw:layer="layout" svg:x1="14.466cm" svg:y1="17.801cm" svg:x2="14.485cm" svg:y2="16cm">
          <text:p/>
        </draw:line>
        <draw:line draw:style-name="gr64" draw:text-style-name="P3" draw:layer="layout" svg:x1="13.35cm" svg:y1="17.8cm" svg:x2="13.4cm" svg:y2="16cm">
          <text:p/>
        </draw:line>
        <draw:custom-shape draw:style-name="gr18" draw:text-style-name="P11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4" draw:text-style-name="P9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9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3" draw:text-style-name="P3" draw:layer="layout" svg:x1="1.802cm" svg:y1="26.35cm" svg:x2="1.802cm" svg:y2="23.6cm">
          <text:p/>
        </draw:line>
        <draw:line draw:style-name="gr2" draw:text-style-name="P33" draw:layer="layout" svg:x1="1.774cm" svg:y1="24.203cm" svg:x2="4.2cm" svg:y2="26.5cm">
          <text:p/>
        </draw:line>
        <draw:line draw:style-name="gr64" draw:text-style-name="P3" draw:layer="layout" svg:x1="1.8cm" svg:y1="25.35cm" svg:x2="3.05cm" svg:y2="25.4cm">
          <text:p/>
        </draw:line>
        <draw:custom-shape draw:style-name="gr99" draw:text-style-name="P9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00" draw:text-style-name="P3" draw:layer="layout" svg:x1="3.4cm" svg:y1="24.05cm" svg:x2="2.45cm" svg:y2="24.75cm">
          <text:p/>
        </draw:line>
        <draw:frame draw:style-name="gr101" draw:text-style-name="P37" draw:layer="layout" svg:width="2.754cm" svg:height="0.489cm" svg:x="2.35cm" svg:y="23.65cm">
          <draw:text-box>
            <text:p><text:span text:style-name="T25">Konsumentov</text:span><text:span text:style-name="T25">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4" draw:text-style-name="P9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9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3" draw:text-style-name="P3" draw:layer="layout" svg:x1="6.403cm" svg:y1="26.35cm" svg:x2="6.403cm" svg:y2="23.6cm">
          <text:p/>
        </draw:line>
        <draw:line draw:style-name="gr84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4" draw:text-style-name="P9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2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3" draw:text-style-name="P3" draw:layer="layout" svg:x1="7.7cm" svg:y1="23.75cm" svg:x2="7.201cm" svg:y2="24.65cm">
          <text:p/>
        </draw:line>
        <draw:frame draw:style-name="gr104" draw:text-style-name="P7" draw:layer="layout" svg:width="2.454cm" svg:height="0.489cm" svg:x="6.952cm" svg:y="23.151cm">
          <draw:text-box>
            <text:p><text:span text:style-name="T1">Produsentovers</text:span><text:span text:style-name="T1">kudd</text:span></text:p>
          </draw:text-box>
        </draw:frame>
        <draw:line draw:style-name="gr64" draw:text-style-name="P3" draw:layer="layout" svg:x1="7.5cm" svg:y1="9.05cm" svg:x2="9.25cm" svg:y2="9.05cm">
          <text:p/>
        </draw:line>
        <draw:line draw:style-name="gr64" draw:text-style-name="P3" draw:layer="layout" svg:x1="2.601cm" svg:y1="8.317cm" svg:x2="3.101cm" svg:y2="8.309cm">
          <text:p/>
        </draw:line>
        <draw:line draw:style-name="gr64" draw:text-style-name="P3" draw:layer="layout" svg:x1="7.5cm" svg:y1="8.277cm" svg:x2="8.5cm" svg:y2="8.267cm">
          <text:p/>
        </draw:line>
        <draw:line draw:style-name="gr64" draw:text-style-name="P3" draw:layer="layout" svg:x1="14.499cm" svg:y1="8.266cm" svg:x2="15cm" svg:y2="8.263cm">
          <text:p/>
        </draw:line>
        <draw:line draw:style-name="gr64" draw:text-style-name="P3" draw:layer="layout" svg:x1="14.5cm" svg:y1="9.028cm" svg:x2="15.751cm" svg:y2="9.022cm">
          <text:p/>
        </draw:line>
        <draw:line draw:style-name="gr64" draw:text-style-name="P3" draw:layer="layout" svg:x1="14.6cm" svg:y1="12.15cm" svg:x2="15.85cm" svg:y2="12.15cm">
          <text:p/>
        </draw:line>
        <draw:line draw:style-name="gr64" draw:text-style-name="P3" draw:layer="layout" svg:x1="14.5cm" svg:y1="12.85cm" svg:x2="15.05cm" svg:y2="12.85cm">
          <text:p/>
        </draw:line>
        <draw:frame draw:style-name="gr14" draw:text-style-name="P9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9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64" draw:text-style-name="P3" draw:layer="layout" svg:x1="1.9cm" svg:y1="25.35cm" svg:x2="3.15cm" svg:y2="25.35cm">
          <text:p/>
        </draw:line>
        <draw:frame draw:style-name="gr14" draw:text-style-name="P9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9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5" draw:text-style-name="P38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6" draw:text-style-name="P38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100" draw:text-style-name="P3" draw:layer="layout" svg:x1="4.2cm" svg:y1="24.75cm" svg:x2="3.45cm" svg:y2="26cm">
          <text:p/>
        </draw:line>
        <draw:frame draw:style-name="gr107" draw:text-style-name="P37" draw:layer="layout" svg:width="2.559cm" svg:height="0.489cm" svg:x="3.051cm" svg:y="24.151cm">
          <draw:text-box>
            <text:p><text:span text:style-name="T25">Betalngsvilligh</text:span><text:span text:style-name="T25">et</text:span></text:p>
          </draw:text-box>
        </draw:frame>
        <draw:line draw:style-name="gr100" draw:text-style-name="P3" draw:layer="layout" svg:x1="4.15cm" svg:y1="24.55cm" svg:x2="2.65cm" svg:y2="25.05cm">
          <text:p/>
        </draw:line>
        <draw:custom-shape draw:style-name="gr108" draw:text-style-name="P38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9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4" draw:text-style-name="P3" draw:layer="layout" svg:x1="1.903cm" svg:y1="26.35cm" svg:x2="4.403cm" svg:y2="26.35cm">
          <text:p/>
        </draw:line>
        <draw:line draw:style-name="gr103" draw:text-style-name="P3" draw:layer="layout" svg:x1="9.75cm" svg:y1="24.55cm" svg:x2="7.504cm" svg:y2="24.842cm">
          <text:p/>
        </draw:line>
        <draw:line draw:style-name="gr103" draw:text-style-name="P3" draw:layer="layout" svg:x1="9.7cm" svg:y1="24.75cm" svg:x2="7.7cm" svg:y2="25.5cm">
          <text:p/>
        </draw:line>
        <draw:frame draw:style-name="gr104" draw:text-style-name="P37" draw:layer="layout" svg:width="2.454cm" svg:height="0.489cm" svg:x="8.352cm" svg:y="24.152cm">
          <draw:text-box>
            <text:p><text:span text:style-name="T25">Variable </text:span><text:span text:style-name="T25">kostnader</text:span></text:p>
          </draw:text-box>
        </draw:frame>
        <draw:frame draw:style-name="gr104" draw:text-style-name="P7" draw:layer="layout" svg:width="2.454cm" svg:height="0.489cm" svg:x="6.952cm" svg:y="23.152cm">
          <draw:text-box>
            <text:p><text:span text:style-name="T1">Produsentovers</text:span><text:span text:style-name="T1">kudd</text:span></text:p>
          </draw:text-box>
        </draw:frame>
        <draw:frame draw:style-name="gr92" draw:text-style-name="P36" draw:layer="layout" svg:width="0.723cm" svg:height="3.113cm" svg:x="0.854cm" svg:y="23.304cm">
          <draw:text-box>
            <text:p><text:span text:style-name="T24">O</text:span></text:p>
            <text:p><text:span text:style-name="T24">V</text:span></text:p>
            <text:p><text:span text:style-name="T24">E</text:span></text:p>
            <text:p><text:span text:style-name="T24">R</text:span></text:p>
            <text:p><text:span text:style-name="T24">S</text:span></text:p>
            <text:p><text:span text:style-name="T24">K</text:span></text:p>
            <text:p><text:span text:style-name="T24">U</text:span></text:p>
            <text:p><text:span text:style-name="T24">D</text:span></text:p>
            <text:p><text:span text:style-name="T24">D</text:span></text:p>
          </draw:text-box>
        </draw:frame>
        <draw:frame draw:style-name="gr14" draw:text-style-name="P9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9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10" draw:text-style-name="P7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10" draw:text-style-name="P7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10" draw:text-style-name="P7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64" draw:text-style-name="P3" draw:layer="layout" svg:x1="18.65cm" svg:y1="4.9cm" svg:x2="18.65cm" svg:y2="3.65cm">
          <text:p/>
        </draw:line>
        <draw:frame draw:style-name="gr14" draw:text-style-name="P9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11" draw:text-style-name="P37" draw:layer="layout" svg:width="2.026cm" svg:height="0.489cm" svg:x="12.751cm" svg:y="22.951cm">
          <draw:text-box>
            <text:p><text:span text:style-name="T25">Etterspørsel</text:span></text:p>
          </draw:text-box>
        </draw:frame>
        <draw:frame draw:style-name="gr111" draw:text-style-name="P37" draw:layer="layout" svg:width="2.026cm" svg:height="0.489cm" svg:x="17.551cm" svg:y="22.952cm">
          <draw:text-box>
            <text:p><text:span text:style-name="T25">Tilbud</text:span></text:p>
          </draw:text-box>
        </draw:frame>
        <draw:line draw:style-name="gr64" draw:text-style-name="P3" draw:layer="layout" svg:x1="12.75cm" svg:y1="25.35cm" svg:x2="14.5cm" svg:y2="23.6cm">
          <text:p/>
        </draw:line>
        <draw:frame draw:style-name="gr14" draw:text-style-name="P9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12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4" draw:text-style-name="P9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4" draw:text-style-name="P3" draw:layer="layout" svg:x1="14.5cm" svg:y1="21.034cm" svg:x2="16.251cm" svg:y2="21.015cm">
          <text:p/>
        </draw:line>
        <draw:line draw:style-name="gr64" draw:text-style-name="P3" draw:layer="layout" svg:x1="11.197cm" svg:y1="21.802cm" svg:x2="11.203cm" svg:y2="19.999cm">
          <text:p/>
        </draw:line>
        <draw:line draw:style-name="gr64" draw:text-style-name="P3" draw:layer="layout" svg:x1="15.197cm" svg:y1="21.999cm" svg:x2="15.206cm" svg:y2="20.999cm">
          <text:p/>
        </draw:line>
        <draw:line draw:style-name="gr64" draw:text-style-name="P3" draw:layer="layout" svg:x1="16.097cm" svg:y1="21.999cm" svg:x2="16.106cm" svg:y2="20.999cm">
          <text:p/>
        </draw:line>
        <draw:frame draw:style-name="gr14" draw:text-style-name="P9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9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9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9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9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9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9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9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9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13" draw:text-style-name="P3" draw:layer="layout" svg:x1="2.55cm" svg:y1="20cm" svg:x2="2.55cm" svg:y2="21cm">
          <text:p/>
        </draw:line>
        <draw:frame draw:style-name="gr98" draw:text-style-name="P7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97" draw:text-style-name="P3" draw:layer="layout" svg:x1="2cm" svg:y1="20.5cm" svg:x2="2.4cm" svg:y2="20.55cm">
          <text:p/>
        </draw:line>
        <draw:frame draw:style-name="gr32" draw:text-style-name="P17" draw:layer="layout" svg:width="7.249cm" svg:height="1.109cm" svg:x="0.752cm" svg:y="0.354cm">
          <draw:text-box>
            <text:p><text:span text:style-name="T11">Fullko</text:span><text:span text:style-name="T11">mmen </text:span><text:span text:style-name="T11">konkur</text:span><text:span text:style-name="T11">rans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2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4" draw:text-style-name="P9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9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3" draw:text-style-name="P3" draw:layer="layout" svg:x1="17.503cm" svg:y1="4.95cm" svg:x2="17.503cm" svg:y2="2.2cm">
          <text:p/>
        </draw:line>
        <draw:line draw:style-name="gr84" draw:text-style-name="P3" draw:layer="layout" svg:x1="17.503cm" svg:y1="4.95cm" svg:x2="20.003cm" svg:y2="4.95cm">
          <text:p/>
        </draw:line>
        <draw:line draw:style-name="gr2" draw:text-style-name="P3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4" draw:text-style-name="P35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6" draw:text-style-name="P36" draw:layer="layout" svg:width="0.723cm" svg:height="3.431cm" svg:x="0.951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8" draw:text-style-name="P1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5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8" draw:text-style-name="P7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4" draw:text-style-name="P9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9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89" draw:text-style-name="P36" draw:layer="layout" svg:width="0.723cm" svg:height="3.749cm" svg:x="0.952cm" svg:y="8.4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6" draw:text-style-name="P36" draw:layer="layout" svg:width="0.723cm" svg:height="3.431cm" svg:x="0.954cm" svg:y="15.103cm">
          <draw:text-box>
            <text:p><text:span text:style-name="T24">I</text:span></text:p>
            <text:p><text:span text:style-name="T24">N</text:span></text:p>
            <text:p><text:span text:style-name="T24">T</text:span></text:p>
            <text:p><text:span text:style-name="T24">U</text:span></text:p>
            <text:p><text:span text:style-name="T24">I</text:span></text:p>
            <text:p><text:span text:style-name="T24">S</text:span></text:p>
            <text:p><text:span text:style-name="T24">J</text:span></text:p>
            <text:p><text:span text:style-name="T24">O</text:span></text:p>
            <text:p><text:span text:style-name="T24">N</text:span></text:p>
          </draw:text-box>
        </draw:frame>
        <draw:frame draw:style-name="gr86" draw:text-style-name="P36" draw:layer="layout" svg:width="0.723cm" svg:height="3.431cm" svg:x="0.954cm" svg:y="18.803cm">
          <draw:text-box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F</text:span></text:p>
            <text:p><text:span text:style-name="T24">I</text:span></text:p>
            <text:p><text:span text:style-name="T24">S</text:span></text:p>
            <text:p><text:span text:style-name="T24">K</text:span></text:p>
            <text:p><text:span text:style-name="T24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14" draw:text-style-name="P36" draw:layer="layout" svg:width="0.756cm" svg:height="3.431cm" svg:x="0.955cm" svg:y="24.404cm">
          <draw:text-box>
            <text:p><text:span text:style-name="T24">S</text:span></text:p>
            <text:p><text:span text:style-name="T24">A</text:span></text:p>
            <text:p><text:span text:style-name="T24">M</text:span></text:p>
            <text:p><text:span text:style-name="T24">M</text:span></text:p>
            <text:p><text:span text:style-name="T24">E</text:span></text:p>
            <text:p><text:span text:style-name="T24">N</text:span></text:p>
            <text:p><text:span text:style-name="T24">L.</text:span></text:p>
          </draw:text-box>
        </draw:frame>
        <draw:frame draw:style-name="gr14" draw:text-style-name="P9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9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3" draw:text-style-name="P3" draw:layer="layout" svg:x1="2.301cm" svg:y1="10.05cm" svg:x2="2.301cm" svg:y2="7.3cm">
          <text:p/>
        </draw:line>
        <draw:line draw:style-name="gr84" draw:text-style-name="P3" draw:layer="layout" svg:x1="2.301cm" svg:y1="10.05cm" svg:x2="4.801cm" svg:y2="10.05cm">
          <text:p/>
        </draw:line>
        <draw:frame draw:style-name="gr14" draw:text-style-name="P9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9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3" draw:text-style-name="P3" draw:layer="layout" svg:x1="2.301cm" svg:y1="13.95cm" svg:x2="2.301cm" svg:y2="11.2cm">
          <text:p/>
        </draw:line>
        <draw:line draw:style-name="gr84" draw:text-style-name="P3" draw:layer="layout" svg:x1="2.301cm" svg:y1="13.95cm" svg:x2="4.801cm" svg:y2="13.95cm">
          <text:p/>
        </draw:line>
        <draw:frame draw:style-name="gr14" draw:text-style-name="P9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9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9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3" draw:text-style-name="P3" draw:layer="layout" svg:x1="7.302cm" svg:y1="10.05cm" svg:x2="7.302cm" svg:y2="7.3cm">
          <text:p/>
        </draw:line>
        <draw:line draw:style-name="gr84" draw:text-style-name="P3" draw:layer="layout" svg:x1="7.302cm" svg:y1="10.05cm" svg:x2="9.802cm" svg:y2="10.05cm">
          <text:p/>
        </draw:line>
        <draw:frame draw:style-name="gr14" draw:text-style-name="P9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9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9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9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3" draw:text-style-name="P3" draw:layer="layout" svg:x1="14.303cm" svg:y1="10.05cm" svg:x2="14.303cm" svg:y2="7.3cm">
          <text:p/>
        </draw:line>
        <draw:line draw:style-name="gr84" draw:text-style-name="P3" draw:layer="layout" svg:x1="14.303cm" svg:y1="10.05cm" svg:x2="16.803cm" svg:y2="10.05cm">
          <text:p/>
        </draw:line>
        <draw:frame draw:style-name="gr14" draw:text-style-name="P9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9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3" draw:text-style-name="P3" draw:layer="layout" svg:x1="14.303cm" svg:y1="13.95cm" svg:x2="14.303cm" svg:y2="11.2cm">
          <text:p/>
        </draw:line>
        <draw:line draw:style-name="gr84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3" draw:layer="layout" svg:x1="7.651cm" svg:y1="7.75cm" svg:x2="9.401cm" svg:y2="9.5cm">
          <text:p/>
        </draw:line>
        <draw:line draw:style-name="gr2" draw:text-style-name="P3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4" draw:text-style-name="P9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9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9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9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9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7" draw:text-style-name="P7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4" draw:text-style-name="P9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9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9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4" draw:text-style-name="P3" draw:layer="layout" svg:x1="2.301cm" svg:y1="8.85cm" svg:x2="3.551cm" svg:y2="8.85cm">
          <text:p/>
        </draw:line>
        <draw:line draw:style-name="gr64" draw:text-style-name="P3" draw:layer="layout" svg:x1="2.301cm" svg:y1="9.55cm" svg:x2="4.051cm" svg:y2="9.55cm">
          <text:p/>
        </draw:line>
        <draw:line draw:style-name="gr64" draw:text-style-name="P3" draw:layer="layout" svg:x1="2.401cm" svg:y1="12.25cm" svg:x2="3.651cm" svg:y2="12.25cm">
          <text:p/>
        </draw:line>
        <draw:line draw:style-name="gr64" draw:text-style-name="P3" draw:layer="layout" svg:x1="2.301cm" svg:y1="12.95cm" svg:x2="3.051cm" svg:y2="12.95cm">
          <text:p/>
        </draw:line>
        <draw:line draw:style-name="gr64" draw:text-style-name="P3" draw:layer="layout" svg:x1="7.301cm" svg:y1="8.75cm" svg:x2="8.551cm" svg:y2="8.75cm">
          <text:p/>
        </draw:line>
        <draw:line draw:style-name="gr64" draw:text-style-name="P3" draw:layer="layout" svg:x1="7.301cm" svg:y1="9.15cm" svg:x2="9.051cm" svg:y2="9.15cm">
          <text:p/>
        </draw:line>
        <draw:line draw:style-name="gr64" draw:text-style-name="P3" draw:layer="layout" svg:x1="14.401cm" svg:y1="8.75cm" svg:x2="15.651cm" svg:y2="8.75cm">
          <text:p/>
        </draw:line>
        <draw:line draw:style-name="gr64" draw:text-style-name="P3" draw:layer="layout" svg:x1="14.401cm" svg:y1="9.45cm" svg:x2="16.151cm" svg:y2="9.45cm">
          <text:p/>
        </draw:line>
        <draw:line draw:style-name="gr64" draw:text-style-name="P3" draw:layer="layout" svg:x1="14.298cm" svg:y1="12.075cm" svg:x2="16.004cm" svg:y2="12.075cm">
          <text:p/>
        </draw:line>
        <draw:line draw:style-name="gr64" draw:text-style-name="P3" draw:layer="layout" svg:x1="14.249cm" svg:y1="13.021cm" svg:x2="15.057cm" svg:y2="13.029cm">
          <text:p/>
        </draw:line>
        <draw:frame draw:style-name="gr115" draw:text-style-name="P7" draw:layer="layout" svg:width="2.763cm" svg:height="0.489cm" svg:x="14.253cm" svg:y="14.252cm">
          <draw:text-box>
            <text:p><text:span text:style-name="T1">Overskuddsetter</text:span><text:span text:style-name="T1">spørsel</text:span></text:p>
          </draw:text-box>
        </draw:frame>
        <draw:line draw:style-name="gr100" draw:text-style-name="P3" draw:layer="layout" svg:x1="16.201cm" svg:y1="7.75cm" svg:x2="15.451cm" svg:y2="8.5cm">
          <text:p/>
        </draw:line>
        <draw:frame draw:style-name="gr107" draw:text-style-name="P7" draw:layer="layout" svg:width="2.559cm" svg:height="0.489cm" svg:x="15.251cm" svg:y="7.35cm">
          <draw:text-box>
            <text:p><text:span text:style-name="T1">Konsumentover</text:span><text:span text:style-name="T1">skudd</text:span></text:p>
          </draw:text-box>
        </draw:frame>
        <draw:line draw:style-name="gr103" draw:text-style-name="P3" draw:layer="layout" svg:x1="16.551cm" svg:y1="13.1cm" svg:x2="15.801cm" svg:y2="12.45cm">
          <text:p/>
        </draw:line>
        <draw:frame draw:style-name="gr104" draw:text-style-name="P7" draw:layer="layout" svg:width="2.454cm" svg:height="0.489cm" svg:x="16.352cm" svg:y="12.551cm">
          <draw:text-box>
            <text:p><text:span text:style-name="T1">Produsentovers</text:span><text:span text:style-name="T1">kudd</text:span></text:p>
          </draw:text-box>
        </draw:frame>
        <draw:line draw:style-name="gr116" draw:text-style-name="P3" draw:layer="layout" svg:x1="3.039cm" svg:y1="23.558cm" svg:x2="9.296cm" svg:y2="23.558cm">
          <text:p/>
        </draw:line>
        <draw:line draw:style-name="gr117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18" draw:text-style-name="P40" draw:layer="layout" svg:width="1.612cm" svg:height="1.039cm" svg:x="8.388cm" svg:y="21.12cm">
          <draw:text-box>
            <text:p><text:span text:style-name="T26">S=GK</text:span></text:p>
          </draw:text-box>
        </draw:frame>
        <draw:frame draw:style-name="gr119" draw:text-style-name="P20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0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21" draw:text-style-name="P3" draw:layer="layout" svg:x1="4.493cm" svg:y1="23.557cm" svg:x2="4.493cm" svg:y2="20.484cm">
          <text:p/>
        </draw:line>
        <draw:custom-shape draw:style-name="gr25" draw:text-style-name="P9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12.039cm" svg:y1="23.759cm" svg:x2="18.296cm" svg:y2="23.759cm">
          <text:p/>
        </draw:line>
        <draw:line draw:style-name="gr117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19" draw:text-style-name="P20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22" draw:text-style-name="P41" draw:layer="layout" svg:width="6cm" svg:height="2.953cm" svg:x="6.5cm" svg:y="11.197cm">
          <draw:text-box>
            <text:p><text:span text:style-name="T27">ETABLERI</text:span><text:span text:style-name="T27">NGSHIND</text:span><text:span text:style-name="T27">RE</text:span></text:p>
            <text:list text:style-name="L1">
              <text:list-header>
                <text:p><text:span text:style-name="T28"/></text:p>
              </text:list-header>
              <text:list-item>
                <text:p><text:span text:style-name="T29">Lover </text:span><text:span text:style-name="T29">og </text:span><text:span text:style-name="T29">regler</text:span></text:p>
              </text:list-item>
              <text:list-item>
                <text:p><text:span text:style-name="T29">Patent</text:span><text:span text:style-name="T29">er</text:span></text:p>
              </text:list-item>
              <text:list-item>
                <text:p><text:span text:style-name="T29">Tilgan</text:span><text:span text:style-name="T29">g til </text:span><text:span text:style-name="T29">råvare</text:span><text:span text:style-name="T29">r</text:span></text:p>
              </text:list-item>
              <text:list-item>
                <text:p><text:span text:style-name="T29">Geogr</text:span><text:span text:style-name="T29">afisk </text:span><text:span text:style-name="T29">avstan</text:span><text:span text:style-name="T29">d og </text:span><text:span text:style-name="T29">andre </text:span><text:span text:style-name="T29">hindre</text:span></text:p>
              </text:list-item>
              <text:list-item>
                <text:p><text:span text:style-name="T29">Fallen</text:span><text:span text:style-name="T29">de </text:span><text:span text:style-name="T29">enhets</text:span><text:span text:style-name="T29">kostna</text:span><text:span text:style-name="T29">der </text:span></text:p>
                <text:p><text:span text:style-name="T30"/></text:p>
              </text:list-item>
            </text:list>
          </draw:text-box>
        </draw:frame>
        <draw:frame draw:style-name="gr87" draw:text-style-name="P7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23" draw:text-style-name="P42" draw:layer="layout" svg:width="6cm" svg:height="3.107cm" svg:x="2.8cm" svg:y="15.198cm">
          <draw:text-box>
            <text:p><text:span text:style-name="T31">OPTIMAL </text:span><text:span text:style-name="T31">TILPASNING</text:span></text:p>
            <text:list text:style-name="L1">
              <text:list-header>
                <text:p><text:span text:style-name="T25"/></text:p>
              </text:list-header>
              <text:list-item>
                <text:p><text:span text:style-name="T32">Finne det </text:span><text:span text:style-name="T32">produksjo</text:span><text:span text:style-name="T32">nsnivået </text:span><text:span text:style-name="T32">som gir </text:span><text:span text:style-name="T32">maksima</text:span><text:span text:style-name="T32">l </text:span><text:span text:style-name="T32">forttjenest</text:span><text:span text:style-name="T32">e</text:span></text:p>
              </text:list-item>
              <text:list-item>
                <text:p><text:span text:style-name="T32">R’(x) </text:span><text:span text:style-name="T32">Endring i </text:span><text:span text:style-name="T32">inntekt </text:span><text:span text:style-name="T32">ved å </text:span><text:span text:style-name="T32">produser</text:span><text:span text:style-name="T32">e én </text:span><text:span text:style-name="T32">enhet </text:span><text:span text:style-name="T32">mer</text:span></text:p>
                <text:list>
                  <text:list-item>
                    <text:p text:style-name="P34"><text:span text:style-name="T32">H</text:span><text:span text:style-name="T32">øy</text:span><text:span text:style-name="T32">er</text:span><text:span text:style-name="T32">e </text:span><text:span text:style-name="T32">o</text:span><text:span text:style-name="T32">m</text:span><text:span text:style-name="T32">set</text:span><text:span text:style-name="T32">nin</text:span><text:span text:style-name="T32">g </text:span><text:span text:style-name="T32">(+</text:span><text:span text:style-name="T32">)</text:span></text:p>
                  </text:list-item>
                  <text:list-item>
                    <text:p text:style-name="P34"><text:span text:style-name="T32">Ti</text:span><text:span text:style-name="T32">dli</text:span><text:span text:style-name="T32">ge</text:span><text:span text:style-name="T32">re </text:span><text:span text:style-name="T32">en</text:span><text:span text:style-name="T32">het</text:span><text:span text:style-name="T32">er </text:span><text:span text:style-name="T32">bli</text:span><text:span text:style-name="T32">r </text:span><text:span text:style-name="T32">sol</text:span><text:span text:style-name="T32">g </text:span><text:span text:style-name="T32">til </text:span><text:span text:style-name="T32">en </text:span><text:span text:style-name="T32">lav</text:span><text:span text:style-name="T32">er</text:span><text:span text:style-name="T32">e </text:span><text:span text:style-name="T32">pri</text:span></text:p>
                    <text:p text:style-name="P34"><text:span text:style-name="T32"/></text:p>
                  </text:list-item>
                </text:list>
              </text:list-item>
              <text:list-item>
                <text:p><text:span text:style-name="T32">C’(x) </text:span><text:span text:style-name="T32">Endring i </text:span><text:span text:style-name="T32">kostnad </text:span><text:span text:style-name="T32">ved å </text:span><text:span text:style-name="T32">produser</text:span><text:span text:style-name="T32">e en </text:span><text:span text:style-name="T32">enhet </text:span><text:span text:style-name="T32">mer</text:span>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draw:frame draw:style-name="gr122" draw:text-style-name="P42" draw:layer="layout" svg:width="6cm" svg:height="2.953cm" svg:x="12.25cm" svg:y="15.15cm">
          <draw:text-box>
            <text:p><text:span text:style-name="T31">FORMELT</text:span></text:p>
            <text:list text:style-name="L1">
              <text:list-header>
                <text:p><text:span text:style-name="T27"/></text:p>
                <text:p><text:span text:style-name="T25"/></text:p>
              </text:list-header>
            </text:list>
          </draw:text-box>
        </draw:frame>
        <draw:frame draw:style-name="gr122" draw:text-style-name="P41" draw:layer="layout" svg:width="6cm" svg:height="2.953cm" svg:x="2.8cm" svg:y="24.399cm">
          <draw:text-box>
            <text:p><text:span text:style-name="T27">Fra </text:span><text:span text:style-name="T27">fullkomme</text:span><text:span text:style-name="T27">n </text:span><text:span text:style-name="T27">konkurran</text:span><text:span text:style-name="T27">se til </text:span><text:span text:style-name="T27">monopol</text:span></text:p>
            <text:list text:style-name="L1">
              <text:list-item>
                <text:p text:style-name="P34"><text:span text:style-name="T29">Redus</text:span><text:span text:style-name="T29">ert SO </text:span><text:span text:style-name="T29">(dødv</text:span><text:span text:style-name="T29">ektsta</text:span><text:span text:style-name="T29">p)</text:span></text:p>
              </text:list-item>
              <text:list-item>
                <text:p text:style-name="P34"><text:span text:style-name="T29">Omfor</text:span><text:span text:style-name="T29">deling</text:span></text:p>
                <text:list>
                  <text:list-item>
                    <text:p text:style-name="P34"><text:span text:style-name="T29">F</text:span><text:span text:style-name="T29">ra </text:span><text:span text:style-name="T29">K</text:span><text:span text:style-name="T29">o</text:span><text:span text:style-name="T29">n</text:span><text:span text:style-name="T29">s</text:span><text:span text:style-name="T29">u</text:span><text:span text:style-name="T29">m</text:span><text:span text:style-name="T29">e</text:span><text:span text:style-name="T29">nt</text:span><text:span text:style-name="T29">(</text:span><text:span text:style-name="T29">K</text:span><text:span text:style-name="T29">O</text:span><text:span text:style-name="T29">)</text:span></text:p>
                  </text:list-item>
                  <text:list-item>
                    <text:p text:style-name="P34"><text:span text:style-name="T29">Til </text:span><text:span text:style-name="T29">P</text:span><text:span text:style-name="T29">ro</text:span><text:span text:style-name="T29">d</text:span><text:span text:style-name="T29">u</text:span><text:span text:style-name="T29">s</text:span><text:span text:style-name="T29">e</text:span><text:span text:style-name="T29">nt </text:span><text:span text:style-name="T29">(</text:span><text:span text:style-name="T29">P</text:span><text:span text:style-name="T29">O</text:span><text:span text:style-name="T29">)</text:span></text:p>
                  </text:list-item>
                </text:list>
              </text:list-item>
            </text:list>
            <text:p><text:span text:style-name="T29"/></text:p>
          </draw:text-box>
        </draw:frame>
        <draw:frame draw:style-name="gr14" draw:text-style-name="P9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9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9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9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21" draw:text-style-name="P3" draw:layer="layout" svg:x1="13.493cm" svg:y1="23.757cm" svg:x2="13.493cm" svg:y2="20.684cm">
          <text:p/>
        </draw:line>
        <draw:line draw:style-name="gr120" draw:text-style-name="P3" draw:layer="layout" svg:x1="12.039cm" svg:y1="20.736cm" svg:x2="13.603cm" svg:y2="20.736cm">
          <text:p/>
        </draw:line>
        <draw:frame draw:style-name="gr14" draw:text-style-name="P9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9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9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9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8" draw:text-style-name="P40" draw:layer="layout" svg:width="1.612cm" svg:height="1.039cm" svg:x="15.388cm" svg:y="18.75cm">
          <draw:text-box>
            <text:p><text:span text:style-name="T26">S=GK</text:span></text:p>
          </draw:text-box>
        </draw:frame>
        <draw:frame draw:style-name="gr118" draw:text-style-name="P40" draw:layer="layout" svg:width="1.612cm" svg:height="1.039cm" svg:x="5.488cm" svg:y="22.721cm">
          <draw:text-box>
            <text:p><text:span text:style-name="T26">GI</text:span></text:p>
          </draw:text-box>
        </draw:frame>
        <draw:frame draw:style-name="gr118" draw:text-style-name="P40" draw:layer="layout" svg:width="1.612cm" svg:height="1.039cm" svg:x="8.088cm" svg:y="22.622cm">
          <draw:text-box>
            <text:p><text:span text:style-name="T26">E</text:span></text:p>
          </draw:text-box>
        </draw:frame>
        <draw:frame draw:style-name="gr124" draw:text-style-name="P40" draw:layer="layout" svg:width="1.696cm" svg:height="1.039cm" svg:x="17.188cm" svg:y="22.823cm">
          <draw:text-box>
            <text:p><text:span text:style-name="T26">E=MBV</text:span></text:p>
          </draw:text-box>
        </draw:frame>
        <draw:frame draw:style-name="gr118" draw:text-style-name="P40" draw:layer="layout" svg:width="1.612cm" svg:height="1.039cm" svg:x="14.588cm" svg:y="22.922cm">
          <draw:text-box>
            <text:p><text:span text:style-name="T26">GI</text:span></text:p>
          </draw:text-box>
        </draw:frame>
        <draw:custom-shape draw:style-name="gr25" draw:text-style-name="P9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5" draw:text-style-name="P3" draw:layer="layout" svg:x1="17cm" svg:y1="15.5cm" svg:x2="15.05cm" svg:y2="15.95cm">
          <text:p/>
        </draw:line>
        <draw:line draw:style-name="gr125" draw:text-style-name="P3" draw:layer="layout" svg:x1="17.5cm" svg:y1="17cm" svg:x2="15.05cm" svg:y2="16.489cm">
          <text:p/>
        </draw:line>
        <draw:line draw:style-name="gr125" draw:text-style-name="P3" draw:layer="layout" svg:x1="11cm" svg:y1="17.25cm" svg:x2="12.25cm" svg:y2="17.047cm">
          <text:p/>
        </draw:line>
        <draw:frame draw:style-name="gr126" draw:text-style-name="P7" draw:layer="layout" svg:width="3.512cm" svg:height="0.489cm" svg:x="17.252cm" svg:y="15.251cm">
          <draw:text-box>
            <text:p><text:span text:style-name="T1">Lønner seg å </text:span><text:span text:style-name="T1">øke </text:span><text:span text:style-name="T1">produksjonen</text:span></text:p>
          </draw:text-box>
        </draw:frame>
        <draw:frame draw:style-name="gr107" draw:text-style-name="P7" draw:layer="layout" svg:width="2.559cm" svg:height="0.489cm" svg:x="15.252cm" svg:y="7.351cm">
          <draw:text-box>
            <text:p><text:span text:style-name="T1">Konsumentover</text:span><text:span text:style-name="T1">skudd</text:span></text:p>
          </draw:text-box>
        </draw:frame>
        <draw:frame draw:style-name="gr127" draw:text-style-name="P7" draw:layer="layout" svg:width="3.999cm" svg:height="0.489cm" svg:x="16.552cm" svg:y="17.052cm">
          <draw:text-box>
            <text:p><text:span text:style-name="T1">Lønner seg å </text:span><text:span text:style-name="T1">redusere </text:span><text:span text:style-name="T1">produksjonen</text:span></text:p>
          </draw:text-box>
        </draw:frame>
        <draw:frame draw:style-name="gr107" draw:text-style-name="P7" draw:layer="layout" svg:width="2.559cm" svg:height="0.489cm" svg:x="8.852cm" svg:y="17.252cm">
          <draw:text-box>
            <text:p><text:span text:style-name="T1">Optimal </text:span><text:span text:style-name="T1">produksjon</text:span></text:p>
          </draw:text-box>
        </draw:frame>
        <draw:line draw:style-name="gr120" draw:text-style-name="P3" draw:layer="layout" svg:x1="12.039cm" svg:y1="21.536cm" svg:x2="13.603cm" svg:y2="21.536cm">
          <text:p/>
        </draw:line>
        <draw:frame draw:style-name="gr128" draw:text-style-name="P37" draw:layer="layout" svg:width="3.779cm" svg:height="0.489cm" svg:x="3.653cm" svg:y="18.152cm">
          <draw:text-box>
            <text:p><text:span text:style-name="T25">Med konstante </text:span><text:span text:style-name="T25">grensekostnad</text:span><text:span text:style-name="T25">er</text:span></text:p>
          </draw:text-box>
        </draw:frame>
        <draw:frame draw:style-name="gr129" draw:text-style-name="P37" draw:layer="layout" svg:width="5.658cm" svg:height="0.489cm" svg:x="12.353cm" svg:y="18.153cm">
          <draw:text-box>
            <text:p><text:span text:style-name="T25">Med stigende </text:span><text:span text:style-name="T25">grensekostnad</text:span><text:span text:style-name="T25">er (mer </text:span><text:span text:style-name="T25">deltajert figur)</text:span></text:p>
          </draw:text-box>
        </draw:frame>
        <draw:frame draw:style-name="gr130" draw:text-style-name="P7" draw:layer="layout" svg:width="3.91cm" svg:height="0.489cm" svg:x="15.653cm" svg:y="21.153cm">
          <draw:text-box>
            <text:p><text:span text:style-name="T1">Samfunnsøkono</text:span><text:span text:style-name="T1">misk (dødvekts) </text:span><text:span text:style-name="T1">tap</text:span></text:p>
          </draw:text-box>
        </draw:frame>
        <draw:line draw:style-name="gr131" draw:text-style-name="P3" draw:layer="layout" svg:x1="15.75cm" svg:y1="21.45cm" svg:x2="13.75cm" svg:y2="21cm">
          <text:p/>
        </draw:line>
        <draw:custom-shape draw:style-name="gr96" draw:text-style-name="P11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9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9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9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9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0" draw:text-style-name="P3" draw:layer="layout" svg:x1="11.939cm" svg:y1="21.036cm" svg:x2="13.503cm" svg:y2="21.036cm">
          <text:p/>
        </draw:line>
        <draw:frame draw:style-name="gr14" draw:text-style-name="P9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32" draw:text-style-name="P17" draw:layer="layout" svg:width="7.249cm" svg:height="1.109cm" svg:x="0.751cm" svg:y="0.353cm">
          <draw:text-box>
            <text:p><text:span text:style-name="T11">Monop</text:span><text:span text:style-name="T11">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4" draw:text-style-name="P32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32" draw:text-style-name="P36" draw:layer="layout" svg:width="1.073cm" svg:height="6.376cm" svg:x="0.953cm" svg:y="7.8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M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4" draw:text-style-name="P32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4" draw:text-style-name="P9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83" draw:text-style-name="P3" draw:layer="layout" svg:x1="17.502cm" svg:y1="4.949cm" svg:x2="17.502cm" svg:y2="2.199cm">
          <text:p/>
        </draw:line>
        <draw:line draw:style-name="gr84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33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4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4" draw:text-style-name="P35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35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4" draw:text-style-name="P32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4" draw:text-style-name="P9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4" draw:text-style-name="P9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83" draw:text-style-name="P3" draw:layer="layout" svg:x1="17.502cm" svg:y1="4.949cm" svg:x2="17.502cm" svg:y2="2.199cm">
          <text:p/>
        </draw:line>
        <draw:line draw:style-name="gr84" draw:text-style-name="P3" draw:layer="layout" svg:x1="17.503cm" svg:y1="4.949cm" svg:x2="20.004cm" svg:y2="4.949cm">
          <text:p/>
        </draw:line>
        <draw:line draw:style-name="gr2" draw:text-style-name="P3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4" draw:text-style-name="P35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33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4" draw:text-style-name="P11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35" draw:text-style-name="P7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4" draw:text-style-name="P9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32" draw:text-style-name="P36" draw:layer="layout" svg:width="1.073cm" svg:height="6.376cm" svg:x="1.245cm" svg:y="18.375cm">
          <draw:text-box>
            <text:p><text:span text:style-name="T24">M</text:span></text:p>
            <text:p><text:span text:style-name="T24">O</text:span></text:p>
            <text:p><text:span text:style-name="T24">N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  <text:p><text:span text:style-name="T24">I</text:span></text:p>
            <text:p><text:span text:style-name="T24">S</text:span></text:p>
            <text:p><text:span text:style-name="T24">T</text:span></text:p>
            <text:p><text:span text:style-name="T24">I</text:span></text:p>
            <text:p><text:span text:style-name="T24">S</text:span></text:p>
            <text:p><text:span text:style-name="T24">K</text:span></text:p>
          </draw:text-box>
        </draw:frame>
        <draw:frame draw:style-name="gr136" draw:text-style-name="P36" draw:layer="layout" svg:width="1.048cm" svg:height="5.451cm" svg:x="2.044cm" svg:y="18.574cm">
          <draw:text-box>
            <text:p><text:span text:style-name="T24">K</text:span></text:p>
            <text:p><text:span text:style-name="T24">O</text:span></text:p>
            <text:p><text:span text:style-name="T24">N</text:span></text:p>
            <text:p><text:span text:style-name="T24">K</text:span></text:p>
            <text:p><text:span text:style-name="T24">U</text:span></text:p>
            <text:p><text:span text:style-name="T24">R</text:span></text:p>
            <text:p><text:span text:style-name="T24">R</text:span></text:p>
            <text:p><text:span text:style-name="T24">A</text:span></text:p>
            <text:p><text:span text:style-name="T24">N</text:span></text:p>
            <text:p><text:span text:style-name="T24">S</text:span></text:p>
            <text:p><text:span text:style-name="T24">E</text:span></text:p>
          </draw:text-box>
        </draw:frame>
        <draw:line draw:style-name="gr112" draw:text-style-name="P3" draw:layer="layout" svg:x1="1.001cm" svg:y1="16.995cm" svg:x2="20.591cm" svg:y2="16.995cm">
          <text:p/>
        </draw:line>
        <draw:line draw:style-name="gr116" draw:text-style-name="P3" draw:layer="layout" svg:x1="12.768cm" svg:y1="23.848cm" svg:x2="19.025cm" svg:y2="23.848cm">
          <text:p/>
        </draw:line>
        <draw:line draw:style-name="gr117" draw:text-style-name="P3" draw:layer="layout" svg:x1="12.767cm" svg:y1="23.849cm" svg:x2="12.767cm" svg:y2="19.099cm">
          <text:p/>
        </draw:line>
        <draw:frame draw:style-name="gr137" draw:text-style-name="P40" draw:layer="layout" svg:width="2.1cm" svg:height="1.04cm" svg:x="18.116cm" svg:y="21.411cm">
          <draw:text-box>
            <text:p><text:span text:style-name="T26">S=GK</text:span></text:p>
          </draw:text-box>
        </draw:frame>
        <draw:frame draw:style-name="gr138" draw:text-style-name="P20" draw:layer="layout" svg:width="0.729cm" svg:height="1.726cm" svg:x="11.897cm" svg:y="19.659cm">
          <draw:text-box>
            <text:p/>
          </draw:text-box>
        </draw:frame>
        <draw:line draw:style-name="gr120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39" draw:text-style-name="P9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4" draw:text-style-name="P9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4" draw:text-style-name="P9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40" draw:text-style-name="P40" draw:layer="layout" svg:width="1.612cm" svg:height="1.04cm" svg:x="14.762cm" svg:y="22.548cm">
          <draw:text-box>
            <text:p><text:span text:style-name="T26">GI</text:span></text:p>
          </draw:text-box>
        </draw:frame>
        <draw:frame draw:style-name="gr141" draw:text-style-name="P40" draw:layer="layout" svg:width="2.463cm" svg:height="1.04cm" svg:x="17.816cm" svg:y="22.913cm">
          <draw:text-box>
            <text:p><text:span text:style-name="T26">E=MBV</text:span></text:p>
          </draw:text-box>
        </draw:frame>
        <draw:custom-shape draw:style-name="gr139" draw:text-style-name="P9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42" draw:text-style-name="P43" draw:layer="layout" svg:width="3.859cm" svg:height="0.71cm" draw:transform="rotate (-1.58790055346444) translate (6.606cm 9.613cm)">
          <draw:text-box>
            <text:p><text:span text:style-name="T34">Grad av </text:span><text:span text:style-name="T34">differensi</text:span><text:span text:style-name="T34">ering</text:span></text:p>
          </draw:text-box>
        </draw:frame>
        <draw:frame draw:style-name="gr143" draw:text-style-name="P43" draw:layer="layout" svg:width="2.223cm" svg:height="0.711cm" svg:x="5.853cm" svg:y="7.181cm">
          <draw:text-box>
            <text:p><text:span text:style-name="T34">Fullstendi</text:span><text:span text:style-name="T34">g</text:span></text:p>
          </draw:text-box>
        </draw:frame>
        <draw:line draw:style-name="gr116" draw:text-style-name="P3" draw:layer="layout" svg:x1="4.49cm" svg:y1="23.85cm" svg:x2="10.747cm" svg:y2="23.85cm">
          <text:p/>
        </draw:line>
        <draw:line draw:style-name="gr117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37" draw:text-style-name="P40" draw:layer="layout" svg:width="2.1cm" svg:height="1.04cm" svg:x="9.839cm" svg:y="21.413cm">
          <draw:text-box>
            <text:p><text:span text:style-name="T26">S=GK</text:span></text:p>
          </draw:text-box>
        </draw:frame>
        <draw:frame draw:style-name="gr138" draw:text-style-name="P20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0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21" draw:text-style-name="P3" draw:layer="layout" svg:x1="6.089cm" svg:y1="23.849cm" svg:x2="6.089cm" svg:y2="20.777cm">
          <text:p/>
        </draw:line>
        <draw:custom-shape draw:style-name="gr139" draw:text-style-name="P9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4" draw:text-style-name="P9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4" draw:text-style-name="P9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4" draw:text-style-name="P9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40" draw:text-style-name="P40" draw:layer="layout" svg:width="1.612cm" svg:height="1.04cm" svg:x="6.339cm" svg:y="22.114cm">
          <draw:text-box>
            <text:p><text:span text:style-name="T26">GI</text:span></text:p>
          </draw:text-box>
        </draw:frame>
        <draw:frame draw:style-name="gr141" draw:text-style-name="P40" draw:layer="layout" svg:width="2.463cm" svg:height="1.04cm" svg:x="9.538cm" svg:y="22.915cm">
          <draw:text-box>
            <text:p><text:span text:style-name="T26">E=MBV</text:span></text:p>
          </draw:text-box>
        </draw:frame>
        <draw:custom-shape draw:style-name="gr139" draw:text-style-name="P9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44" draw:text-style-name="P33" draw:layer="layout" svg:x1="14.8cm" svg:y1="8.8cm" svg:x2="8.197cm" svg:y2="14.812cm">
          <text:p/>
        </draw:line>
        <draw:line draw:style-name="gr144" draw:text-style-name="P33" draw:layer="layout" svg:x1="18.717cm" svg:y1="11.177cm" svg:x2="15.159cm" svg:y2="14.812cm">
          <text:p/>
        </draw:line>
        <draw:line draw:style-name="gr145" draw:text-style-name="P44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21" draw:text-style-name="P3" draw:layer="layout" svg:x1="13.669cm" svg:y1="23.857cm" svg:x2="13.694cm" svg:y2="21.715cm">
          <text:p/>
        </draw:line>
        <draw:frame draw:style-name="gr146" draw:text-style-name="P43" draw:layer="layout" svg:width="4.497cm" svg:height="1.057cm" svg:x="4.154cm" svg:y="17.333cm">
          <draw:text-box>
            <text:p><text:span text:style-name="T34">Kort sikt</text:span></text:p>
          </draw:text-box>
        </draw:frame>
        <draw:frame draw:style-name="gr146" draw:text-style-name="P43" draw:layer="layout" svg:width="4.497cm" svg:height="1.057cm" svg:x="12.655cm" svg:y="17.334cm">
          <draw:text-box>
            <text:p><text:span text:style-name="T34">Lang sikt</text:span></text:p>
          </draw:text-box>
        </draw:frame>
        <draw:frame draw:style-name="gr53" draw:text-style-name="P17" draw:layer="layout" svg:width="14.298cm" svg:height="1.275cm" svg:x="0.952cm" svg:y="0.356cm">
          <draw:text-box>
            <text:p><text:span text:style-name="T11">Ufullk</text:span><text:span text:style-name="T11">omme</text:span><text:span text:style-name="T11">n </text:span><text:span text:style-name="T11">konkur</text:span><text:span text:style-name="T11">ranse: </text:span><text:span text:style-name="T11">Monop</text:span><text:span text:style-name="T11">olistis</text:span><text:span text:style-name="T11">k </text:span><text:span text:style-name="T11">konkur</text:span><text:span text:style-name="T11">ranse</text:span></text:p>
          </draw:text-box>
        </draw:frame>
        <draw:frame draw:style-name="gr142" draw:text-style-name="P43" draw:layer="layout" svg:width="3.859cm" svg:height="0.71cm" svg:x="8.887cm" svg:y="15.787cm">
          <draw:text-box>
            <text:p><text:span text:style-name="T34">Antall </text:span><text:span text:style-name="T34">konkurren</text:span><text:span text:style-name="T34">ter</text:span></text:p>
          </draw:text-box>
        </draw:frame>
        <draw:frame draw:style-name="gr142" draw:text-style-name="P43" draw:layer="layout" svg:width="3.859cm" svg:height="0.71cm" svg:x="8.088cm" svg:y="15.187cm">
          <draw:text-box>
            <text:p><text:span text:style-name="T34">Få</text:span></text:p>
          </draw:text-box>
        </draw:frame>
        <draw:frame draw:style-name="gr142" draw:text-style-name="P43" draw:layer="layout" svg:width="3.859cm" svg:height="0.71cm" svg:x="6.889cm" svg:y="15.187cm">
          <draw:text-box>
            <text:p><text:span text:style-name="T34">1</text:span></text:p>
          </draw:text-box>
        </draw:frame>
        <draw:frame draw:style-name="gr147" draw:text-style-name="P20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42" draw:text-style-name="P43" draw:layer="layout" svg:width="3.859cm" svg:height="0.71cm" svg:x="7.59cm" svg:y="15.187cm">
          <draw:text-box>
            <text:p><text:span text:style-name="T34">2</text:span></text:p>
          </draw:text-box>
        </draw:frame>
        <draw:line draw:style-name="gr144" draw:text-style-name="P33" draw:layer="layout" svg:x1="15.601cm" svg:y1="8.8cm" svg:x2="8.998cm" svg:y2="14.812cm">
          <text:p/>
        </draw:line>
        <draw:frame draw:style-name="gr148" draw:text-style-name="P20" draw:layer="layout" svg:width="2.492cm" svg:height="0.489cm" svg:x="13.701cm" svg:y="7.601cm">
          <draw:text-box>
            <text:p>Monopol (kapittel 10)</text:p>
          </draw:text-box>
        </draw:frame>
        <draw:frame draw:style-name="gr149" draw:text-style-name="P20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50" draw:text-style-name="P20" draw:layer="layout" svg:width="2.678cm" svg:height="0.489cm" svg:x="15.002cm" svg:y="8.602cm">
          <draw:text-box>
            <text:p>Oligopol (ikke pensum)</text:p>
          </draw:text-box>
        </draw:frame>
        <draw:custom-shape draw:style-name="gr139" draw:text-style-name="P9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3" draw:layer="layout" svg:x1="6.95cm" svg:y1="14.15cm" svg:x2="14.25cm" svg:y2="14.25cm">
          <text:p/>
        </draw:line>
        <draw:line draw:style-name="gr112" draw:text-style-name="P3" draw:layer="layout" svg:x1="10.5cm" svg:y1="14.25cm" svg:x2="10.5cm" svg:y2="11cm">
          <text:p/>
        </draw:line>
        <draw:frame draw:style-name="gr151" draw:text-style-name="P20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51" draw:text-style-name="P20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44" draw:text-style-name="P33" draw:layer="layout" svg:x1="5.25cm" svg:y1="14cm" svg:x2="8.75cm" svg:y2="12cm">
          <text:p/>
        </draw:line>
        <draw:line draw:style-name="gr144" draw:text-style-name="P33" draw:layer="layout" svg:x1="13.65cm" svg:y1="12.3cm" svg:x2="11.75cm" svg:y2="13.5cm">
          <text:p/>
        </draw:line>
        <draw:custom-shape draw:style-name="gr152" draw:text-style-name="P9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9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9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2" draw:text-style-name="P17" draw:layer="layout" svg:width="7.249cm" svg:height="1.109cm" svg:x="0.749cm" svg:y="0.351cm">
          <draw:text-box>
            <text:p><text:span text:style-name="T11">Prisdis</text:span><text:span text:style-name="T11">krimin</text:span><text:span text:style-name="T11">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53" draw:text-style-name="P36" draw:layer="layout" svg:width="1.073cm" svg:height="4.064cm" svg:x="0.954cm" svg:y="6.864cm">
          <draw:text-box>
            <text:p><text:span text:style-name="T24">1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53" draw:text-style-name="P36" draw:layer="layout" svg:width="1.073cm" svg:height="4.064cm" svg:x="0.955cm" svg:y="12.065cm">
          <draw:text-box>
            <text:p><text:span text:style-name="T24">2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frame draw:style-name="gr153" draw:text-style-name="P36" draw:layer="layout" svg:width="1.073cm" svg:height="4.064cm" svg:x="0.955cm" svg:y="16.62cm">
          <draw:text-box>
            <text:p><text:span text:style-name="T24">3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custom-shape draw:style-name="gr154" draw:text-style-name="P9" draw:layer="layout" svg:width="0.75cm" svg:height="0.501cm" svg:x="3.209cm" svg:y="12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56cm" svg:y="13.2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1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2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12" draw:text-style-name="P3" draw:layer="layout" svg:x1="2.708cm" svg:y1="13.14cm" svg:x2="8.207cm" svg:y2="13.14cm">
          <text:p/>
        </draw:line>
        <draw:custom-shape draw:style-name="gr154" draw:text-style-name="P9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5" draw:text-style-name="P45" draw:layer="layout" svg:width="11.119cm" svg:height="2.764cm" svg:x="1.894cm" svg:y="2.496cm">
          <draw:text-box>
            <text:list text:style-name="L2">
              <text:list-item>
                <text:p><text:span text:style-name="T35">- <text:s text:c="2"/></text:span><text:span text:style-name="T35">Forskjel</text:span><text:span text:style-name="T35">lige </text:span><text:span text:style-name="T35">ettersp</text:span><text:span text:style-name="T35">ørrere </text:span><text:span text:style-name="T35">(eller </text:span><text:span text:style-name="T35">gruppe </text:span><text:span text:style-name="T35">av </text:span><text:span text:style-name="T35">ettersp</text:span><text:span text:style-name="T35">ørre) </text:span><text:span text:style-name="T35">må ha </text:span><text:span text:style-name="T35">ulik </text:span><text:span text:style-name="T35">margina</text:span><text:span text:style-name="T35">l </text:span><text:span text:style-name="T35">betaling</text:span><text:span text:style-name="T35">svillighe</text:span><text:span text:style-name="T35">t </text:span><text:span text:style-name="T35">(MBV).</text:span></text:p>
              </text:list-item>
              <text:list-item>
                <text:p><text:span text:style-name="T35">- <text:s text:c="2"/></text:span><text:span text:style-name="T35">Produs</text:span><text:span text:style-name="T35">entene </text:span><text:span text:style-name="T35">må </text:span><text:span text:style-name="T35">mulighe</text:span><text:span text:style-name="T35">t til å </text:span><text:span text:style-name="T36">skille</text:span><text:span text:style-name="T35"> </text:span><text:span text:style-name="T35">de </text:span><text:span text:style-name="T35">forskjell</text:span><text:span text:style-name="T35">ige </text:span><text:span text:style-name="T35">ettersp</text:span><text:span text:style-name="T35">ørrere </text:span><text:span text:style-name="T35">fra </text:span><text:span text:style-name="T35">hverand</text:span><text:span text:style-name="T35">re.</text:span></text:p>
              </text:list-item>
              <text:list-item>
                <text:p><text:span text:style-name="T35">- <text:s text:c="2"/></text:span><text:span text:style-name="T35">Videres</text:span><text:span text:style-name="T35">alg </text:span><text:span text:style-name="T35">mellom </text:span><text:span text:style-name="T35">gruppen</text:span><text:span text:style-name="T35">e (dvs. </text:span><text:span text:style-name="T35">fra </text:span><text:span text:style-name="T35">konsum</text:span><text:span text:style-name="T35">enter til </text:span><text:span text:style-name="T35">konsum</text:span><text:span text:style-name="T35">enter) </text:span><text:span text:style-name="T35">er ikke </text:span><text:span text:style-name="T35">mulig, </text:span><text:span text:style-name="T35">alternati</text:span><text:span text:style-name="T35">vt </text:span><text:span text:style-name="T35">kostbar</text:span><text:span text:style-name="T35">t å </text:span><text:span text:style-name="T35">utføre.</text:span></text:p>
              </text:list-item>
            </text:list>
          </draw:text-box>
        </draw:frame>
        <draw:frame draw:style-name="gr133" draw:text-style-name="P36" draw:layer="layout" svg:width="1.048cm" svg:height="4.989cm" svg:x="0.955cm" svg:y="1.001cm">
          <draw:text-box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U</text:span></text:p>
            <text:p><text:span text:style-name="T24">T</text:span></text:p>
            <text:p><text:span text:style-name="T24">S</text:span></text:p>
            <text:p><text:span text:style-name="T24">E</text:span></text:p>
            <text:p><text:span text:style-name="T24">T</text:span></text:p>
            <text:p><text:span text:style-name="T24">N</text:span></text:p>
            <text:p><text:span text:style-name="T24"/></text:p>
          </draw:text-box>
        </draw:frame>
        <draw:frame draw:style-name="gr156" draw:text-style-name="P43" draw:layer="layout" svg:width="14.58cm" svg:height="1.057cm" svg:x="1.968cm" svg:y="1.37cm">
          <draw:text-box>
            <text:p><text:span text:style-name="T34">Vi har </text:span><text:span text:style-name="T37">prisdiskri</text:span><text:span text:style-name="T37">minering</text:span><text:span text:style-name="T38"> </text:span><text:span text:style-name="T34">i </text:span><text:span text:style-name="T34">et marked </text:span><text:span text:style-name="T34">når en </text:span><text:span text:style-name="T34">produsent </text:span><text:span text:style-name="T34">har en </text:span><text:span text:style-name="T34">fordel </text:span><text:span text:style-name="T34">(dvs. kan </text:span><text:span text:style-name="T34">få økt sin </text:span><text:span text:style-name="T34">fortjenest</text:span><text:span text:style-name="T34">e) </text:span></text:p>
            <text:p><text:span text:style-name="T34">ved å ta </text:span><text:span text:style-name="T34">ulik pris til </text:span><text:span text:style-name="T34">forskjellig</text:span><text:span text:style-name="T34">e </text:span><text:span text:style-name="T34">etterspørr</text:span><text:span text:style-name="T34">ere.</text:span></text:p>
          </draw:text-box>
        </draw:frame>
        <draw:custom-shape draw:style-name="gr157" draw:text-style-name="P9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7" draw:text-style-name="P9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9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8" draw:text-style-name="P43" draw:layer="layout" svg:width="6.522cm" svg:height="0.711cm" svg:x="2.524cm" svg:y="5.943cm">
          <draw:text-box>
            <text:p><text:span text:style-name="T34">Sorterings</text:span><text:span text:style-name="T34">mekanism</text:span><text:span text:style-name="T34">e: </text:span><text:span text:style-name="T34">Individuell</text:span><text:span text:style-name="T34">e </text:span><text:span text:style-name="T34">sortering</text:span></text:p>
          </draw:text-box>
        </draw:frame>
        <draw:frame draw:style-name="gr159" draw:text-style-name="P43" draw:layer="layout" svg:width="5.489cm" svg:height="0.711cm" svg:x="2.524cm" svg:y="11.761cm">
          <draw:text-box>
            <text:p><text:span text:style-name="T34">Sorterings</text:span><text:span text:style-name="T34">mekanism</text:span><text:span text:style-name="T34">e: </text:span><text:span text:style-name="T34">Selvsorter</text:span><text:span text:style-name="T34">ing</text:span></text:p>
          </draw:text-box>
        </draw:frame>
        <draw:frame draw:style-name="gr146" draw:text-style-name="P43" draw:layer="layout" svg:width="4.497cm" svg:height="1.057cm" svg:x="1.653cm" svg:y="20.832cm">
          <draw:text-box>
            <text:p><text:span text:style-name="T34">Segment </text:span><text:span text:style-name="T34">1:</text:span></text:p>
            <text:p><text:span text:style-name="T34">Prisufølso</text:span><text:span text:style-name="T34">mme </text:span><text:span text:style-name="T34">etterspørr</text:span><text:span text:style-name="T34">ere</text:span></text:p>
          </draw:text-box>
        </draw:frame>
        <draw:frame draw:style-name="gr160" draw:text-style-name="P43" draw:layer="layout" svg:width="4.67cm" svg:height="1.057cm" svg:x="7.607cm" svg:y="20.923cm">
          <draw:text-box>
            <text:p><text:span text:style-name="T34">Segment </text:span><text:span text:style-name="T34">2: </text:span></text:p>
            <text:p><text:span text:style-name="T34">Prisfølso</text:span><text:span text:style-name="T34">mme </text:span><text:span text:style-name="T34">etterspørr</text:span><text:span text:style-name="T34">ere</text:span></text:p>
          </draw:text-box>
        </draw:frame>
        <draw:frame draw:style-name="gr161" draw:text-style-name="P43" draw:layer="layout" svg:width="5.081cm" svg:height="0.711cm" svg:x="14.142cm" svg:y="20.923cm">
          <draw:text-box>
            <text:p><text:span text:style-name="T34">Monopoli</text:span><text:span text:style-name="T34">st (uten </text:span><text:span text:style-name="T34">segmente</text:span><text:span text:style-name="T34">ring)</text:span></text:p>
          </draw:text-box>
        </draw:frame>
        <draw:frame draw:style-name="gr162" draw:text-style-name="P43" draw:layer="layout" svg:width="2.992cm" svg:height="0.711cm" svg:x="8.478cm" svg:y="12.344cm">
          <draw:text-box>
            <text:p><text:span text:style-name="T34">Eks. </text:span><text:span text:style-name="T34">Småkund</text:span><text:span text:style-name="T34">er</text:span></text:p>
          </draw:text-box>
        </draw:frame>
        <draw:frame draw:style-name="gr163" draw:text-style-name="P43" draw:layer="layout" svg:width="2.923cm" svg:height="0.711cm" svg:x="8.478cm" svg:y="13.216cm">
          <draw:text-box>
            <text:p><text:span text:style-name="T34">Eks. </text:span><text:span text:style-name="T34">Storkunde</text:span><text:span text:style-name="T34">r</text:span></text:p>
          </draw:text-box>
        </draw:frame>
        <draw:custom-shape draw:style-name="gr154" draw:text-style-name="P9" draw:layer="layout" svg:width="0.75cm" svg:height="0.501cm" svg:x="3.209cm" svg:y="17.43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56cm" svg:y="18.2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5.31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6.4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3.2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9" draw:layer="layout" svg:width="0.75cm" svg:height="0.501cm" svg:x="4.2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8cm" svg:y1="18.084cm" svg:x2="8.207cm" svg:y2="18.084cm">
          <text:p/>
        </draw:line>
        <draw:frame draw:style-name="gr159" draw:text-style-name="P43" draw:layer="layout" svg:width="5.112cm" svg:height="0.711cm" svg:x="2.524cm" svg:y="16.705cm">
          <draw:text-box>
            <text:p><text:span text:style-name="T34">Sorterings</text:span><text:span text:style-name="T34">mekanism</text:span><text:span text:style-name="T34">e:Separer</text:span><text:span text:style-name="T34">ing</text:span></text:p>
          </draw:text-box>
        </draw:frame>
        <draw:frame draw:style-name="gr164" draw:text-style-name="P43" draw:layer="layout" svg:width="5.64cm" svg:height="0.711cm" svg:x="8.478cm" svg:y="17.288cm">
          <draw:text-box>
            <text:p><text:span text:style-name="T34">Eks. Unge </text:span><text:span text:style-name="T34">personer </text:span><text:span text:style-name="T34">og </text:span><text:span text:style-name="T34">pensjonist</text:span><text:span text:style-name="T34">er</text:span></text:p>
          </draw:text-box>
        </draw:frame>
        <draw:frame draw:style-name="gr163" draw:text-style-name="P43" draw:layer="layout" svg:width="2.923cm" svg:height="0.711cm" svg:x="8.478cm" svg:y="18.16cm">
          <draw:text-box>
            <text:p><text:span text:style-name="T34">Eks. </text:span><text:span text:style-name="T34">Storkunde</text:span><text:span text:style-name="T34">r</text:span></text:p>
          </draw:text-box>
        </draw:frame>
        <draw:line draw:style-name="gr116" draw:text-style-name="P3" draw:layer="layout" svg:x1="14.385cm" svg:y1="26.305cm" svg:x2="19.659cm" svg:y2="26.373cm">
          <text:p/>
        </draw:line>
        <draw:line draw:style-name="gr117" draw:text-style-name="P3" draw:layer="layout" svg:x1="14.361cm" svg:y1="26.375cm" svg:x2="14.31cm" svg:y2="22.282cm">
          <text:p/>
        </draw:line>
        <draw:frame draw:style-name="gr138" draw:text-style-name="P20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25cm" svg:y2="26.25cm">
          <text:p/>
        </draw:line>
        <draw:line draw:style-name="gr120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21" draw:text-style-name="P3" draw:layer="layout" svg:x1="15.884cm" svg:y1="26.407cm" svg:x2="15.884cm" svg:y2="24.027cm">
          <text:p/>
        </draw:line>
        <draw:frame draw:style-name="gr14" draw:text-style-name="P9" draw:layer="layout" svg:width="0.367cm" svg:height="0.297cm" svg:x="19.831cm" svg:y="26.03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9" draw:layer="layout" svg:width="0.341cm" svg:height="0.297cm" svg:x="14.062cm" svg:y="21.8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2" draw:text-style-name="P3" draw:layer="layout" svg:x1="14.24cm" svg:y1="22.725cm" svg:x2="18.5cm" svg:y2="26.5cm">
          <text:p/>
        </draw:line>
        <draw:frame draw:style-name="gr14" draw:text-style-name="P2" draw:layer="layout" svg:width="0.539cm" svg:height="0.336cm" svg:x="15.683cm" svg:y="26.63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7" draw:text-style-name="P46" draw:layer="layout" svg:width="2.1cm" svg:height="1.04cm" svg:x="19.278cm" svg:y="24.902cm">
          <draw:text-box>
            <text:p><text:span text:style-name="T39">S=GK</text:span></text:p>
          </draw:text-box>
        </draw:frame>
        <draw:frame draw:style-name="gr137" draw:text-style-name="P46" draw:layer="layout" svg:width="2.1cm" svg:height="1.04cm" svg:x="16.229cm" svg:y="25.631cm">
          <draw:text-box>
            <text:p><text:span text:style-name="T39">GI</text:span></text:p>
          </draw:text-box>
        </draw:frame>
        <draw:frame draw:style-name="gr137" draw:text-style-name="P46" draw:layer="layout" svg:width="2.1cm" svg:height="1.04cm" svg:x="18.262cm" svg:y="25.485cm">
          <draw:text-box>
            <text:p><text:span text:style-name="T39">E=MBV</text:span></text:p>
          </draw:text-box>
        </draw:frame>
        <draw:custom-shape draw:style-name="gr139" draw:text-style-name="P9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7.986cm" svg:y1="26.306cm" svg:x2="13.26cm" svg:y2="26.374cm">
          <text:p/>
        </draw:line>
        <draw:line draw:style-name="gr117" draw:text-style-name="P3" draw:layer="layout" svg:x1="7.962cm" svg:y1="26.376cm" svg:x2="7.911cm" svg:y2="22.283cm">
          <text:p/>
        </draw:line>
        <draw:frame draw:style-name="gr138" draw:text-style-name="P20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21" draw:text-style-name="P3" draw:layer="layout" svg:x1="9.785cm" svg:y1="26.408cm" svg:x2="9.785cm" svg:y2="24.028cm">
          <text:p/>
        </draw:line>
        <draw:frame draw:style-name="gr14" draw:text-style-name="P9" draw:layer="layout" svg:width="0.367cm" svg:height="0.297cm" svg:x="13.432cm" svg:y="26.03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9" draw:layer="layout" svg:width="0.341cm" svg:height="0.297cm" svg:x="7.663cm" svg:y="21.857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37" draw:text-style-name="P46" draw:layer="layout" svg:width="2.1cm" svg:height="1.04cm" svg:x="10.13cm" svg:y="25.632cm">
          <draw:text-box>
            <text:p><text:span text:style-name="T39">GI</text:span></text:p>
          </draw:text-box>
        </draw:frame>
        <draw:frame draw:style-name="gr137" draw:text-style-name="P46" draw:layer="layout" svg:width="2.1cm" svg:height="1.04cm" svg:x="11.863cm" svg:y="25.486cm">
          <draw:text-box>
            <text:p><text:span text:style-name="T39">E=MBV</text:span></text:p>
          </draw:text-box>
        </draw:frame>
        <draw:custom-shape draw:style-name="gr139" draw:text-style-name="P9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3" draw:layer="layout" svg:x1="2.086cm" svg:y1="26.306cm" svg:x2="7.36cm" svg:y2="26.374cm">
          <text:p/>
        </draw:line>
        <draw:line draw:style-name="gr117" draw:text-style-name="P3" draw:layer="layout" svg:x1="2.062cm" svg:y1="26.376cm" svg:x2="2.011cm" svg:y2="22.283cm">
          <text:p/>
        </draw:line>
        <draw:frame draw:style-name="gr138" draw:text-style-name="P20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21" draw:text-style-name="P3" draw:layer="layout" svg:x1="2.985cm" svg:y1="26.408cm" svg:x2="2.985cm" svg:y2="24.028cm">
          <text:p/>
        </draw:line>
        <draw:frame draw:style-name="gr14" draw:text-style-name="P9" draw:layer="layout" svg:width="0.367cm" svg:height="0.297cm" svg:x="7.532cm" svg:y="26.038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14" draw:text-style-name="P9" draw:layer="layout" svg:width="0.341cm" svg:height="0.297cm" svg:x="1.763cm" svg:y="21.857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4" draw:text-style-name="P2" draw:layer="layout" svg:width="0.689cm" svg:height="0.336cm" svg:x="2.684cm" svg:y="26.534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37" draw:text-style-name="P46" draw:layer="layout" svg:width="2.1cm" svg:height="1.04cm" svg:x="3.03cm" svg:y="25.632cm">
          <draw:text-box>
            <text:p><text:span text:style-name="T39">GI</text:span></text:p>
          </draw:text-box>
        </draw:frame>
        <draw:frame draw:style-name="gr137" draw:text-style-name="P46" draw:layer="layout" svg:width="2.1cm" svg:height="1.04cm" svg:x="4.263cm" svg:y="25.486cm">
          <draw:text-box>
            <text:p><text:span text:style-name="T39">E=MBV</text:span></text:p>
          </draw:text-box>
        </draw:frame>
        <draw:custom-shape draw:style-name="gr139" draw:text-style-name="P9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3" draw:layer="layout" svg:x1="8cm" svg:y1="24.485cm" svg:x2="9.801cm" svg:y2="24.466cm">
          <text:p/>
        </draw:line>
        <draw:frame draw:style-name="gr137" draw:text-style-name="P46" draw:layer="layout" svg:width="2.1cm" svg:height="1.04cm" svg:x="12.878cm" svg:y="24.902cm">
          <draw:text-box>
            <text:p><text:span text:style-name="T39">S=GK</text:span></text:p>
          </draw:text-box>
        </draw:frame>
        <draw:frame draw:style-name="gr137" draw:text-style-name="P46" draw:layer="layout" svg:width="2.1cm" svg:height="1.04cm" svg:x="6.278cm" svg:y="24.902cm">
          <draw:text-box>
            <text:p><text:span text:style-name="T39">S=GK</text:span></text:p>
          </draw:text-box>
        </draw:frame>
        <draw:line draw:style-name="gr112" draw:text-style-name="P3" draw:layer="layout" svg:x1="2.1cm" svg:y1="23.984cm" svg:x2="3cm" svg:y2="24cm">
          <text:p/>
        </draw:line>
        <draw:frame draw:style-name="gr14" draw:text-style-name="P2" draw:layer="layout" svg:width="0.642cm" svg:height="0.336cm" svg:x="1.285cm" svg:y="23.734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" draw:text-style-name="P2" draw:layer="layout" svg:width="0.642cm" svg:height="0.336cm" svg:x="7.185cm" svg:y="24.334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4" draw:text-style-name="P2" draw:layer="layout" svg:width="0.689cm" svg:height="0.336cm" svg:x="9.385cm" svg:y="26.534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4" draw:text-style-name="P2" draw:layer="layout" svg:width="0.491cm" svg:height="0.336cm" svg:x="13.485cm" svg:y="23.934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33" draw:text-style-name="P36" draw:layer="layout" svg:width="1.048cm" svg:height="4.989cm" svg:x="1.152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112" draw:text-style-name="P3" draw:layer="layout" svg:x1="1.001cm" svg:y1="17.091cm" svg:x2="20.591cm" svg:y2="17.091cm">
          <text:p/>
        </draw:line>
        <draw:frame draw:style-name="gr165" draw:text-style-name="P36" draw:layer="layout" svg:width="1.073cm" svg:height="5.451cm" svg:x="1.053cm" svg:y="10.659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V</text:span></text:p>
            <text:p><text:span text:style-name="T24">I</text:span></text:p>
            <text:p><text:span text:style-name="T24">K</text:span></text:p>
            <text:p><text:span text:style-name="T24">T</text:span></text:p>
          </draw:text-box>
        </draw:frame>
        <draw:frame draw:style-name="gr166" draw:text-style-name="P36" draw:layer="layout" svg:width="1.048cm" svg:height="4.526cm" svg:x="1.053cm" svg:y="20.402cm">
          <draw:text-box>
            <text:p><text:span text:style-name="T24">L</text:span></text:p>
            <text:p><text:span text:style-name="T24">Ø</text:span></text:p>
            <text:p><text:span text:style-name="T24">S</text:span></text:p>
            <text:p><text:span text:style-name="T24">N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2" draw:text-style-name="P3" draw:layer="layout" svg:x1="2.088cm" svg:y1="6.815cm" svg:x2="1.899cm" svg:y2="26.939cm">
          <text:p/>
        </draw:line>
        <draw:frame draw:style-name="gr167" draw:text-style-name="P47" draw:layer="layout" svg:width="4.67cm" svg:height="1.054cm" svg:x="2.51cm" svg:y="7.166cm">
          <draw:text-box>
            <text:p><text:span text:style-name="T13">Markedsmakt</text:span></text:p>
          </draw:text-box>
        </draw:frame>
        <draw:frame draw:style-name="gr168" draw:text-style-name="P47" draw:layer="layout" svg:width="6.49cm" svg:height="1.054cm" svg:x="7.971cm" svg:y="7.168cm">
          <draw:text-box>
            <text:p><text:span text:style-name="T13">Eksterne virkninger</text:span></text:p>
          </draw:text-box>
        </draw:frame>
        <draw:frame draw:style-name="gr169" draw:text-style-name="P47" draw:layer="layout" svg:width="3.355cm" svg:height="1.199cm" svg:x="15.001cm" svg:y="7.168cm">
          <draw:text-box>
            <text:p><text:span text:style-name="T13">Andre tilfeller </text:span></text:p>
            <text:p><text:span text:style-name="T13">(ikke pensum)</text:span></text:p>
          </draw:text-box>
        </draw:frame>
        <draw:frame draw:style-name="gr14" draw:text-style-name="P9" draw:layer="layout" svg:width="0.497cm" svg:height="0.47cm" svg:x="17.427cm" svg:y="2.052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83" draw:text-style-name="P3" draw:layer="layout" svg:x1="17.648cm" svg:y1="5.24cm" svg:x2="17.648cm" svg:y2="2.49cm">
          <text:p/>
        </draw:line>
        <draw:line draw:style-name="gr84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custom-shape draw:style-name="gr134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5" draw:layer="layout" svg:width="3.909cm" svg:height="2.159cm" svg:x="2.089cm" svg:y="2.199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4" draw:text-style-name="P35" draw:layer="layout" svg:width="5.977cm" svg:height="3.632cm" svg:x="10.553cm" svg:y="1.853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frame draw:style-name="gr135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932cm" svg:y="2.753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4" draw:text-style-name="P9" draw:layer="layout" svg:width="0.504cm" svg:height="0.47cm" svg:x="20.03cm" svg:y="4.453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4" draw:text-style-name="P9" draw:layer="layout" svg:width="0.497cm" svg:height="0.47cm" svg:x="17.427cm" svg:y="2.052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frame draw:style-name="gr14" draw:text-style-name="P9" draw:layer="layout" svg:width="0.534cm" svg:height="0.47cm" svg:x="20.128cm" svg:y="4.953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line draw:style-name="gr83" draw:text-style-name="P3" draw:layer="layout" svg:x1="17.648cm" svg:y1="5.24cm" svg:x2="17.648cm" svg:y2="2.49cm">
          <text:p/>
        </draw:line>
        <draw:line draw:style-name="gr84" draw:text-style-name="P3" draw:layer="layout" svg:x1="17.648cm" svg:y1="5.239cm" svg:x2="20.149cm" svg:y2="5.239cm">
          <text:p/>
        </draw:line>
        <draw:line draw:style-name="gr2" draw:text-style-name="P3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4" draw:text-style-name="P35" draw:layer="layout" svg:width="3.771cm" svg:height="2.072cm" svg:x="6.351cm" svg:y="2.153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custom-shape draw:style-name="gr134" draw:text-style-name="P11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5" draw:text-style-name="P7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14" draw:text-style-name="P9" draw:layer="layout" svg:width="0.444cm" svg:height="0.47cm" svg:x="19.932cm" svg:y="2.753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frame draw:style-name="gr14" draw:text-style-name="P9" draw:layer="layout" svg:width="0.504cm" svg:height="0.47cm" svg:x="20.03cm" svg:y="4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line draw:style-name="gr116" draw:text-style-name="P3" draw:layer="layout" svg:x1="8.95cm" svg:y1="13.929cm" svg:x2="13.899cm" svg:y2="13.972cm">
          <text:p/>
        </draw:line>
        <draw:line draw:style-name="gr117" draw:text-style-name="P3" draw:layer="layout" svg:x1="8.972cm" svg:y1="13.958cm" svg:x2="8.972cm" svg:y2="11.593cm">
          <text:p/>
        </draw:line>
        <draw:frame draw:style-name="gr170" draw:text-style-name="P48" draw:layer="layout" svg:width="1.971cm" svg:height="0.498cm" svg:x="11.674cm" svg:y="11.458cm">
          <draw:text-box>
            <text:p><text:span text:style-name="T40">S=GK</text:span></text:p>
          </draw:text-box>
        </draw:frame>
        <draw:line draw:style-name="gr2" draw:text-style-name="P3" draw:layer="layout" svg:x1="8.972cm" svg:y1="11.941cm" svg:x2="12.313cm" svg:y2="13.964cm">
          <text:p/>
        </draw:line>
        <draw:line draw:style-name="gr2" draw:text-style-name="P33" draw:layer="layout" svg:x1="8.998cm" svg:y1="13.624cm" svg:x2="11.727cm" svg:y2="11.718cm">
          <text:p/>
        </draw:line>
        <draw:line draw:style-name="gr121" draw:text-style-name="P3" draw:layer="layout" svg:x1="10.281cm" svg:y1="13.957cm" svg:x2="10.265cm" svg:y2="12.703cm">
          <text:p/>
        </draw:line>
        <draw:line draw:style-name="gr120" draw:text-style-name="P3" draw:layer="layout" svg:x1="8.972cm" svg:y1="12.752cm" svg:x2="10.169cm" svg:y2="12.759cm">
          <text:p/>
        </draw:line>
        <draw:custom-shape draw:style-name="gr139" draw:text-style-name="P9" draw:layer="layout" svg:width="0.248cm" svg:height="0.14cm" svg:x="10.148cm" svg:y="12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1" draw:text-style-name="P41" draw:layer="layout" svg:width="6cm" svg:height="4.526cm" svg:x="1.927cm" svg:y="18.002cm">
          <draw:text-box>
            <text:list text:style-name="L1">
              <text:list-item>
                <text:p><text:span text:style-name="T27">L</text:span><text:span text:style-name="T27">o</text:span><text:span text:style-name="T27">v</text:span><text:span text:style-name="T27">e</text:span><text:span text:style-name="T27">r</text:span><text:span text:style-name="T27"> </text:span><text:span text:style-name="T27">o</text:span><text:span text:style-name="T27">g</text:span><text:span text:style-name="T27"> </text:span><text:span text:style-name="T27">r</text:span><text:span text:style-name="T27">e</text:span><text:span text:style-name="T27">g</text:span><text:span text:style-name="T27">l</text:span><text:span text:style-name="T27">e</text:span><text:span text:style-name="T27">r</text:span></text:p>
              </text:list-item>
              <text:list-item>
                <text:p><text:span text:style-name="T27">I</text:span><text:span text:style-name="T27">n</text:span><text:span text:style-name="T27">s</text:span><text:span text:style-name="T27">t</text:span><text:span text:style-name="T27">i</text:span><text:span text:style-name="T27">t</text:span><text:span text:style-name="T27">u</text:span><text:span text:style-name="T27">s</text:span><text:span text:style-name="T27">j</text:span><text:span text:style-name="T27">o</text:span><text:span text:style-name="T27">n</text:span><text:span text:style-name="T27">e</text:span><text:span text:style-name="T27">r</text:span><text:span text:style-name="T27"> </text:span><text:span text:style-name="T27">o</text:span><text:span text:style-name="T27">g</text:span><text:span text:style-name="T27"> </text:span><text:span text:style-name="T27">t</text:span><text:span text:style-name="T27">i</text:span><text:span text:style-name="T27">l</text:span><text:span text:style-name="T27">s</text:span><text:span text:style-name="T27">y</text:span><text:span text:style-name="T27">n</text:span></text:p>
              </text:list-item>
              <text:list-item>
                <text:p><text:span text:style-name="T27">A</text:span><text:span text:style-name="T27">n</text:span><text:span text:style-name="T27">d</text:span><text:span text:style-name="T27">r</text:span><text:span text:style-name="T27">e</text:span><text:span text:style-name="T27"> </text:span><text:span text:style-name="T27">t</text:span><text:span text:style-name="T27">i</text:span><text:span text:style-name="T27">l</text:span><text:span text:style-name="T27">t</text:span><text:span text:style-name="T27">a</text:span><text:span text:style-name="T27">k</text:span><text:span text:style-name="T27"> </text:span><text:span text:style-name="T27">s</text:span><text:span text:style-name="T27">o</text:span><text:span text:style-name="T27">m</text:span><text:span text:style-name="T27"> </text:span><text:span text:style-name="T27">s</text:span><text:span text:style-name="T27">i</text:span><text:span text:style-name="T27">k</text:span><text:span text:style-name="T27">r</text:span><text:span text:style-name="T27">e</text:span><text:span text:style-name="T27">r</text:span><text:span text:style-name="T27"> </text:span><text:span text:style-name="T27">k</text:span><text:span text:style-name="T27">o</text:span><text:span text:style-name="T27">n</text:span><text:span text:style-name="T27">k</text:span><text:span text:style-name="T27">u</text:span><text:span text:style-name="T27">r</text:span><text:span text:style-name="T27">r</text:span><text:span text:style-name="T27">a</text:span><text:span text:style-name="T27">n</text:span><text:span text:style-name="T27">s</text:span><text:span text:style-name="T27">e</text:span><text:span text:style-name="T27"> </text:span></text:p>
                <text:p><text:span text:style-name="T27"/></text:p>
              </text:list-item>
            </text:list>
            <text:p><text:span text:style-name="T29"/></text:p>
          </draw:text-box>
        </draw:frame>
        <draw:frame draw:style-name="gr172" draw:text-style-name="P49" draw:layer="layout" svg:width="10.133cm" svg:height="5.755cm" svg:x="14.577cm" svg:y="8.912cm">
          <draw:text-box>
            <text:list text:style-name="L1">
              <text:list-item>
                <text:p><text:span text:style-name="T41">Kollektive goder</text:span></text:p>
              </text:list-item>
              <text:list-item>
                <text:p><text:span text:style-name="T41">Formyndergoder</text:span></text:p>
              </text:list-item>
              <text:list-item>
                <text:p><text:span text:style-name="T41">Ufullstendig informasjon</text:span></text:p>
              </text:list-item>
            </text:list>
            <text:list text:style-name="L2">
              <text:list-header>
                <text:p><text:span text:style-name="T42"/></text:p>
              </text:list-header>
            </text:list>
            <text:list text:style-name="L1">
              <text:list-header>
                <text:p><text:span text:style-name="T43"/></text:p>
              </text:list-header>
            </text:list>
          </draw:text-box>
        </draw:frame>
        <draw:custom-shape draw:style-name="gr173" draw:text-style-name="P9" draw:layer="layout" svg:width="0.363cm" svg:height="0.364cm" svg:x="16.174cm" svg:y="23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9" draw:layer="layout" svg:width="0.363cm" svg:height="0.364cm" svg:x="17.192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9" draw:layer="layout" svg:width="0.363cm" svg:height="0.364cm" svg:x="18.064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4" draw:text-style-name="P43" draw:layer="layout" svg:width="7.005cm" svg:height="2.095cm" svg:x="7.825cm" svg:y="8.779cm">
          <draw:text-box>
            <text:p><text:span text:style-name="T38">Eksternaliteter:</text:span><text:span text:style-name="T34"> Er bivirkninger av andres </text:span></text:p>
            <text:p><text:span text:style-name="T34">konsum eller produksjon som den som </text:span></text:p>
            <text:p><text:span text:style-name="T34">forårsaker bivirkninger ikke tar hensyn til </text:span></text:p>
            <text:p><text:span text:style-name="T34">når man skal fatte beslutningen om </text:span></text:p>
            <text:p><text:span text:style-name="T34">vor mye man skal produsere eller konsumere.</text:span></text:p>
          </draw:text-box>
        </draw:frame>
        <draw:frame draw:style-name="gr14" draw:text-style-name="P9" draw:layer="layout" svg:width="0.154cm" svg:height="0.132cm" svg:x="8.851cm" svg:y="11.44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4" draw:text-style-name="P9" draw:layer="layout" svg:width="0.173cm" svg:height="0.132cm" svg:x="14.088cm" svg:y="13.915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frame draw:style-name="gr175" draw:text-style-name="P48" draw:layer="layout" svg:width="2.303cm" svg:height="0.499cm" svg:x="11.838cm" svg:y="13.402cm">
          <draw:text-box>
            <text:p><text:span text:style-name="T40">E=MBV</text:span></text:p>
          </draw:text-box>
        </draw:frame>
        <draw:frame draw:style-name="gr176" draw:text-style-name="P43" draw:layer="layout" svg:width="3.52cm" svg:height="0.711cm" svg:x="8.719cm" svg:y="17.067cm">
          <draw:text-box>
            <text:p><text:span text:style-name="T34">Avgifter og subsidier</text:span></text:p>
          </draw:text-box>
        </draw:frame>
        <draw:custom-shape draw:style-name="gr173" draw:text-style-name="P9" draw:layer="layout" svg:width="0.363cm" svg:height="0.364cm" svg:x="16.321cm" svg:y="19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9" draw:layer="layout" svg:width="0.363cm" svg:height="0.364cm" svg:x="17.339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9" draw:layer="layout" svg:width="0.363cm" svg:height="0.364cm" svg:x="18.21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7" draw:layer="layout" svg:width="7.249cm" svg:height="1.109cm" svg:x="0.75cm" svg:y="0.352cm">
          <draw:text-box>
            <text:p><text:span text:style-name="T11">Markedssvikt</text:span></text:p>
          </draw:text-box>
        </draw:frame>
        <draw:line draw:style-name="gr2" draw:text-style-name="P33" draw:layer="layout" svg:x1="9cm" svg:y1="12.992cm" svg:x2="11.142cm" svg:y2="11.555cm">
          <text:p/>
        </draw:line>
        <draw:frame draw:style-name="gr177" draw:text-style-name="P48" draw:layer="layout" svg:width="1.972cm" svg:height="0.498cm" svg:x="10.674cm" svg:y="11.233cm">
          <draw:text-box>
            <text:p><text:span text:style-name="T40">GK+MEK</text:span></text:p>
          </draw:text-box>
        </draw:frame>
        <draw:custom-shape draw:style-name="gr25" draw:text-style-name="P9" draw:layer="layout" svg:width="0.735cm" svg:height="0.518cm" draw:transform="skewX (-0.0347320521146872) rotate (-1.61442955809476) translate (10.3cm 12.4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1" draw:text-style-name="P3" draw:layer="layout" svg:x1="9.781cm" svg:y1="13.958cm" svg:x2="9.765cm" svg:y2="12.704cm">
          <text:p/>
        </draw:line>
        <draw:frame draw:style-name="gr14" draw:text-style-name="P9" draw:layer="layout" svg:width="0.364cm" svg:height="0.148cm" svg:x="10.188cm" svg:y="14.08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4" draw:text-style-name="P9" draw:layer="layout" svg:width="0.344cm" svg:height="0.148cm" svg:x="9.688cm" svg:y="14.085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16" draw:text-style-name="P3" draw:layer="layout" svg:x1="8.936cm" svg:y1="20.871cm" svg:x2="13.888cm" svg:y2="20.921cm">
          <text:p/>
        </draw:line>
        <draw:line draw:style-name="gr117" draw:text-style-name="P3" draw:layer="layout" svg:x1="8.958cm" svg:y1="20.904cm" svg:x2="8.958cm" svg:y2="18.179cm">
          <text:p/>
        </draw:line>
        <draw:frame draw:style-name="gr178" draw:text-style-name="P48" draw:layer="layout" svg:width="1.972cm" svg:height="0.574cm" svg:x="11.662cm" svg:y="18.024cm">
          <draw:text-box>
            <text:p><text:span text:style-name="T40">S=GK</text:span></text:p>
          </draw:text-box>
        </draw:frame>
        <draw:line draw:style-name="gr2" draw:text-style-name="P3" draw:layer="layout" svg:x1="8.958cm" svg:y1="18.579cm" svg:x2="12.301cm" svg:y2="20.91cm">
          <text:p/>
        </draw:line>
        <draw:line draw:style-name="gr2" draw:text-style-name="P33" draw:layer="layout" svg:x1="8.984cm" svg:y1="20.519cm" svg:x2="11.715cm" svg:y2="18.323cm">
          <text:p/>
        </draw:line>
        <draw:line draw:style-name="gr121" draw:text-style-name="P3" draw:layer="layout" svg:x1="10.269cm" svg:y1="20.903cm" svg:x2="10.253cm" svg:y2="19.458cm">
          <text:p/>
        </draw:line>
        <draw:line draw:style-name="gr120" draw:text-style-name="P3" draw:layer="layout" svg:x1="8.957cm" svg:y1="19.146cm" svg:x2="9.753cm" svg:y2="19.149cm">
          <text:p/>
        </draw:line>
        <draw:custom-shape draw:style-name="gr139" draw:text-style-name="P9" draw:layer="layout" svg:width="0.249cm" svg:height="0.161cm" svg:x="10.135cm" svg:y="19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18.006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4" draw:text-style-name="P9" draw:layer="layout" svg:width="0.173cm" svg:height="0.152cm" svg:x="14.078cm" svg:y="20.854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79" draw:text-style-name="P48" draw:layer="layout" svg:width="2.305cm" svg:height="0.574cm" svg:x="11.826cm" svg:y="20.264cm">
          <draw:text-box>
            <text:p><text:span text:style-name="T40">E=MBV</text:span></text:p>
          </draw:text-box>
        </draw:frame>
        <draw:line draw:style-name="gr2" draw:text-style-name="P33" draw:layer="layout" svg:x1="8.986cm" svg:y1="19.79cm" svg:x2="11.13cm" svg:y2="18.135cm">
          <text:p/>
        </draw:line>
        <draw:frame draw:style-name="gr180" draw:text-style-name="P48" draw:layer="layout" svg:width="1.971cm" svg:height="0.883cm" svg:x="10.66cm" svg:y="17.634cm">
          <draw:text-box>
            <text:p><text:span text:style-name="T40">GK+AVG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19.1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1" draw:text-style-name="P3" draw:layer="layout" svg:x1="9.768cm" svg:y1="20.904cm" svg:x2="9.752cm" svg:y2="19.459cm">
          <text:p/>
        </draw:line>
        <draw:frame draw:style-name="gr14" draw:text-style-name="P9" draw:layer="layout" svg:width="0.364cm" svg:height="0.263cm" svg:x="10.274cm" svg:y="21.087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4" draw:text-style-name="P9" draw:layer="layout" svg:width="0.697cm" svg:height="0.263cm" svg:x="9.474cm" svg:y="21.088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4" draw:text-style-name="P9" draw:layer="layout" svg:width="0.33cm" svg:height="0.148cm" svg:x="8.551cm" svg:y="12.68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frame draw:style-name="gr14" draw:text-style-name="P9" draw:layer="layout" svg:width="0.334cm" svg:height="0.171cm" svg:x="8.451cm" svg:y="18.98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frame draw:style-name="gr14" draw:text-style-name="P9" draw:layer="layout" svg:width="0.327cm" svg:height="0.17cm" svg:x="8.451cm" svg:y="19.891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line draw:style-name="gr116" draw:text-style-name="P3" draw:layer="layout" svg:x1="8.936cm" svg:y1="25.402cm" svg:x2="13.888cm" svg:y2="25.452cm">
          <text:p/>
        </draw:line>
        <draw:line draw:style-name="gr117" draw:text-style-name="P3" draw:layer="layout" svg:x1="8.958cm" svg:y1="25.435cm" svg:x2="8.958cm" svg:y2="22.71cm">
          <text:p/>
        </draw:line>
        <draw:frame draw:style-name="gr178" draw:text-style-name="P48" draw:layer="layout" svg:width="1.972cm" svg:height="0.574cm" svg:x="11.662cm" svg:y="22.555cm">
          <draw:text-box>
            <text:p><text:span text:style-name="T40">S=GK</text:span></text:p>
          </draw:text-box>
        </draw:frame>
        <draw:line draw:style-name="gr2" draw:text-style-name="P3" draw:layer="layout" svg:x1="8.958cm" svg:y1="23.11cm" svg:x2="12.301cm" svg:y2="25.441cm">
          <text:p/>
        </draw:line>
        <draw:line draw:style-name="gr2" draw:text-style-name="P33" draw:layer="layout" svg:x1="8.984cm" svg:y1="25.05cm" svg:x2="11.715cm" svg:y2="22.854cm">
          <text:p/>
        </draw:line>
        <draw:line draw:style-name="gr120" draw:text-style-name="P3" draw:layer="layout" svg:x1="8.957cm" svg:y1="23.677cm" svg:x2="9.753cm" svg:y2="23.68cm">
          <text:p/>
        </draw:line>
        <draw:custom-shape draw:style-name="gr139" draw:text-style-name="P9" draw:layer="layout" svg:width="0.249cm" svg:height="0.161cm" svg:x="10.135cm" svg:y="23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154cm" svg:height="0.152cm" svg:x="8.837cm" svg:y="22.537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frame draw:style-name="gr14" draw:text-style-name="P9" draw:layer="layout" svg:width="0.173cm" svg:height="0.152cm" svg:x="14.078cm" svg:y="25.385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79" draw:text-style-name="P48" draw:layer="layout" svg:width="2.305cm" svg:height="0.574cm" svg:x="11.826cm" svg:y="24.795cm">
          <draw:text-box>
            <text:p><text:span text:style-name="T40">E=MBV</text:span></text:p>
          </draw:text-box>
        </draw:frame>
        <draw:line draw:style-name="gr2" draw:text-style-name="P33" draw:layer="layout" svg:x1="8.986cm" svg:y1="24.321cm" svg:x2="11.13cm" svg:y2="22.666cm">
          <text:p/>
        </draw:line>
        <draw:frame draw:style-name="gr180" draw:text-style-name="P48" draw:layer="layout" svg:width="1.971cm" svg:height="0.883cm" svg:x="10.66cm" svg:y="22.165cm">
          <draw:text-box>
            <text:p><text:span text:style-name="T40">GK+AV</text:span><text:span text:style-name="T40">G</text:span></text:p>
          </draw:text-box>
        </draw:frame>
        <draw:custom-shape draw:style-name="gr25" draw:text-style-name="P9" draw:layer="layout" svg:width="0.846cm" svg:height="0.519cm" draw:transform="skewX (-0.0270526034059121) rotate (-1.60866997156317) translate (10.288cm 23.6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1" draw:text-style-name="P3" draw:layer="layout" svg:x1="9.772cm" svg:y1="25.435cm" svg:x2="9.75cm" svg:y2="22.75cm">
          <text:p/>
        </draw:line>
        <draw:frame draw:style-name="gr14" draw:text-style-name="P9" draw:layer="layout" svg:width="0.334cm" svg:height="0.171cm" svg:x="8.451cm" svg:y="23.511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frame draw:style-name="gr14" draw:text-style-name="P9" draw:layer="layout" svg:width="0.327cm" svg:height="0.17cm" svg:x="8.451cm" svg:y="24.422cm">
          <draw:object xlink:href="./Object 518" xlink:type="simple" xlink:show="embed" xlink:actuate="onLoad">
            <loext:p/>
          </draw:object>
          <draw:image xlink:href="./ObjectReplacements/Object 518" xlink:type="simple" xlink:show="embed" xlink:actuate="onLoad"/>
        </draw:frame>
        <draw:frame draw:style-name="gr14" draw:text-style-name="P9" draw:layer="layout" svg:width="0.696cm" svg:height="0.263cm" svg:x="9.475cm" svg:y="25.689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76" draw:text-style-name="P43" draw:layer="layout" svg:width="3.52cm" svg:height="0.711cm" svg:x="8.719cm" svg:y="21.468cm">
          <draw:text-box>
            <text:p><text:span text:style-name="T34">Direkte reguleringer</text:span></text:p>
          </draw:text-box>
        </draw:frame>
        <draw:frame draw:style-name="gr180" draw:text-style-name="P48" draw:layer="layout" svg:width="1.971cm" svg:height="0.883cm" svg:x="9.261cm" svg:y="22.166cm">
          <draw:text-box>
            <text:p><text:span text:style-name="T40">KVOTE</text:span></text:p>
          </draw:text-box>
        </draw:frame>
        <draw:line draw:style-name="gr116" draw:text-style-name="P3" draw:layer="layout" svg:x1="3.028cm" svg:y1="14.061cm" svg:x2="7.046cm" svg:y2="14.061cm">
          <text:p/>
        </draw:line>
        <draw:line draw:style-name="gr117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2" draw:text-style-name="P20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4" draw:text-style-name="P9" draw:layer="layout" svg:width="0.343cm" svg:height="0.295cm" svg:x="7.229cm" svg:y="13.938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4" draw:text-style-name="P9" draw:layer="layout" svg:width="0.318cm" svg:height="0.295cm" svg:x="2.862cm" svg:y="10.863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21" draw:text-style-name="P3" draw:layer="layout" svg:x1="3.961cm" svg:y1="14.059cm" svg:x2="3.961cm" svg:y2="12.131cm">
          <text:p/>
        </draw:line>
        <draw:line draw:style-name="gr120" draw:text-style-name="P3" draw:layer="layout" svg:x1="3.028cm" svg:y1="12.164cm" svg:x2="4.032cm" svg:y2="12.164cm">
          <text:p/>
        </draw:line>
        <draw:frame draw:style-name="gr14" draw:text-style-name="P9" draw:layer="layout" svg:width="0.481cm" svg:height="0.332cm" svg:x="2.541cm" svg:y="11.93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83" draw:text-style-name="P40" draw:layer="layout" svg:width="1.446cm" svg:height="0.652cm" svg:x="5.178cm" svg:y="10.918cm">
          <draw:text-box>
            <text:p><text:span text:style-name="T26">S=GK</text:span></text:p>
          </draw:text-box>
        </draw:frame>
        <draw:frame draw:style-name="gr184" draw:text-style-name="P40" draw:layer="layout" svg:width="1.696cm" svg:height="0.652cm" svg:x="6.334cm" svg:y="13.474cm">
          <draw:text-box>
            <text:p><text:span text:style-name="T26">E=MBV</text:span></text:p>
          </draw:text-box>
        </draw:frame>
        <draw:frame draw:style-name="gr185" draw:text-style-name="P40" draw:layer="layout" svg:width="1.036cm" svg:height="0.652cm" svg:x="4.664cm" svg:y="13.536cm">
          <draw:text-box>
            <text:p><text:span text:style-name="T26">GI</text:span></text:p>
          </draw:text-box>
        </draw:frame>
        <draw:line draw:style-name="gr120" draw:text-style-name="P3" draw:layer="layout" svg:x1="3.028cm" svg:y1="12.666cm" svg:x2="4.032cm" svg:y2="12.666cm">
          <text:p/>
        </draw:line>
        <draw:frame draw:style-name="gr186" draw:text-style-name="P50" draw:layer="layout" svg:width="2.852cm" svg:height="1.076cm" svg:x="5.248cm" svg:y="12.126cm">
          <draw:text-box>
            <text:p><text:span text:style-name="T35">S</text:span><text:span text:style-name="T35">a</text:span><text:span text:style-name="T35">m</text:span><text:span text:style-name="T35">f</text:span><text:span text:style-name="T35">u</text:span><text:span text:style-name="T35">n</text:span><text:span text:style-name="T35">n</text:span><text:span text:style-name="T35">s</text:span><text:span text:style-name="T35">ø</text:span><text:span text:style-name="T35">k</text:span><text:span text:style-name="T35">o</text:span><text:span text:style-name="T35">n</text:span><text:span text:style-name="T35">o</text:span><text:span text:style-name="T35">m</text:span><text:span text:style-name="T35">i</text:span><text:span text:style-name="T35">s</text:span><text:span text:style-name="T35">k </text:span></text:p>
            <text:p><text:span text:style-name="T35">(</text:span><text:span text:style-name="T35">d</text:span><text:span text:style-name="T35">ø</text:span><text:span text:style-name="T35">d</text:span><text:span text:style-name="T35">v</text:span><text:span text:style-name="T35">e</text:span><text:span text:style-name="T35">k</text:span><text:span text:style-name="T35">t</text:span><text:span text:style-name="T35">s</text:span><text:span text:style-name="T35">) </text:span><text:span text:style-name="T35">t</text:span><text:span text:style-name="T35">a</text:span><text:span text:style-name="T35">p</text:span></text:p>
          </draw:text-box>
        </draw:frame>
        <draw:line draw:style-name="gr131" draw:text-style-name="P3" draw:layer="layout" svg:x1="5.41cm" svg:y1="12.612cm" svg:x2="4.126cm" svg:y2="12.33cm">
          <text:p/>
        </draw:line>
        <draw:custom-shape draw:style-name="gr18" draw:text-style-name="P11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9" draw:layer="layout" svg:width="0.515cm" svg:height="0.295cm" svg:x="3.055cm" svg:y="12.74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4" draw:text-style-name="P9" draw:layer="layout" svg:width="0.481cm" svg:height="0.332cm" svg:x="2.542cm" svg:y="11.93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frame draw:style-name="gr14" draw:text-style-name="P9" draw:layer="layout" svg:width="0.514cm" svg:height="0.295cm" svg:x="3.249cm" svg:y="12.244cm">
          <draw:object xlink:href="./Object 525" xlink:type="simple" xlink:show="embed" xlink:actuate="onLoad">
            <loext:p/>
          </draw:object>
          <draw:image xlink:href="./ObjectReplacements/Object 525" xlink:type="simple" xlink:show="embed" xlink:actuate="onLoad"/>
        </draw:frame>
        <draw:frame draw:style-name="gr14" draw:text-style-name="P9" draw:layer="layout" svg:width="0.533cm" svg:height="0.295cm" svg:x="3.057cm" svg:y="11.867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line draw:style-name="gr120" draw:text-style-name="P3" draw:layer="layout" svg:x1="2.963cm" svg:y1="12.352cm" svg:x2="3.967cm" svg:y2="12.352cm">
          <text:p/>
        </draw:line>
        <draw:frame draw:style-name="gr14" draw:text-style-name="P9" draw:layer="layout" svg:width="0.555cm" svg:height="0.332cm" svg:x="2.542cm" svg:y="12.244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08T18:15:59.816505154</dc:date>
    <meta:editing-duration>P1DT10H52M40S</meta:editing-duration>
    <meta:editing-cycles>312</meta:editing-cycles>
    <meta:generator>LibreOffice/7.4.1.2$Linux_X86_64 LibreOffice_project/40$Build-2</meta:generator>
    <meta:document-statistic meta:object-count="1656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i>P</mi>
    <annotation encoding="StarMath 5.0">P</annotation>
  </semantics>
</math>
</file>

<file path=Object 372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373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374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375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376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i>P</mi>
    <annotation encoding="StarMath 5.0">P</annotation>
  </semantics>
</math>
</file>

<file path=Object 491/content.xml><?xml version="1.0" encoding="utf-8"?>
<math xmlns="http://www.w3.org/1998/Math/MathML" display="block">
  <semantics>
    <mi>X</mi>
    <annotation encoding="StarMath 5.0">X</annotation>
  </semantics>
</math>
</file>

<file path=Object 492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9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newline
Maks SO mhp. X newline
P-C_v'(x)+B'(X)-P=0 newline
C_v'(x)=B'(X) newline
MBV=GK+MEK
</annotation>
  </semantics>
</math>
</file>

<file path=Object 495/content.xml><?xml version="1.0" encoding="utf-8"?>
<math xmlns="http://www.w3.org/1998/Math/MathML" display="block">
  <semantics>
    <mi>S</mi>
    <annotation encoding="StarMath 5.0">S</annotation>
  </semantics>
</math>
</file>

<file path=Object 496/content.xml><?xml version="1.0" encoding="utf-8"?>
<math xmlns="http://www.w3.org/1998/Math/MathML" display="block">
  <semantics>
    <mi>E</mi>
    <annotation encoding="StarMath 5.0">E</annotation>
  </semantics>
</math>
</file>

<file path=Object 497/content.xml><?xml version="1.0" encoding="utf-8"?>
<math xmlns="http://www.w3.org/1998/Math/MathML" display="block">
  <semantics>
    <mi>P</mi>
    <annotation encoding="StarMath 5.0">P</annotation>
  </semantics>
</math>
</file>

<file path=Object 498/content.xml><?xml version="1.0" encoding="utf-8"?>
<math xmlns="http://www.w3.org/1998/Math/MathML" display="block">
  <semantics>
    <mi>X</mi>
    <annotation encoding="StarMath 5.0">X</annotation>
  </semantics>
</math>
</file>

<file path=Object 49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i>P</mi>
    <annotation encoding="StarMath 5.0">P</annotation>
  </semantics>
</math>
</file>

<file path=Object 501/content.xml><?xml version="1.0" encoding="utf-8"?>
<math xmlns="http://www.w3.org/1998/Math/MathML" display="block">
  <semantics>
    <mi>S</mi>
    <annotation encoding="StarMath 5.0">S</annotation>
  </semantics>
</math>
</file>

<file path=Object 502/content.xml><?xml version="1.0" encoding="utf-8"?>
<math xmlns="http://www.w3.org/1998/Math/MathML" display="block">
  <semantics>
    <mi>E</mi>
    <annotation encoding="StarMath 5.0">E</annotation>
  </semantics>
</math>
</file>

<file path=Object 505/content.xml><?xml version="1.0" encoding="utf-8"?>
<math xmlns="http://www.w3.org/1998/Math/MathML" display="block">
  <semantics>
    <mi>P</mi>
    <annotation encoding="StarMath 5.0">P</annotation>
  </semantics>
</math>
</file>

<file path=Object 506/content.xml><?xml version="1.0" encoding="utf-8"?>
<math xmlns="http://www.w3.org/1998/Math/MathML" display="block">
  <semantics>
    <mi>X</mi>
    <annotation encoding="StarMath 5.0">X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i>X</mi>
    <annotation encoding="StarMath 5.0">X</annotation>
  </semantics>
</math>
</file>

<file path=Object 509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X</mi>
      <mrow>
        <mi mathvariant="italic">FK</mi>
        <mi>,</mi>
        <mi mathvariant="italic">AVG</mi>
      </mrow>
    </msub>
    <annotation encoding="StarMath 5.0">X_{FK,AVG}</annotation>
  </semantics>
</math>
</file>

<file path=Object 511/content.xml><?xml version="1.0" encoding="utf-8"?>
<math xmlns="http://www.w3.org/1998/Math/MathML" display="block">
  <semantics>
    <msub>
      <mi>X</mi>
      <mi mathvariant="italic">FK</mi>
    </msub>
    <annotation encoding="StarMath 5.0">X_{FK}</annotation>
  </semantics>
</math>
</file>

<file path=Object 512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3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14/content.xml><?xml version="1.0" encoding="utf-8"?>
<math xmlns="http://www.w3.org/1998/Math/MathML" display="block">
  <semantics>
    <msup>
      <mi>p</mi>
      <mi mathvariant="italic">KO</mi>
    </msup>
    <annotation encoding="StarMath 5.0">p^{KO}</annotation>
  </semantics>
</math>
</file>

<file path=Object 515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16/content.xml><?xml version="1.0" encoding="utf-8"?>
<math xmlns="http://www.w3.org/1998/Math/MathML" display="block">
  <semantics>
    <mi>X</mi>
    <annotation encoding="StarMath 5.0">X</annotation>
  </semantics>
</math>
</file>

<file path=Object 517/content.xml><?xml version="1.0" encoding="utf-8"?>
<math xmlns="http://www.w3.org/1998/Math/MathML" display="block">
  <semantics>
    <msup>
      <mi>p</mi>
      <mi mathvariant="italic">KO</mi>
    </msup>
    <annotation encoding="StarMath 5.0">p^{KO}</annotation>
  </semantics>
</math>
</file>

<file path=Object 518/content.xml><?xml version="1.0" encoding="utf-8"?>
<math xmlns="http://www.w3.org/1998/Math/MathML" display="block">
  <semantics>
    <msup>
      <mi>p</mi>
      <mi mathvariant="italic">PO</mi>
    </msup>
    <annotation encoding="StarMath 5.0">p^{PO}</annotation>
  </semantics>
</math>
</file>

<file path=Object 519/content.xml><?xml version="1.0" encoding="utf-8"?>
<math xmlns="http://www.w3.org/1998/Math/MathML" display="block">
  <semantics>
    <msub>
      <mi>X</mi>
      <mrow>
        <mi mathvariant="italic">FK</mi>
        <mi>,</mi>
        <mi mathvariant="italic">REG</mi>
      </mrow>
    </msub>
    <annotation encoding="StarMath 5.0">X_{FK,REG}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i>X</mi>
    <annotation encoding="StarMath 5.0">X</annotation>
  </semantics>
</math>
</file>

<file path=Object 521/content.xml><?xml version="1.0" encoding="utf-8"?>
<math xmlns="http://www.w3.org/1998/Math/MathML" display="block">
  <semantics>
    <mi>P</mi>
    <annotation encoding="StarMath 5.0">P</annotation>
  </semantics>
</math>
</file>

<file path=Object 52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23/content.xml><?xml version="1.0" encoding="utf-8"?>
<math xmlns="http://www.w3.org/1998/Math/MathML" display="block">
  <semantics>
    <mi mathvariant="italic">PO</mi>
    <annotation encoding="StarMath 5.0">PO</annotation>
  </semantics>
</math>
</file>

<file path=Object 524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25/content.xml><?xml version="1.0" encoding="utf-8"?>
<math xmlns="http://www.w3.org/1998/Math/MathML" display="block">
  <semantics>
    <mi mathvariant="italic">PO</mi>
    <annotation encoding="StarMath 5.0">PO</annotation>
  </semantics>
</math>
</file>

<file path=Object 526/content.xml><?xml version="1.0" encoding="utf-8"?>
<math xmlns="http://www.w3.org/1998/Math/MathML" display="block">
  <semantics>
    <mi mathvariant="italic">KO</mi>
    <annotation encoding="StarMath 5.0">KO</annotation>
  </semantics>
</math>
</file>

<file path=Object 527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P</mi>
    <annotation encoding="StarMath 5.0">P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